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73mm"/>
    </style:style>
    <style:style style:name="co2" style:family="table-column">
      <style:table-column-properties fo:break-before="auto" style:column-width="10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4mm"/>
    </style:style>
    <style:style style:name="co5" style:family="table-column">
      <style:table-column-properties fo:break-before="auto" style:column-width="24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08.42mm" svg:height="155.66mm" svg:x="168.43mm" svg:y="1mm">
            <loext:p draw:notify-on-update-of-ranges="Feuille1.B3:Feuille1.B132 Feuille1.D1:Feuille1.D2 Feuille1.D3:Feuille1.D132 Feuille1.B3:Feuille1.B132 Feuille1.H1:Feuille1.H2 Feuille1.H3:Feuille1.H1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8.44mm" svg:height="167.47mm" svg:x="181.34mm" svg:y="202.46mm">
            <loext:p draw:notify-on-update-of-ranges="Feuille1.B3:Feuille1.B154 Feuille1.E1:Feuille1.E2 Feuille1.E3:Feuille1.E154 Feuille1.B3:Feuille1.B154 Feuille1.G1:Feuille1.G2 Feuille1.G3:Feuille1.G1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3"/>
          <table:table-cell table:number-columns-repeated="2" table:style-name="ce1" office:value-type="string" calcext:value-type="string">
            <text:p>Lambda1</text:p>
          </table:table-cell>
          <table:table-cell/>
          <table:table-cell table:number-columns-repeated="2" table:style-name="ce1" office:value-type="string" calcext:value-type="string">
            <text:p>Lambda2</text:p>
          </table:table-cell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+INT(([.A3]-1)/2)*20" office:value-type="float" office:value="0" calcext:value-type="float">
            <text:p>0</text:p>
          </table:table-cell>
          <table:table-cell/>
          <table:table-cell office:value-type="float" office:value="0.9286863" calcext:value-type="float">
            <text:p>9,29E-01</text:p>
          </table:table-cell>
          <table:table-cell office:value-type="float" office:value="0.05361655" calcext:value-type="float">
            <text:p>5,36E-02</text:p>
          </table:table-cell>
          <table:table-cell/>
          <table:table-cell office:value-type="float" office:value="0.879466" calcext:value-type="float">
            <text:p>8,79E-01</text:p>
          </table:table-cell>
          <table:table-cell office:value-type="float" office:value="0.09714156" calcext:value-type="float">
            <text:p>9,71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+INT(([.A4]-1)/2)*20" office:value-type="float" office:value="20" calcext:value-type="float">
            <text:p>20</text:p>
          </table:table-cell>
          <table:table-cell/>
          <table:table-cell office:value-type="float" office:value="0.9567789" calcext:value-type="float">
            <text:p>9,57E-01</text:p>
          </table:table-cell>
          <table:table-cell office:value-type="float" office:value="0.02534188" calcext:value-type="float">
            <text:p>2,53E-02</text:p>
          </table:table-cell>
          <table:table-cell/>
          <table:table-cell office:value-type="float" office:value="0.8169155" calcext:value-type="float">
            <text:p>8,17E-01</text:p>
          </table:table-cell>
          <table:table-cell office:value-type="float" office:value="0.1589715" calcext:value-type="float">
            <text:p>1,59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+INT(([.A5]-1)/2)*20" office:value-type="float" office:value="40" calcext:value-type="float">
            <text:p>40</text:p>
          </table:table-cell>
          <table:table-cell/>
          <table:table-cell office:value-type="float" office:value="0.9747385" calcext:value-type="float">
            <text:p>9,75E-01</text:p>
          </table:table-cell>
          <table:table-cell office:value-type="float" office:value="0.007366942" calcext:value-type="float">
            <text:p>7,37E-03</text:p>
          </table:table-cell>
          <table:table-cell/>
          <table:table-cell office:value-type="float" office:value="0.7434855" calcext:value-type="float">
            <text:p>7,43E-01</text:p>
          </table:table-cell>
          <table:table-cell office:value-type="float" office:value="0.2326317" calcext:value-type="float">
            <text:p>2,3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+INT(([.A6]-1)/2)*20" office:value-type="float" office:value="60" calcext:value-type="float">
            <text:p>60</text:p>
          </table:table-cell>
          <table:table-cell/>
          <table:table-cell office:value-type="float" office:value="0.9817571" calcext:value-type="float">
            <text:p>9,82E-01</text:p>
          </table:table-cell>
          <table:table-cell office:value-type="float" office:value="0.000132952" calcext:value-type="float">
            <text:p>1,33E-04</text:p>
          </table:table-cell>
          <table:table-cell/>
          <table:table-cell office:value-type="float" office:value="0.6598155" calcext:value-type="float">
            <text:p>6,60E-01</text:p>
          </table:table-cell>
          <table:table-cell office:value-type="float" office:value="0.3158946" calcext:value-type="float">
            <text:p>3,16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+INT(([.A7]-1)/2)*20" office:value-type="float" office:value="80" calcext:value-type="float">
            <text:p>80</text:p>
          </table:table-cell>
          <table:table-cell/>
          <table:table-cell office:value-type="float" office:value="0.978016" calcext:value-type="float">
            <text:p>9,78E-01</text:p>
          </table:table-cell>
          <table:table-cell office:value-type="float" office:value="0.004003347" calcext:value-type="float">
            <text:p>4,00E-03</text:p>
          </table:table-cell>
          <table:table-cell/>
          <table:table-cell office:value-type="float" office:value="0.5702956" calcext:value-type="float">
            <text:p>5,70E-01</text:p>
          </table:table-cell>
          <table:table-cell office:value-type="float" office:value="0.4055204" calcext:value-type="float">
            <text:p>4,0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+INT(([.A8]-1)/2)*20" office:value-type="float" office:value="100" calcext:value-type="float">
            <text:p>100</text:p>
          </table:table-cell>
          <table:table-cell/>
          <table:table-cell office:value-type="float" office:value="0.963531" calcext:value-type="float">
            <text:p>9,64E-01</text:p>
          </table:table-cell>
          <table:table-cell office:value-type="float" office:value="0.01870547" calcext:value-type="float">
            <text:p>1,87E-02</text:p>
          </table:table-cell>
          <table:table-cell/>
          <table:table-cell office:value-type="float" office:value="0.4779452" calcext:value-type="float">
            <text:p>4,78E-01</text:p>
          </table:table-cell>
          <table:table-cell office:value-type="float" office:value="0.4970455" calcext:value-type="float">
            <text:p>4,97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+INT(([.A9]-1)/2)*20" office:value-type="float" office:value="120" calcext:value-type="float">
            <text:p>120</text:p>
          </table:table-cell>
          <table:table-cell/>
          <table:table-cell office:value-type="float" office:value="0.9384849" calcext:value-type="float">
            <text:p>9,38E-01</text:p>
          </table:table-cell>
          <table:table-cell office:value-type="float" office:value="0.0435894" calcext:value-type="float">
            <text:p>4,36E-02</text:p>
          </table:table-cell>
          <table:table-cell/>
          <table:table-cell office:value-type="float" office:value="0.3872292" calcext:value-type="float">
            <text:p>3,87E-01</text:p>
          </table:table-cell>
          <table:table-cell office:value-type="float" office:value="0.5882834" calcext:value-type="float">
            <text:p>5,88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+INT(([.A10]-1)/2)*20" office:value-type="float" office:value="140" calcext:value-type="float">
            <text:p>140</text:p>
          </table:table-cell>
          <table:table-cell/>
          <table:table-cell office:value-type="float" office:value="0.9031403" calcext:value-type="float">
            <text:p>9,03E-01</text:p>
          </table:table-cell>
          <table:table-cell office:value-type="float" office:value="0.07862365" calcext:value-type="float">
            <text:p>7,86E-02</text:p>
          </table:table-cell>
          <table:table-cell/>
          <table:table-cell office:value-type="float" office:value="0.2984851" calcext:value-type="float">
            <text:p>2,98E-01</text:p>
          </table:table-cell>
          <table:table-cell office:value-type="float" office:value="0.6775042" calcext:value-type="float">
            <text:p>6,78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+INT(([.A11]-1)/2)*20" office:value-type="float" office:value="160" calcext:value-type="float">
            <text:p>160</text:p>
          </table:table-cell>
          <table:table-cell/>
          <table:table-cell office:value-type="float" office:value="0.8581942" calcext:value-type="float">
            <text:p>8,58E-01</text:p>
          </table:table-cell>
          <table:table-cell office:value-type="float" office:value="0.123118" calcext:value-type="float">
            <text:p>1,23E-01</text:p>
          </table:table-cell>
          <table:table-cell/>
          <table:table-cell office:value-type="float" office:value="0.2166557" calcext:value-type="float">
            <text:p>2,17E-01</text:p>
          </table:table-cell>
          <table:table-cell office:value-type="float" office:value="0.7593641" calcext:value-type="float">
            <text:p>7,59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+INT(([.A12]-1)/2)*20" office:value-type="float" office:value="180" calcext:value-type="float">
            <text:p>180</text:p>
          </table:table-cell>
          <table:table-cell/>
          <table:table-cell office:value-type="float" office:value="0.8051481" calcext:value-type="float">
            <text:p>8,05E-01</text:p>
          </table:table-cell>
          <table:table-cell office:value-type="float" office:value="0.1761256" calcext:value-type="float">
            <text:p>1,76E-01</text:p>
          </table:table-cell>
          <table:table-cell/>
          <table:table-cell office:value-type="float" office:value="0.1448635" calcext:value-type="float">
            <text:p>1,45E-01</text:p>
          </table:table-cell>
          <table:table-cell office:value-type="float" office:value="0.8319592" calcext:value-type="float">
            <text:p>8,32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+INT(([.A13]-1)/2)*20" office:value-type="float" office:value="200" calcext:value-type="float">
            <text:p>200</text:p>
          </table:table-cell>
          <table:table-cell/>
          <table:table-cell office:value-type="float" office:value="0.7454539" calcext:value-type="float">
            <text:p>7,45E-01</text:p>
          </table:table-cell>
          <table:table-cell office:value-type="float" office:value="0.2357457" calcext:value-type="float">
            <text:p>2,36E-01</text:p>
          </table:table-cell>
          <table:table-cell/>
          <table:table-cell office:value-type="float" office:value="0.08575541" calcext:value-type="float">
            <text:p>8,58E-02</text:p>
          </table:table-cell>
          <table:table-cell office:value-type="float" office:value="0.8923949" calcext:value-type="float">
            <text:p>8,92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+INT(([.A14]-1)/2)*20" office:value-type="float" office:value="220" calcext:value-type="float">
            <text:p>220</text:p>
          </table:table-cell>
          <table:table-cell/>
          <table:table-cell office:value-type="float" office:value="0.6800169" calcext:value-type="float">
            <text:p>6,80E-01</text:p>
          </table:table-cell>
          <table:table-cell office:value-type="float" office:value="0.3006423" calcext:value-type="float">
            <text:p>3,01E-01</text:p>
          </table:table-cell>
          <table:table-cell/>
          <table:table-cell office:value-type="float" office:value="0.04085228" calcext:value-type="float">
            <text:p>4,09E-02</text:p>
          </table:table-cell>
          <table:table-cell office:value-type="float" office:value="0.9379266" calcext:value-type="float">
            <text:p>9,3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+INT(([.A15]-1)/2)*20" office:value-type="float" office:value="240" calcext:value-type="float">
            <text:p>240</text:p>
          </table:table-cell>
          <table:table-cell/>
          <table:table-cell office:value-type="float" office:value="0.6108567" calcext:value-type="float">
            <text:p>6,11E-01</text:p>
          </table:table-cell>
          <table:table-cell office:value-type="float" office:value="0.3699491" calcext:value-type="float">
            <text:p>3,70E-01</text:p>
          </table:table-cell>
          <table:table-cell/>
          <table:table-cell office:value-type="float" office:value="0.01220213" calcext:value-type="float">
            <text:p>1,22E-02</text:p>
          </table:table-cell>
          <table:table-cell office:value-type="float" office:value="0.9672647" calcext:value-type="float">
            <text:p>9,67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+INT(([.A16]-1)/2)*20" office:value-type="float" office:value="260" calcext:value-type="float">
            <text:p>260</text:p>
          </table:table-cell>
          <table:table-cell/>
          <table:table-cell office:value-type="float" office:value="0.5383903" calcext:value-type="float">
            <text:p>5,38E-01</text:p>
          </table:table-cell>
          <table:table-cell office:value-type="float" office:value="0.4426105" calcext:value-type="float">
            <text:p>4,43E-01</text:p>
          </table:table-cell>
          <table:table-cell/>
          <table:table-cell office:value-type="float" office:value="0.0003450887" calcext:value-type="float">
            <text:p>3,45E-04</text:p>
          </table:table-cell>
          <table:table-cell office:value-type="float" office:value="0.9799576" calcext:value-type="float">
            <text:p>9,80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+INT(([.A17]-1)/2)*20" office:value-type="float" office:value="280" calcext:value-type="float">
            <text:p>280</text:p>
          </table:table-cell>
          <table:table-cell/>
          <table:table-cell office:value-type="float" office:value="0.4646205" calcext:value-type="float">
            <text:p>4,65E-01</text:p>
          </table:table-cell>
          <table:table-cell office:value-type="float" office:value="0.5167513" calcext:value-type="float">
            <text:p>5,17E-01</text:p>
          </table:table-cell>
          <table:table-cell/>
          <table:table-cell office:value-type="float" office:value="0.005442082" calcext:value-type="float">
            <text:p>5,44E-03</text:p>
          </table:table-cell>
          <table:table-cell office:value-type="float" office:value="0.9743346" calcext:value-type="float">
            <text:p>9,74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+INT(([.A18]-1)/2)*20" office:value-type="float" office:value="300" calcext:value-type="float">
            <text:p>300</text:p>
          </table:table-cell>
          <table:table-cell/>
          <table:table-cell office:value-type="float" office:value="0.3914895" calcext:value-type="float">
            <text:p>3,91E-01</text:p>
          </table:table-cell>
          <table:table-cell office:value-type="float" office:value="0.5898491" calcext:value-type="float">
            <text:p>5,90E-01</text:p>
          </table:table-cell>
          <table:table-cell/>
          <table:table-cell office:value-type="float" office:value="0.02737925" calcext:value-type="float">
            <text:p>2,74E-02</text:p>
          </table:table-cell>
          <table:table-cell office:value-type="float" office:value="0.9512827" calcext:value-type="float">
            <text:p>9,51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+INT(([.A19]-1)/2)*20" office:value-type="float" office:value="320" calcext:value-type="float">
            <text:p>320</text:p>
          </table:table-cell>
          <table:table-cell/>
          <table:table-cell office:value-type="float" office:value="0.3215401" calcext:value-type="float">
            <text:p>3,22E-01</text:p>
          </table:table-cell>
          <table:table-cell office:value-type="float" office:value="0.6598792" calcext:value-type="float">
            <text:p>6,60E-01</text:p>
          </table:table-cell>
          <table:table-cell/>
          <table:table-cell office:value-type="float" office:value="0.0652693" calcext:value-type="float">
            <text:p>6,53E-02</text:p>
          </table:table-cell>
          <table:table-cell office:value-type="float" office:value="0.9121831" calcext:value-type="float">
            <text:p>9,1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+INT(([.A20]-1)/2)*20" office:value-type="float" office:value="340" calcext:value-type="float">
            <text:p>340</text:p>
          </table:table-cell>
          <table:table-cell/>
          <table:table-cell office:value-type="float" office:value="0.2544515" calcext:value-type="float">
            <text:p>2,54E-01</text:p>
          </table:table-cell>
          <table:table-cell office:value-type="float" office:value="0.7271773" calcext:value-type="float">
            <text:p>7,27E-01</text:p>
          </table:table-cell>
          <table:table-cell/>
          <table:table-cell office:value-type="float" office:value="0.1189822" calcext:value-type="float">
            <text:p>1,19E-01</text:p>
          </table:table-cell>
          <table:table-cell office:value-type="float" office:value="0.85869" calcext:value-type="float">
            <text:p>8,59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+INT(([.A21]-1)/2)*20" office:value-type="float" office:value="360" calcext:value-type="float">
            <text:p>360</text:p>
          </table:table-cell>
          <table:table-cell/>
          <table:table-cell office:value-type="float" office:value="0.1927642" calcext:value-type="float">
            <text:p>1,93E-01</text:p>
          </table:table-cell>
          <table:table-cell office:value-type="float" office:value="0.7886475" calcext:value-type="float">
            <text:p>7,89E-01</text:p>
          </table:table-cell>
          <table:table-cell/>
          <table:table-cell office:value-type="float" office:value="0.185805" calcext:value-type="float">
            <text:p>1,86E-01</text:p>
          </table:table-cell>
          <table:table-cell office:value-type="float" office:value="0.7916099" calcext:value-type="float">
            <text:p>7,92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+INT(([.A22]-1)/2)*20" office:value-type="float" office:value="380" calcext:value-type="float">
            <text:p>380</text:p>
          </table:table-cell>
          <table:table-cell/>
          <table:table-cell office:value-type="float" office:value="0.1376544" calcext:value-type="float">
            <text:p>1,38E-01</text:p>
          </table:table-cell>
          <table:table-cell office:value-type="float" office:value="0.8444828" calcext:value-type="float">
            <text:p>8,44E-01</text:p>
          </table:table-cell>
          <table:table-cell/>
          <table:table-cell office:value-type="float" office:value="0.2640022" calcext:value-type="float">
            <text:p>2,64E-01</text:p>
          </table:table-cell>
          <table:table-cell office:value-type="float" office:value="0.7124792" calcext:value-type="float">
            <text:p>7,1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+INT(([.A23]-1)/2)*20" office:value-type="float" office:value="400" calcext:value-type="float">
            <text:p>400</text:p>
          </table:table-cell>
          <table:table-cell/>
          <table:table-cell office:value-type="float" office:value="0.09092901" calcext:value-type="float">
            <text:p>9,09E-02</text:p>
          </table:table-cell>
          <table:table-cell office:value-type="float" office:value="0.891241" calcext:value-type="float">
            <text:p>8,91E-01</text:p>
          </table:table-cell>
          <table:table-cell/>
          <table:table-cell office:value-type="float" office:value="0.349826" calcext:value-type="float">
            <text:p>3,50E-01</text:p>
          </table:table-cell>
          <table:table-cell office:value-type="float" office:value="0.6266658" calcext:value-type="float">
            <text:p>6,2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+INT(([.A24]-1)/2)*20" office:value-type="float" office:value="420" calcext:value-type="float">
            <text:p>420</text:p>
          </table:table-cell>
          <table:table-cell/>
          <table:table-cell office:value-type="float" office:value="0.05307001" calcext:value-type="float">
            <text:p>5,31E-02</text:p>
          </table:table-cell>
          <table:table-cell office:value-type="float" office:value="0.9289912" calcext:value-type="float">
            <text:p>9,29E-01</text:p>
          </table:table-cell>
          <table:table-cell/>
          <table:table-cell office:value-type="float" office:value="0.4407726" calcext:value-type="float">
            <text:p>4,41E-01</text:p>
          </table:table-cell>
          <table:table-cell office:value-type="float" office:value="0.5357216" calcext:value-type="float">
            <text:p>5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+INT(([.A25]-1)/2)*20" office:value-type="float" office:value="440" calcext:value-type="float">
            <text:p>440</text:p>
          </table:table-cell>
          <table:table-cell/>
          <table:table-cell office:value-type="float" office:value="0.02492775" calcext:value-type="float">
            <text:p>2,49E-02</text:p>
          </table:table-cell>
          <table:table-cell office:value-type="float" office:value="0.9568265" calcext:value-type="float">
            <text:p>9,57E-01</text:p>
          </table:table-cell>
          <table:table-cell/>
          <table:table-cell office:value-type="float" office:value="0.5334179" calcext:value-type="float">
            <text:p>5,33E-01</text:p>
          </table:table-cell>
          <table:table-cell office:value-type="float" office:value="0.4433521" calcext:value-type="float">
            <text:p>4,43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+INT(([.A26]-1)/2)*20" office:value-type="float" office:value="460" calcext:value-type="float">
            <text:p>460</text:p>
          </table:table-cell>
          <table:table-cell/>
          <table:table-cell office:value-type="float" office:value="0.00714671" calcext:value-type="float">
            <text:p>7,15E-03</text:p>
          </table:table-cell>
          <table:table-cell office:value-type="float" office:value="0.9748243" calcext:value-type="float">
            <text:p>9,75E-01</text:p>
          </table:table-cell>
          <table:table-cell/>
          <table:table-cell office:value-type="float" office:value="0.6246821" calcext:value-type="float">
            <text:p>6,25E-01</text:p>
          </table:table-cell>
          <table:table-cell office:value-type="float" office:value="0.3524652" calcext:value-type="float">
            <text:p>3,52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+INT(([.A27]-1)/2)*20" office:value-type="float" office:value="480" calcext:value-type="float">
            <text:p>480</text:p>
          </table:table-cell>
          <table:table-cell/>
          <table:table-cell office:value-type="float" office:value="0.0001061723" calcext:value-type="float">
            <text:p>1,06E-04</text:p>
          </table:table-cell>
          <table:table-cell office:value-type="float" office:value="0.9819558" calcext:value-type="float">
            <text:p>9,82E-01</text:p>
          </table:table-cell>
          <table:table-cell/>
          <table:table-cell office:value-type="float" office:value="0.7114747" calcext:value-type="float">
            <text:p>7,11E-01</text:p>
          </table:table-cell>
          <table:table-cell office:value-type="float" office:value="0.2663973" calcext:value-type="float">
            <text:p>2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+INT(([.A28]-1)/2)*20" office:value-type="float" office:value="500" calcext:value-type="float">
            <text:p>500</text:p>
          </table:table-cell>
          <table:table-cell/>
          <table:table-cell office:value-type="float" office:value="0.004112468" calcext:value-type="float">
            <text:p>4,11E-03</text:p>
          </table:table-cell>
          <table:table-cell office:value-type="float" office:value="0.9782311" calcext:value-type="float">
            <text:p>9,78E-01</text:p>
          </table:table-cell>
          <table:table-cell/>
          <table:table-cell office:value-type="float" office:value="0.7901921" calcext:value-type="float">
            <text:p>7,90E-01</text:p>
          </table:table-cell>
          <table:table-cell office:value-type="float" office:value="0.1880096" calcext:value-type="float">
            <text:p>1,88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+INT(([.A29]-1)/2)*20" office:value-type="float" office:value="520" calcext:value-type="float">
            <text:p>520</text:p>
          </table:table-cell>
          <table:table-cell/>
          <table:table-cell office:value-type="float" office:value="0.01876194" calcext:value-type="float">
            <text:p>1,88E-02</text:p>
          </table:table-cell>
          <table:table-cell office:value-type="float" office:value="0.9637687" calcext:value-type="float">
            <text:p>9,64E-01</text:p>
          </table:table-cell>
          <table:table-cell/>
          <table:table-cell office:value-type="float" office:value="0.8570238" calcext:value-type="float">
            <text:p>8,57E-01</text:p>
          </table:table-cell>
          <table:table-cell office:value-type="float" office:value="0.1214415" calcext:value-type="float">
            <text:p>1,21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+INT(([.A30]-1)/2)*20" office:value-type="float" office:value="540" calcext:value-type="float">
            <text:p>540</text:p>
          </table:table-cell>
          <table:table-cell/>
          <table:table-cell office:value-type="float" office:value="0.04411402" calcext:value-type="float">
            <text:p>4,41E-02</text:p>
          </table:table-cell>
          <table:table-cell office:value-type="float" office:value="0.9384343" calcext:value-type="float">
            <text:p>9,38E-01</text:p>
          </table:table-cell>
          <table:table-cell/>
          <table:table-cell office:value-type="float" office:value="0.9118454" calcext:value-type="float">
            <text:p>9,12E-01</text:p>
          </table:table-cell>
          <table:table-cell office:value-type="float" office:value="0.06749789" calcext:value-type="float">
            <text:p>6,75E-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+INT(([.A31]-1)/2)*20" office:value-type="float" office:value="560" calcext:value-type="float">
            <text:p>560</text:p>
          </table:table-cell>
          <table:table-cell/>
          <table:table-cell office:value-type="float" office:value="0.0795389" calcext:value-type="float">
            <text:p>7,95E-02</text:p>
          </table:table-cell>
          <table:table-cell office:value-type="float" office:value="0.9028883" calcext:value-type="float">
            <text:p>9,03E-01</text:p>
          </table:table-cell>
          <table:table-cell/>
          <table:table-cell office:value-type="float" office:value="0.9513037" calcext:value-type="float">
            <text:p>9,51E-01</text:p>
          </table:table-cell>
          <table:table-cell office:value-type="float" office:value="0.02839774" calcext:value-type="float">
            <text:p>2,84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+INT(([.A32]-1)/2)*20" office:value-type="float" office:value="580" calcext:value-type="float">
            <text:p>580</text:p>
          </table:table-cell>
          <table:table-cell/>
          <table:table-cell office:value-type="float" office:value="0.1243096" calcext:value-type="float">
            <text:p>1,24E-01</text:p>
          </table:table-cell>
          <table:table-cell office:value-type="float" office:value="0.8581167" calcext:value-type="float">
            <text:p>8,58E-01</text:p>
          </table:table-cell>
          <table:table-cell/>
          <table:table-cell office:value-type="float" office:value="0.9741115" calcext:value-type="float">
            <text:p>9,74E-01</text:p>
          </table:table-cell>
          <table:table-cell office:value-type="float" office:value="0.005784477" calcext:value-type="float">
            <text:p>5,78E-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+INT(([.A33]-1)/2)*20" office:value-type="float" office:value="600" calcext:value-type="float">
            <text:p>600</text:p>
          </table:table-cell>
          <table:table-cell/>
          <table:table-cell office:value-type="float" office:value="0.1773852" calcext:value-type="float">
            <text:p>1,77E-01</text:p>
          </table:table-cell>
          <table:table-cell office:value-type="float" office:value="0.8049983" calcext:value-type="float">
            <text:p>8,05E-01</text:p>
          </table:table-cell>
          <table:table-cell/>
          <table:table-cell office:value-type="float" office:value="0.9804546" calcext:value-type="float">
            <text:p>9,80E-01</text:p>
          </table:table-cell>
          <table:table-cell office:value-type="float" office:value="0.0002841853" calcext:value-type="float">
            <text:p>2,84E-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+INT(([.A34]-1)/2)*20" office:value-type="float" office:value="620" calcext:value-type="float">
            <text:p>620</text:p>
          </table:table-cell>
          <table:table-cell/>
          <table:table-cell office:value-type="float" office:value="0.2372291" calcext:value-type="float">
            <text:p>2,37E-01</text:p>
          </table:table-cell>
          <table:table-cell office:value-type="float" office:value="0.745036" calcext:value-type="float">
            <text:p>7,45E-01</text:p>
          </table:table-cell>
          <table:table-cell/>
          <table:table-cell office:value-type="float" office:value="0.9685949" calcext:value-type="float">
            <text:p>9,69E-01</text:p>
          </table:table-cell>
          <table:table-cell office:value-type="float" office:value="0.01185087" calcext:value-type="float">
            <text:p>1,19E-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+INT(([.A35]-1)/2)*20" office:value-type="float" office:value="640" calcext:value-type="float">
            <text:p>640</text:p>
          </table:table-cell>
          <table:table-cell/>
          <table:table-cell office:value-type="float" office:value="0.3024544" calcext:value-type="float">
            <text:p>3,02E-01</text:p>
          </table:table-cell>
          <table:table-cell office:value-type="float" office:value="0.6791034" calcext:value-type="float">
            <text:p>6,79E-01</text:p>
          </table:table-cell>
          <table:table-cell/>
          <table:table-cell office:value-type="float" office:value="0.9391058" calcext:value-type="float">
            <text:p>9,39E-01</text:p>
          </table:table-cell>
          <table:table-cell office:value-type="float" office:value="0.04036193" calcext:value-type="float">
            <text:p>4,04E-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+INT(([.A36]-1)/2)*20" office:value-type="float" office:value="660" calcext:value-type="float">
            <text:p>660</text:p>
          </table:table-cell>
          <table:table-cell/>
          <table:table-cell office:value-type="float" office:value="0.3718702" calcext:value-type="float">
            <text:p>3,72E-01</text:p>
          </table:table-cell>
          <table:table-cell office:value-type="float" office:value="0.6095455" calcext:value-type="float">
            <text:p>6,10E-01</text:p>
          </table:table-cell>
          <table:table-cell/>
          <table:table-cell office:value-type="float" office:value="0.8938378" calcext:value-type="float">
            <text:p>8,94E-01</text:p>
          </table:table-cell>
          <table:table-cell office:value-type="float" office:value="0.08466148" calcext:value-type="float">
            <text:p>8,47E-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+INT(([.A37]-1)/2)*20" office:value-type="float" office:value="680" calcext:value-type="float">
            <text:p>680</text:p>
          </table:table-cell>
          <table:table-cell/>
          <table:table-cell office:value-type="float" office:value="0.444345" calcext:value-type="float">
            <text:p>4,44E-01</text:p>
          </table:table-cell>
          <table:table-cell office:value-type="float" office:value="0.5369336" calcext:value-type="float">
            <text:p>5,37E-01</text:p>
          </table:table-cell>
          <table:table-cell/>
          <table:table-cell office:value-type="float" office:value="0.8342824" calcext:value-type="float">
            <text:p>8,34E-01</text:p>
          </table:table-cell>
          <table:table-cell office:value-type="float" office:value="0.1438525" calcext:value-type="float">
            <text:p>1,44E-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+INT(([.A38]-1)/2)*20" office:value-type="float" office:value="700" calcext:value-type="float">
            <text:p>700</text:p>
          </table:table-cell>
          <table:table-cell/>
          <table:table-cell office:value-type="float" office:value="0.5181844" calcext:value-type="float">
            <text:p>5,18E-01</text:p>
          </table:table-cell>
          <table:table-cell office:value-type="float" office:value="0.4629607" calcext:value-type="float">
            <text:p>4,63E-01</text:p>
          </table:table-cell>
          <table:table-cell/>
          <table:table-cell office:value-type="float" office:value="0.7622615" calcext:value-type="float">
            <text:p>7,62E-01</text:p>
          </table:table-cell>
          <table:table-cell office:value-type="float" office:value="0.2159585" calcext:value-type="float">
            <text:p>2,16E-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+INT(([.A39]-1)/2)*20" office:value-type="float" office:value="720" calcext:value-type="float">
            <text:p>720</text:p>
          </table:table-cell>
          <table:table-cell/>
          <table:table-cell office:value-type="float" office:value="0.5910319" calcext:value-type="float">
            <text:p>5,91E-01</text:p>
          </table:table-cell>
          <table:table-cell office:value-type="float" office:value="0.3903305" calcext:value-type="float">
            <text:p>3,90E-01</text:p>
          </table:table-cell>
          <table:table-cell/>
          <table:table-cell office:value-type="float" office:value="0.6810139" calcext:value-type="float">
            <text:p>6,81E-01</text:p>
          </table:table-cell>
          <table:table-cell office:value-type="float" office:value="0.2969556" calcext:value-type="float">
            <text:p>2,97E-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+INT(([.A40]-1)/2)*20" office:value-type="float" office:value="740" calcext:value-type="float">
            <text:p>740</text:p>
          </table:table-cell>
          <table:table-cell/>
          <table:table-cell office:value-type="float" office:value="0.6609515" calcext:value-type="float">
            <text:p>6,61E-01</text:p>
          </table:table-cell>
          <table:table-cell office:value-type="float" office:value="0.3206269" calcext:value-type="float">
            <text:p>3,21E-01</text:p>
          </table:table-cell>
          <table:table-cell/>
          <table:table-cell office:value-type="float" office:value="0.5933128" calcext:value-type="float">
            <text:p>5,93E-01</text:p>
          </table:table-cell>
          <table:table-cell office:value-type="float" office:value="0.3841748" calcext:value-type="float">
            <text:p>3,84E-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+INT(([.A41]-1)/2)*20" office:value-type="float" office:value="760" calcext:value-type="float">
            <text:p>760</text:p>
          </table:table-cell>
          <table:table-cell/>
          <table:table-cell office:value-type="float" office:value="0.7281966" calcext:value-type="float">
            <text:p>7,28E-01</text:p>
          </table:table-cell>
          <table:table-cell office:value-type="float" office:value="0.2536637" calcext:value-type="float">
            <text:p>2,54E-01</text:p>
          </table:table-cell>
          <table:table-cell/>
          <table:table-cell office:value-type="float" office:value="0.5014813" calcext:value-type="float">
            <text:p>5,01E-01</text:p>
          </table:table-cell>
          <table:table-cell office:value-type="float" office:value="0.4765681" calcext:value-type="float">
            <text:p>4,77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+INT(([.A42]-1)/2)*20" office:value-type="float" office:value="780" calcext:value-type="float">
            <text:p>780</text:p>
          </table:table-cell>
          <table:table-cell/>
          <table:table-cell office:value-type="float" office:value="0.7904944" calcext:value-type="float">
            <text:p>7,90E-01</text:p>
          </table:table-cell>
          <table:table-cell office:value-type="float" office:value="0.1920985" calcext:value-type="float">
            <text:p>1,92E-01</text:p>
          </table:table-cell>
          <table:table-cell/>
          <table:table-cell office:value-type="float" office:value="0.4089857" calcext:value-type="float">
            <text:p>4,09E-01</text:p>
          </table:table-cell>
          <table:table-cell office:value-type="float" office:value="0.5694581" calcext:value-type="float">
            <text:p>5,69E-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+INT(([.A43]-1)/2)*20" office:value-type="float" office:value="800" calcext:value-type="float">
            <text:p>800</text:p>
          </table:table-cell>
          <table:table-cell/>
          <table:table-cell office:value-type="float" office:value="0.8459044" calcext:value-type="float">
            <text:p>8,46E-01</text:p>
          </table:table-cell>
          <table:table-cell office:value-type="float" office:value="0.1371592" calcext:value-type="float">
            <text:p>1,37E-01</text:p>
          </table:table-cell>
          <table:table-cell/>
          <table:table-cell office:value-type="float" office:value="0.3191202" calcext:value-type="float">
            <text:p>3,19E-01</text:p>
          </table:table-cell>
          <table:table-cell office:value-type="float" office:value="0.659178" calcext:value-type="float">
            <text:p>6,59E-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+INT(([.A44]-1)/2)*20" office:value-type="float" office:value="820" calcext:value-type="float">
            <text:p>820</text:p>
          </table:table-cell>
          <table:table-cell/>
          <table:table-cell office:value-type="float" office:value="0.8927117" calcext:value-type="float">
            <text:p>8,93E-01</text:p>
          </table:table-cell>
          <table:table-cell office:value-type="float" office:value="0.09031292" calcext:value-type="float">
            <text:p>9,03E-02</text:p>
          </table:table-cell>
          <table:table-cell/>
          <table:table-cell office:value-type="float" office:value="0.2361042" calcext:value-type="float">
            <text:p>2,36E-01</text:p>
          </table:table-cell>
          <table:table-cell office:value-type="float" office:value="0.7430058" calcext:value-type="float">
            <text:p>7,43E-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+INT(([.A45]-1)/2)*20" office:value-type="float" office:value="840" calcext:value-type="float">
            <text:p>840</text:p>
          </table:table-cell>
          <table:table-cell/>
          <table:table-cell office:value-type="float" office:value="0.9302374" calcext:value-type="float">
            <text:p>9,30E-01</text:p>
          </table:table-cell>
          <table:table-cell office:value-type="float" office:value="0.05256195" calcext:value-type="float">
            <text:p>5,26E-02</text:p>
          </table:table-cell>
          <table:table-cell/>
          <table:table-cell office:value-type="float" office:value="0.1616433" calcext:value-type="float">
            <text:p>1,62E-01</text:p>
          </table:table-cell>
          <table:table-cell office:value-type="float" office:value="0.8173973" calcext:value-type="float">
            <text:p>8,17E-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+INT(([.A46]-1)/2)*20" office:value-type="float" office:value="860" calcext:value-type="float">
            <text:p>860</text:p>
          </table:table-cell>
          <table:table-cell/>
          <table:table-cell office:value-type="float" office:value="0.95807" calcext:value-type="float">
            <text:p>9,58E-01</text:p>
          </table:table-cell>
          <table:table-cell office:value-type="float" office:value="0.02462429" calcext:value-type="float">
            <text:p>2,46E-02</text:p>
          </table:table-cell>
          <table:table-cell/>
          <table:table-cell office:value-type="float" office:value="0.09914836" calcext:value-type="float">
            <text:p>9,91E-02</text:p>
          </table:table-cell>
          <table:table-cell office:value-type="float" office:value="0.8801638" calcext:value-type="float">
            <text:p>8,80E-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+INT(([.A47]-1)/2)*20" office:value-type="float" office:value="880" calcext:value-type="float">
            <text:p>880</text:p>
          </table:table-cell>
          <table:table-cell/>
          <table:table-cell office:value-type="float" office:value="0.9756621" calcext:value-type="float">
            <text:p>9,76E-01</text:p>
          </table:table-cell>
          <table:table-cell office:value-type="float" office:value="0.006871549" calcext:value-type="float">
            <text:p>6,87E-03</text:p>
          </table:table-cell>
          <table:table-cell/>
          <table:table-cell office:value-type="float" office:value="0.05050347" calcext:value-type="float">
            <text:p>5,05E-02</text:p>
          </table:table-cell>
          <table:table-cell office:value-type="float" office:value="0.9292295" calcext:value-type="float">
            <text:p>9,29E-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+INT(([.A48]-1)/2)*20" office:value-type="float" office:value="900" calcext:value-type="float">
            <text:p>900</text:p>
          </table:table-cell>
          <table:table-cell/>
          <table:table-cell office:value-type="float" office:value="0.9822246" calcext:value-type="float">
            <text:p>9,82E-01</text:p>
          </table:table-cell>
          <table:table-cell office:value-type="float" office:value="0.00007306662" calcext:value-type="float">
            <text:p>7,31E-05</text:p>
          </table:table-cell>
          <table:table-cell/>
          <table:table-cell office:value-type="float" office:value="0.01761161" calcext:value-type="float">
            <text:p>1,76E-02</text:p>
          </table:table-cell>
          <table:table-cell office:value-type="float" office:value="0.962619" calcext:value-type="float">
            <text:p>9,63E-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+INT(([.A49]-1)/2)*20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/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+INT(([.A50]-1)/2)*20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/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+INT(([.A51]-1)/2)*20" office:value-type="float" office:value="960" calcext:value-type="float">
            <text:p>960</text:p>
          </table:table-cell>
          <table:table-cell/>
          <table:table-cell office:value-type="float" office:value="0.9381359" calcext:value-type="float">
            <text:p>9,38E-01</text:p>
          </table:table-cell>
          <table:table-cell office:value-type="float" office:value="0.04479307" calcext:value-type="float">
            <text:p>4,48E-02</text:p>
          </table:table-cell>
          <table:table-cell/>
          <table:table-cell office:value-type="float" office:value="0.02082357" calcext:value-type="float">
            <text:p>2,08E-02</text:p>
          </table:table-cell>
          <table:table-cell office:value-type="float" office:value="0.9602517" calcext:value-type="float">
            <text:p>9,60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+INT(([.A52]-1)/2)*20" office:value-type="float" office:value="980" calcext:value-type="float">
            <text:p>980</text:p>
          </table:table-cell>
          <table:table-cell/>
          <table:table-cell office:value-type="float" office:value="0.9024475" calcext:value-type="float">
            <text:p>9,02E-01</text:p>
          </table:table-cell>
          <table:table-cell office:value-type="float" office:value="0.08028757" calcext:value-type="float">
            <text:p>8,03E-02</text:p>
          </table:table-cell>
          <table:table-cell/>
          <table:table-cell office:value-type="float" office:value="0.05554921" calcext:value-type="float">
            <text:p>5,55E-02</text:p>
          </table:table-cell>
          <table:table-cell office:value-type="float" office:value="0.9251237" calcext:value-type="float">
            <text:p>9,25E-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+INT(([.A53]-1)/2)*20" office:value-type="float" office:value="1000" calcext:value-type="float">
            <text:p>1000</text:p>
          </table:table-cell>
          <table:table-cell/>
          <table:table-cell office:value-type="float" office:value="0.8577016" calcext:value-type="float">
            <text:p>8,58E-01</text:p>
          </table:table-cell>
          <table:table-cell office:value-type="float" office:value="0.1252705" calcext:value-type="float">
            <text:p>1,25E-01</text:p>
          </table:table-cell>
          <table:table-cell/>
          <table:table-cell office:value-type="float" office:value="0.106309" calcext:value-type="float">
            <text:p>1,06E-01</text:p>
          </table:table-cell>
          <table:table-cell office:value-type="float" office:value="0.8736101" calcext:value-type="float">
            <text:p>8,74E-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+INT(([.A54]-1)/2)*20" office:value-type="float" office:value="1020" calcext:value-type="float">
            <text:p>1020</text:p>
          </table:table-cell>
          <table:table-cell/>
          <table:table-cell office:value-type="float" office:value="0.8045738" calcext:value-type="float">
            <text:p>8,05E-01</text:p>
          </table:table-cell>
          <table:table-cell office:value-type="float" office:value="0.1782601" calcext:value-type="float">
            <text:p>1,78E-01</text:p>
          </table:table-cell>
          <table:table-cell/>
          <table:table-cell office:value-type="float" office:value="0.1703665" calcext:value-type="float">
            <text:p>1,70E-01</text:p>
          </table:table-cell>
          <table:table-cell office:value-type="float" office:value="0.8095607" calcext:value-type="float">
            <text:p>8,10E-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+INT(([.A55]-1)/2)*20" office:value-type="float" office:value="1040" calcext:value-type="float">
            <text:p>1040</text:p>
          </table:table-cell>
          <table:table-cell/>
          <table:table-cell office:value-type="float" office:value="0.7444923" calcext:value-type="float">
            <text:p>7,44E-01</text:p>
          </table:table-cell>
          <table:table-cell office:value-type="float" office:value="0.2382277" calcext:value-type="float">
            <text:p>2,38E-01</text:p>
          </table:table-cell>
          <table:table-cell/>
          <table:table-cell office:value-type="float" office:value="0.2458825" calcext:value-type="float">
            <text:p>2,46E-01</text:p>
          </table:table-cell>
          <table:table-cell office:value-type="float" office:value="0.7336195" calcext:value-type="float">
            <text:p>7,34E-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+INT(([.A56]-1)/2)*20" office:value-type="float" office:value="1060" calcext:value-type="float">
            <text:p>1060</text:p>
          </table:table-cell>
          <table:table-cell/>
          <table:table-cell office:value-type="float" office:value="0.6785569" calcext:value-type="float">
            <text:p>6,79E-01</text:p>
          </table:table-cell>
          <table:table-cell office:value-type="float" office:value="0.3037554" calcext:value-type="float">
            <text:p>3,04E-01</text:p>
          </table:table-cell>
          <table:table-cell/>
          <table:table-cell office:value-type="float" office:value="0.3300153" calcext:value-type="float">
            <text:p>3,30E-01</text:p>
          </table:table-cell>
          <table:table-cell office:value-type="float" office:value="0.6490568" calcext:value-type="float">
            <text:p>6,49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+INT(([.A57]-1)/2)*20" office:value-type="float" office:value="1080" calcext:value-type="float">
            <text:p>1080</text:p>
          </table:table-cell>
          <table:table-cell/>
          <table:table-cell office:value-type="float" office:value="0.6086306" calcext:value-type="float">
            <text:p>6,09E-01</text:p>
          </table:table-cell>
          <table:table-cell office:value-type="float" office:value="0.3736242" calcext:value-type="float">
            <text:p>3,74E-01</text:p>
          </table:table-cell>
          <table:table-cell/>
          <table:table-cell office:value-type="float" office:value="0.4201755" calcext:value-type="float">
            <text:p>4,20E-01</text:p>
          </table:table-cell>
          <table:table-cell office:value-type="float" office:value="0.558541" calcext:value-type="float">
            <text:p>5,59E-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+INT(([.A58]-1)/2)*20" office:value-type="float" office:value="1100" calcext:value-type="float">
            <text:p>1100</text:p>
          </table:table-cell>
          <table:table-cell/>
          <table:table-cell office:value-type="float" office:value="0.5358078" calcext:value-type="float">
            <text:p>5,36E-01</text:p>
          </table:table-cell>
          <table:table-cell office:value-type="float" office:value="0.4464092" calcext:value-type="float">
            <text:p>4,46E-01</text:p>
          </table:table-cell>
          <table:table-cell/>
          <table:table-cell office:value-type="float" office:value="0.5128224" calcext:value-type="float">
            <text:p>5,13E-01</text:p>
          </table:table-cell>
          <table:table-cell office:value-type="float" office:value="0.4657787" calcext:value-type="float">
            <text:p>4,66E-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+INT(([.A59]-1)/2)*20" office:value-type="float" office:value="1120" calcext:value-type="float">
            <text:p>1120</text:p>
          </table:table-cell>
          <table:table-cell/>
          <table:table-cell office:value-type="float" office:value="0.4620184" calcext:value-type="float">
            <text:p>4,62E-01</text:p>
          </table:table-cell>
          <table:table-cell office:value-type="float" office:value="0.5204017" calcext:value-type="float">
            <text:p>5,20E-01</text:p>
          </table:table-cell>
          <table:table-cell/>
          <table:table-cell office:value-type="float" office:value="0.6051415" calcext:value-type="float">
            <text:p>6,05E-01</text:p>
          </table:table-cell>
          <table:table-cell office:value-type="float" office:value="0.3736731" calcext:value-type="float">
            <text:p>3,74E-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+INT(([.A60]-1)/2)*20" office:value-type="float" office:value="1140" calcext:value-type="float">
            <text:p>1140</text:p>
          </table:table-cell>
          <table:table-cell/>
          <table:table-cell office:value-type="float" office:value="0.3899317" calcext:value-type="float">
            <text:p>3,90E-01</text:p>
          </table:table-cell>
          <table:table-cell office:value-type="float" office:value="0.5923901" calcext:value-type="float">
            <text:p>5,92E-01</text:p>
          </table:table-cell>
          <table:table-cell/>
          <table:table-cell office:value-type="float" office:value="0.6921035" calcext:value-type="float">
            <text:p>6,92E-01</text:p>
          </table:table-cell>
          <table:table-cell office:value-type="float" office:value="0.2869407" calcext:value-type="float">
            <text:p>2,87E-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+INT(([.A61]-1)/2)*20" office:value-type="float" office:value="1160" calcext:value-type="float">
            <text:p>1160</text:p>
          </table:table-cell>
          <table:table-cell/>
          <table:table-cell office:value-type="float" office:value="0.3194128" calcext:value-type="float">
            <text:p>3,19E-01</text:p>
          </table:table-cell>
          <table:table-cell office:value-type="float" office:value="0.6629532" calcext:value-type="float">
            <text:p>6,63E-01</text:p>
          </table:table-cell>
          <table:table-cell/>
          <table:table-cell office:value-type="float" office:value="0.77255" calcext:value-type="float">
            <text:p>7,73E-01</text:p>
          </table:table-cell>
          <table:table-cell office:value-type="float" office:value="0.2067499" calcext:value-type="float">
            <text:p>2,07E-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+INT(([.A62]-1)/2)*20" office:value-type="float" office:value="1180" calcext:value-type="float">
            <text:p>1180</text:p>
          </table:table-cell>
          <table:table-cell/>
          <table:table-cell office:value-type="float" office:value="0.2525937" calcext:value-type="float">
            <text:p>2,53E-01</text:p>
          </table:table-cell>
          <table:table-cell office:value-type="float" office:value="0.729724" calcext:value-type="float">
            <text:p>7,30E-01</text:p>
          </table:table-cell>
          <table:table-cell/>
          <table:table-cell office:value-type="float" office:value="0.8438616" calcext:value-type="float">
            <text:p>8,44E-01</text:p>
          </table:table-cell>
          <table:table-cell office:value-type="float" office:value="0.1364951" calcext:value-type="float">
            <text:p>1,36E-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+INT(([.A63]-1)/2)*20" office:value-type="float" office:value="1200" calcext:value-type="float">
            <text:p>1200</text:p>
          </table:table-cell>
          <table:table-cell/>
          <table:table-cell office:value-type="float" office:value="0.1911353" calcext:value-type="float">
            <text:p>1,91E-01</text:p>
          </table:table-cell>
          <table:table-cell office:value-type="float" office:value="0.7915918" calcext:value-type="float">
            <text:p>7,92E-01</text:p>
          </table:table-cell>
          <table:table-cell/>
          <table:table-cell office:value-type="float" office:value="0.9019819" calcext:value-type="float">
            <text:p>9,02E-01</text:p>
          </table:table-cell>
          <table:table-cell office:value-type="float" office:value="0.07883541" calcext:value-type="float">
            <text:p>7,88E-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+INT(([.A64]-1)/2)*20" office:value-type="float" office:value="1220" calcext:value-type="float">
            <text:p>1220</text:p>
          </table:table-cell>
          <table:table-cell/>
          <table:table-cell office:value-type="float" office:value="0.1363719" calcext:value-type="float">
            <text:p>1,36E-01</text:p>
          </table:table-cell>
          <table:table-cell office:value-type="float" office:value="0.8466164" calcext:value-type="float">
            <text:p>8,47E-01</text:p>
          </table:table-cell>
          <table:table-cell/>
          <table:table-cell office:value-type="float" office:value="0.9461035" calcext:value-type="float">
            <text:p>9,46E-01</text:p>
          </table:table-cell>
          <table:table-cell office:value-type="float" office:value="0.03606596" calcext:value-type="float">
            <text:p>3,61E-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+INT(([.A65]-1)/2)*20" office:value-type="float" office:value="1240" calcext:value-type="float">
            <text:p>1240</text:p>
          </table:table-cell>
          <table:table-cell/>
          <table:table-cell office:value-type="float" office:value="0.08973967" calcext:value-type="float">
            <text:p>8,97E-02</text:p>
          </table:table-cell>
          <table:table-cell office:value-type="float" office:value="0.8931677" calcext:value-type="float">
            <text:p>8,93E-01</text:p>
          </table:table-cell>
          <table:table-cell/>
          <table:table-cell office:value-type="float" office:value="0.9729461" calcext:value-type="float">
            <text:p>9,73E-01</text:p>
          </table:table-cell>
          <table:table-cell office:value-type="float" office:value="0.009579451" calcext:value-type="float">
            <text:p>9,58E-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+INT(([.A66]-1)/2)*20" office:value-type="float" office:value="1260" calcext:value-type="float">
            <text:p>1260</text:p>
          </table:table-cell>
          <table:table-cell/>
          <table:table-cell office:value-type="float" office:value="0.0520412" calcext:value-type="float">
            <text:p>5,20E-02</text:p>
          </table:table-cell>
          <table:table-cell office:value-type="float" office:value="0.9307588" calcext:value-type="float">
            <text:p>9,31E-01</text:p>
          </table:table-cell>
          <table:table-cell/>
          <table:table-cell office:value-type="float" office:value="0.9825146" calcext:value-type="float">
            <text:p>9,83E-01</text:p>
          </table:table-cell>
          <table:table-cell office:value-type="float" office:value="0.00002659725" calcext:value-type="float">
            <text:p>2,66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+INT(([.A67]-1)/2)*20" office:value-type="float" office:value="1280" calcext:value-type="float">
            <text:p>1280</text:p>
          </table:table-cell>
          <table:table-cell/>
          <table:table-cell office:value-type="float" office:value="0.02417616" calcext:value-type="float">
            <text:p>2,42E-02</text:p>
          </table:table-cell>
          <table:table-cell office:value-type="float" office:value="0.9588078" calcext:value-type="float">
            <text:p>9,59E-01</text:p>
          </table:table-cell>
          <table:table-cell/>
          <table:table-cell office:value-type="float" office:value="0.9744854" calcext:value-type="float">
            <text:p>9,74E-01</text:p>
          </table:table-cell>
          <table:table-cell office:value-type="float" office:value="0.007660349" calcext:value-type="float">
            <text:p>7,66E-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+INT(([.A68]-1)/2)*20" office:value-type="float" office:value="1300" calcext:value-type="float">
            <text:p>1300</text:p>
          </table:table-cell>
          <table:table-cell/>
          <table:table-cell office:value-type="float" office:value="0.006672396" calcext:value-type="float">
            <text:p>6,67E-03</text:p>
          </table:table-cell>
          <table:table-cell office:value-type="float" office:value="0.9764549" calcext:value-type="float">
            <text:p>9,76E-01</text:p>
          </table:table-cell>
          <table:table-cell/>
          <table:table-cell office:value-type="float" office:value="0.9489218" calcext:value-type="float">
            <text:p>9,49E-01</text:p>
          </table:table-cell>
          <table:table-cell office:value-type="float" office:value="0.03236129" calcext:value-type="float">
            <text:p>3,24E-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+INT(([.A69]-1)/2)*20" office:value-type="float" office:value="1320" calcext:value-type="float">
            <text:p>1320</text:p>
          </table:table-cell>
          <table:table-cell/>
          <table:table-cell office:value-type="float" office:value="0.00004873075" calcext:value-type="float">
            <text:p>4,87E-05</text:p>
          </table:table-cell>
          <table:table-cell office:value-type="float" office:value="0.9833351" calcext:value-type="float">
            <text:p>9,83E-01</text:p>
          </table:table-cell>
          <table:table-cell/>
          <table:table-cell office:value-type="float" office:value="0.9070286" calcext:value-type="float">
            <text:p>9,07E-01</text:p>
          </table:table-cell>
          <table:table-cell office:value-type="float" office:value="0.07362315" calcext:value-type="float">
            <text:p>7,36E-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+INT(([.A70]-1)/2)*20" office:value-type="float" office:value="1340" calcext:value-type="float">
            <text:p>1340</text:p>
          </table:table-cell>
          <table:table-cell/>
          <table:table-cell office:value-type="float" office:value="0.004461603" calcext:value-type="float">
            <text:p>4,46E-03</text:p>
          </table:table-cell>
          <table:table-cell office:value-type="float" office:value="0.9793159" calcext:value-type="float">
            <text:p>9,79E-01</text:p>
          </table:table-cell>
          <table:table-cell/>
          <table:table-cell office:value-type="float" office:value="0.8508975" calcext:value-type="float">
            <text:p>8,51E-01</text:p>
          </table:table-cell>
          <table:table-cell office:value-type="float" office:value="0.1295498" calcext:value-type="float">
            <text:p>1,30E-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+INT(([.A71]-1)/2)*20" office:value-type="float" office:value="1360" calcext:value-type="float">
            <text:p>1360</text:p>
          </table:table-cell>
          <table:table-cell/>
          <table:table-cell office:value-type="float" office:value="0.01953225" calcext:value-type="float">
            <text:p>1,95E-02</text:p>
          </table:table-cell>
          <table:table-cell office:value-type="float" office:value="0.9642858" calcext:value-type="float">
            <text:p>9,64E-01</text:p>
          </table:table-cell>
          <table:table-cell/>
          <table:table-cell office:value-type="float" office:value="0.7821415" calcext:value-type="float">
            <text:p>7,82E-01</text:p>
          </table:table-cell>
          <table:table-cell office:value-type="float" office:value="0.1977188" calcext:value-type="float">
            <text:p>1,98E-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+INT(([.A72]-1)/2)*20" office:value-type="float" office:value="1380" calcext:value-type="float">
            <text:p>1380</text:p>
          </table:table-cell>
          <table:table-cell/>
          <table:table-cell office:value-type="float" office:value="0.04530884" calcext:value-type="float">
            <text:p>4,53E-02</text:p>
          </table:table-cell>
          <table:table-cell office:value-type="float" office:value="0.9381449" calcext:value-type="float">
            <text:p>9,38E-01</text:p>
          </table:table-cell>
          <table:table-cell/>
          <table:table-cell office:value-type="float" office:value="0.7026108" calcext:value-type="float">
            <text:p>7,03E-01</text:p>
          </table:table-cell>
          <table:table-cell office:value-type="float" office:value="0.2773553" calcext:value-type="float">
            <text:p>2,77E-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+INT(([.A73]-1)/2)*20" office:value-type="float" office:value="1400" calcext:value-type="float">
            <text:p>1400</text:p>
          </table:table-cell>
          <table:table-cell/>
          <table:table-cell office:value-type="float" office:value="0.08123356" calcext:value-type="float">
            <text:p>8,12E-02</text:p>
          </table:table-cell>
          <table:table-cell office:value-type="float" office:value="0.9020573" calcext:value-type="float">
            <text:p>9,02E-01</text:p>
          </table:table-cell>
          <table:table-cell/>
          <table:table-cell office:value-type="float" office:value="0.6151175" calcext:value-type="float">
            <text:p>6,15E-01</text:p>
          </table:table-cell>
          <table:table-cell office:value-type="float" office:value="0.3647239" calcext:value-type="float">
            <text:p>3,65E-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+INT(([.A74]-1)/2)*20" office:value-type="float" office:value="1420" calcext:value-type="float">
            <text:p>1420</text:p>
          </table:table-cell>
          <table:table-cell/>
          <table:table-cell office:value-type="float" office:value="0.1263972" calcext:value-type="float">
            <text:p>1,26E-01</text:p>
          </table:table-cell>
          <table:table-cell office:value-type="float" office:value="0.8566591" calcext:value-type="float">
            <text:p>8,57E-01</text:p>
          </table:table-cell>
          <table:table-cell/>
          <table:table-cell office:value-type="float" office:value="0.5232671" calcext:value-type="float">
            <text:p>5,23E-01</text:p>
          </table:table-cell>
          <table:table-cell office:value-type="float" office:value="0.4568112" calcext:value-type="float">
            <text:p>4,57E-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+INT(([.A75]-1)/2)*20" office:value-type="float" office:value="1440" calcext:value-type="float">
            <text:p>1440</text:p>
          </table:table-cell>
          <table:table-cell/>
          <table:table-cell office:value-type="float" office:value="0.1794733" calcext:value-type="float">
            <text:p>1,79E-01</text:p>
          </table:table-cell>
          <table:table-cell office:value-type="float" office:value="0.8032603" calcext:value-type="float">
            <text:p>8,03E-01</text:p>
          </table:table-cell>
          <table:table-cell/>
          <table:table-cell office:value-type="float" office:value="0.4309266" calcext:value-type="float">
            <text:p>4,31E-01</text:p>
          </table:table-cell>
          <table:table-cell office:value-type="float" office:value="0.5495117" calcext:value-type="float">
            <text:p>5,50E-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+INT(([.A76]-1)/2)*20" office:value-type="float" office:value="1460" calcext:value-type="float">
            <text:p>1460</text:p>
          </table:table-cell>
          <table:table-cell/>
          <table:table-cell office:value-type="float" office:value="0.2394001" calcext:value-type="float">
            <text:p>2,39E-01</text:p>
          </table:table-cell>
          <table:table-cell office:value-type="float" office:value="0.7432772" calcext:value-type="float">
            <text:p>7,43E-01</text:p>
          </table:table-cell>
          <table:table-cell/>
          <table:table-cell office:value-type="float" office:value="0.3404489" calcext:value-type="float">
            <text:p>3,40E-01</text:p>
          </table:table-cell>
          <table:table-cell office:value-type="float" office:value="0.6401601" calcext:value-type="float">
            <text:p>6,40E-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+INT(([.A77]-1)/2)*20" office:value-type="float" office:value="1480" calcext:value-type="float">
            <text:p>1480</text:p>
          </table:table-cell>
          <table:table-cell/>
          <table:table-cell office:value-type="float" office:value="0.304844" calcext:value-type="float">
            <text:p>3,05E-01</text:p>
          </table:table-cell>
          <table:table-cell office:value-type="float" office:value="0.6778345" calcext:value-type="float">
            <text:p>6,78E-01</text:p>
          </table:table-cell>
          <table:table-cell/>
          <table:table-cell office:value-type="float" office:value="0.2556807" calcext:value-type="float">
            <text:p>2,56E-01</text:p>
          </table:table-cell>
          <table:table-cell office:value-type="float" office:value="0.725498" calcext:value-type="float">
            <text:p>7,25E-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+INT(([.A78]-1)/2)*20" office:value-type="float" office:value="1500" calcext:value-type="float">
            <text:p>1500</text:p>
          </table:table-cell>
          <table:table-cell/>
          <table:table-cell office:value-type="float" office:value="0.3750451" calcext:value-type="float">
            <text:p>3,75E-01</text:p>
          </table:table-cell>
          <table:table-cell office:value-type="float" office:value="0.6078304" calcext:value-type="float">
            <text:p>6,08E-01</text:p>
          </table:table-cell>
          <table:table-cell/>
          <table:table-cell office:value-type="float" office:value="0.1787037" calcext:value-type="float">
            <text:p>1,79E-01</text:p>
          </table:table-cell>
          <table:table-cell office:value-type="float" office:value="0.8026755" calcext:value-type="float">
            <text:p>8,03E-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+INT(([.A79]-1)/2)*20" office:value-type="float" office:value="1520" calcext:value-type="float">
            <text:p>1520</text:p>
          </table:table-cell>
          <table:table-cell/>
          <table:table-cell office:value-type="float" office:value="0.4479798" calcext:value-type="float">
            <text:p>4,48E-01</text:p>
          </table:table-cell>
          <table:table-cell office:value-type="float" office:value="0.5350608" calcext:value-type="float">
            <text:p>5,35E-01</text:p>
          </table:table-cell>
          <table:table-cell/>
          <table:table-cell office:value-type="float" office:value="0.1128717" calcext:value-type="float">
            <text:p>1,13E-01</text:p>
          </table:table-cell>
          <table:table-cell office:value-type="float" office:value="0.8685831" calcext:value-type="float">
            <text:p>8,69E-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+INT(([.A80]-1)/2)*20" office:value-type="float" office:value="1540" calcext:value-type="float">
            <text:p>1540</text:p>
          </table:table-cell>
          <table:table-cell/>
          <table:table-cell office:value-type="float" office:value="0.5217386" calcext:value-type="float">
            <text:p>5,22E-01</text:p>
          </table:table-cell>
          <table:table-cell office:value-type="float" office:value="0.4614562" calcext:value-type="float">
            <text:p>4,61E-01</text:p>
          </table:table-cell>
          <table:table-cell/>
          <table:table-cell office:value-type="float" office:value="0.060798" calcext:value-type="float">
            <text:p>6,08E-02</text:p>
          </table:table-cell>
          <table:table-cell office:value-type="float" office:value="0.9208987" calcext:value-type="float">
            <text:p>9,21E-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+INT(([.A81]-1)/2)*20" office:value-type="float" office:value="1560" calcext:value-type="float">
            <text:p>1560</text:p>
          </table:table-cell>
          <table:table-cell/>
          <table:table-cell office:value-type="float" office:value="0.5940752" calcext:value-type="float">
            <text:p>5,94E-01</text:p>
          </table:table-cell>
          <table:table-cell office:value-type="float" office:value="0.3894341" calcext:value-type="float">
            <text:p>3,89E-01</text:p>
          </table:table-cell>
          <table:table-cell/>
          <table:table-cell office:value-type="float" office:value="0.02442166" calcext:value-type="float">
            <text:p>2,44E-02</text:p>
          </table:table-cell>
          <table:table-cell office:value-type="float" office:value="0.9579277" calcext:value-type="float">
            <text:p>9,58E-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+INT(([.A82]-1)/2)*20" office:value-type="float" office:value="1580" calcext:value-type="float">
            <text:p>1580</text:p>
          </table:table-cell>
          <table:table-cell/>
          <table:table-cell office:value-type="float" office:value="0.6649026" calcext:value-type="float">
            <text:p>6,65E-01</text:p>
          </table:table-cell>
          <table:table-cell office:value-type="float" office:value="0.3186261" calcext:value-type="float">
            <text:p>3,19E-01</text:p>
          </table:table-cell>
          <table:table-cell/>
          <table:table-cell office:value-type="float" office:value="0.004004434" calcext:value-type="float">
            <text:p>4,00E-03</text:p>
          </table:table-cell>
          <table:table-cell office:value-type="float" office:value="0.9787362" calcext:value-type="float">
            <text:p>9,79E-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+INT(([.A83]-1)/2)*20" office:value-type="float" office:value="1600" calcext:value-type="float">
            <text:p>1600</text:p>
          </table:table-cell>
          <table:table-cell/>
          <table:table-cell office:value-type="float" office:value="0.7316643" calcext:value-type="float">
            <text:p>7,32E-01</text:p>
          </table:table-cell>
          <table:table-cell office:value-type="float" office:value="0.2518079" calcext:value-type="float">
            <text:p>2,52E-01</text:p>
          </table:table-cell>
          <table:table-cell/>
          <table:table-cell office:value-type="float" office:value="0.0009251063" calcext:value-type="float">
            <text:p>9,25E-04</text:p>
          </table:table-cell>
          <table:table-cell office:value-type="float" office:value="0.9817998" calcext:value-type="float">
            <text:p>9,82E-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+INT(([.A84]-1)/2)*20" office:value-type="float" office:value="1620" calcext:value-type="float">
            <text:p>1620</text:p>
          </table:table-cell>
          <table:table-cell/>
          <table:table-cell office:value-type="float" office:value="0.7935584" calcext:value-type="float">
            <text:p>7,94E-01</text:p>
          </table:table-cell>
          <table:table-cell office:value-type="float" office:value="0.1900867" calcext:value-type="float">
            <text:p>1,90E-01</text:p>
          </table:table-cell>
          <table:table-cell/>
          <table:table-cell office:value-type="float" office:value="0.01541368" calcext:value-type="float">
            <text:p>1,54E-02</text:p>
          </table:table-cell>
          <table:table-cell office:value-type="float" office:value="0.9670693" calcext:value-type="float">
            <text:p>9,67E-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+INT(([.A85]-1)/2)*20" office:value-type="float" office:value="1640" calcext:value-type="float">
            <text:p>1640</text:p>
          </table:table-cell>
          <table:table-cell/>
          <table:table-cell office:value-type="float" office:value="0.8479096" calcext:value-type="float">
            <text:p>8,48E-01</text:p>
          </table:table-cell>
          <table:table-cell office:value-type="float" office:value="0.1355623" calcext:value-type="float">
            <text:p>1,36E-01</text:p>
          </table:table-cell>
          <table:table-cell/>
          <table:table-cell office:value-type="float" office:value="0.04663982" calcext:value-type="float">
            <text:p>4,66E-02</text:p>
          </table:table-cell>
          <table:table-cell office:value-type="float" office:value="0.9357112" calcext:value-type="float">
            <text:p>9,36E-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+INT(([.A86]-1)/2)*20" office:value-type="float" office:value="1660" calcext:value-type="float">
            <text:p>1660</text:p>
          </table:table-cell>
          <table:table-cell/>
          <table:table-cell office:value-type="float" office:value="0.8945412" calcext:value-type="float">
            <text:p>8,95E-01</text:p>
          </table:table-cell>
          <table:table-cell office:value-type="float" office:value="0.08900917" calcext:value-type="float">
            <text:p>8,90E-02</text:p>
          </table:table-cell>
          <table:table-cell/>
          <table:table-cell office:value-type="float" office:value="0.09373214" calcext:value-type="float">
            <text:p>9,37E-02</text:p>
          </table:table-cell>
          <table:table-cell office:value-type="float" office:value="0.8882692" calcext:value-type="float">
            <text:p>8,88E-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+INT(([.A87]-1)/2)*20" office:value-type="float" office:value="1680" calcext:value-type="float">
            <text:p>1680</text:p>
          </table:table-cell>
          <table:table-cell/>
          <table:table-cell office:value-type="float" office:value="0.9315626" calcext:value-type="float">
            <text:p>9,32E-01</text:p>
          </table:table-cell>
          <table:table-cell office:value-type="float" office:value="0.05148361" calcext:value-type="float">
            <text:p>5,15E-02</text:p>
          </table:table-cell>
          <table:table-cell/>
          <table:table-cell office:value-type="float" office:value="0.1549596" calcext:value-type="float">
            <text:p>1,55E-01</text:p>
          </table:table-cell>
          <table:table-cell office:value-type="float" office:value="0.8268824" calcext:value-type="float">
            <text:p>8,27E-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+INT(([.A88]-1)/2)*20" office:value-type="float" office:value="1700" calcext:value-type="float">
            <text:p>1700</text:p>
          </table:table-cell>
          <table:table-cell/>
          <table:table-cell office:value-type="float" office:value="0.9594694" calcext:value-type="float">
            <text:p>9,59E-01</text:p>
          </table:table-cell>
          <table:table-cell office:value-type="float" office:value="0.02379732" calcext:value-type="float">
            <text:p>2,38E-02</text:p>
          </table:table-cell>
          <table:table-cell/>
          <table:table-cell office:value-type="float" office:value="0.2284122" calcext:value-type="float">
            <text:p>2,28E-01</text:p>
          </table:table-cell>
          <table:table-cell office:value-type="float" office:value="0.753362" calcext:value-type="float">
            <text:p>7,53E-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+INT(([.A89]-1)/2)*20" office:value-type="float" office:value="1720" calcext:value-type="float">
            <text:p>1720</text:p>
          </table:table-cell>
          <table:table-cell/>
          <table:table-cell office:value-type="float" office:value="0.9768791" calcext:value-type="float">
            <text:p>9,77E-01</text:p>
          </table:table-cell>
          <table:table-cell office:value-type="float" office:value="0.006471365" calcext:value-type="float">
            <text:p>6,47E-03</text:p>
          </table:table-cell>
          <table:table-cell/>
          <table:table-cell office:value-type="float" office:value="0.3111363" calcext:value-type="float">
            <text:p>3,11E-01</text:p>
          </table:table-cell>
          <table:table-cell office:value-type="float" office:value="0.6704898" calcext:value-type="float">
            <text:p>6,70E-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+INT(([.A90]-1)/2)*20" office:value-type="float" office:value="1740" calcext:value-type="float">
            <text:p>1740</text:p>
          </table:table-cell>
          <table:table-cell/>
          <table:table-cell office:value-type="float" office:value="0.9836237" calcext:value-type="float">
            <text:p>9,84E-01</text:p>
          </table:table-cell>
          <table:table-cell office:value-type="float" office:value="0.00003615051" calcext:value-type="float">
            <text:p>3,62E-05</text:p>
          </table:table-cell>
          <table:table-cell/>
          <table:table-cell office:value-type="float" office:value="0.4004648" calcext:value-type="float">
            <text:p>4,00E-01</text:p>
          </table:table-cell>
          <table:table-cell office:value-type="float" office:value="0.5809551" calcext:value-type="float">
            <text:p>5,81E-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+INT(([.A91]-1)/2)*20" office:value-type="float" office:value="1760" calcext:value-type="float">
            <text:p>1760</text:p>
          </table:table-cell>
          <table:table-cell/>
          <table:table-cell office:value-type="float" office:value="0.9793692" calcext:value-type="float">
            <text:p>9,79E-01</text:p>
          </table:table-cell>
          <table:table-cell office:value-type="float" office:value="0.004513303" calcext:value-type="float">
            <text:p>4,51E-03</text:p>
          </table:table-cell>
          <table:table-cell/>
          <table:table-cell office:value-type="float" office:value="0.4918731" calcext:value-type="float">
            <text:p>4,92E-01</text:p>
          </table:table-cell>
          <table:table-cell office:value-type="float" office:value="0.4895915" calcext:value-type="float">
            <text:p>4,90E-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+INT(([.A92]-1)/2)*20" office:value-type="float" office:value="1780" calcext:value-type="float">
            <text:p>1780</text:p>
          </table:table-cell>
          <table:table-cell/>
          <table:table-cell office:value-type="float" office:value="0.9642457" calcext:value-type="float">
            <text:p>9,64E-01</text:p>
          </table:table-cell>
          <table:table-cell office:value-type="float" office:value="0.01989163" calcext:value-type="float">
            <text:p>1,99E-02</text:p>
          </table:table-cell>
          <table:table-cell/>
          <table:table-cell office:value-type="float" office:value="0.5842918" calcext:value-type="float">
            <text:p>5,84E-01</text:p>
          </table:table-cell>
          <table:table-cell office:value-type="float" office:value="0.3972583" calcext:value-type="float">
            <text:p>3,97E-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+INT(([.A93]-1)/2)*20" office:value-type="float" office:value="1800" calcext:value-type="float">
            <text:p>1800</text:p>
          </table:table-cell>
          <table:table-cell/>
          <table:table-cell office:value-type="float" office:value="0.9382019" calcext:value-type="float">
            <text:p>9,38E-01</text:p>
          </table:table-cell>
          <table:table-cell office:value-type="float" office:value="0.04594992" calcext:value-type="float">
            <text:p>4,59E-02</text:p>
          </table:table-cell>
          <table:table-cell/>
          <table:table-cell office:value-type="float" office:value="0.6736682" calcext:value-type="float">
            <text:p>6,74E-01</text:p>
          </table:table-cell>
          <table:table-cell office:value-type="float" office:value="0.3079959" calcext:value-type="float">
            <text:p>3,08E-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+INT(([.A94]-1)/2)*20" office:value-type="float" office:value="1820" calcext:value-type="float">
            <text:p>1820</text:p>
          </table:table-cell>
          <table:table-cell/>
          <table:table-cell office:value-type="float" office:value="0.9020959" calcext:value-type="float">
            <text:p>9,02E-01</text:p>
          </table:table-cell>
          <table:table-cell office:value-type="float" office:value="0.08213345" calcext:value-type="float">
            <text:p>8,21E-02</text:p>
          </table:table-cell>
          <table:table-cell/>
          <table:table-cell office:value-type="float" office:value="0.7565139" calcext:value-type="float">
            <text:p>7,57E-01</text:p>
          </table:table-cell>
          <table:table-cell office:value-type="float" office:value="0.2252154" calcext:value-type="float">
            <text:p>2,25E-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+INT(([.A95]-1)/2)*20" office:value-type="float" office:value="1840" calcext:value-type="float">
            <text:p>1840</text:p>
          </table:table-cell>
          <table:table-cell/>
          <table:table-cell office:value-type="float" office:value="0.8567377" calcext:value-type="float">
            <text:p>8,57E-01</text:p>
          </table:table-cell>
          <table:table-cell office:value-type="float" office:value="0.1274727" calcext:value-type="float">
            <text:p>1,27E-01</text:p>
          </table:table-cell>
          <table:table-cell/>
          <table:table-cell office:value-type="float" office:value="0.8299273" calcext:value-type="float">
            <text:p>8,30E-01</text:p>
          </table:table-cell>
          <table:table-cell office:value-type="float" office:value="0.1522256" calcext:value-type="float">
            <text:p>1,52E-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+INT(([.A96]-1)/2)*20" office:value-type="float" office:value="1860" calcext:value-type="float">
            <text:p>1860</text:p>
          </table:table-cell>
          <table:table-cell/>
          <table:table-cell office:value-type="float" office:value="0.8031741" calcext:value-type="float">
            <text:p>8,03E-01</text:p>
          </table:table-cell>
          <table:table-cell office:value-type="float" office:value="0.180904" calcext:value-type="float">
            <text:p>1,81E-01</text:p>
          </table:table-cell>
          <table:table-cell/>
          <table:table-cell office:value-type="float" office:value="0.8910062" calcext:value-type="float">
            <text:p>8,91E-01</text:p>
          </table:table-cell>
          <table:table-cell office:value-type="float" office:value="0.09144311" calcext:value-type="float">
            <text:p>9,14E-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+INT(([.A97]-1)/2)*20" office:value-type="float" office:value="1880" calcext:value-type="float">
            <text:p>1880</text:p>
          </table:table-cell>
          <table:table-cell/>
          <table:table-cell office:value-type="float" office:value="0.7426622" calcext:value-type="float">
            <text:p>7,43E-01</text:p>
          </table:table-cell>
          <table:table-cell office:value-type="float" office:value="0.2410931" calcext:value-type="float">
            <text:p>2,41E-01</text:p>
          </table:table-cell>
          <table:table-cell/>
          <table:table-cell office:value-type="float" office:value="0.9377551" calcext:value-type="float">
            <text:p>9,38E-01</text:p>
          </table:table-cell>
          <table:table-cell office:value-type="float" office:value="0.04501378" calcext:value-type="float">
            <text:p>4,50E-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+INT(([.A98]-1)/2)*20" office:value-type="float" office:value="1900" calcext:value-type="float">
            <text:p>1900</text:p>
          </table:table-cell>
          <table:table-cell/>
          <table:table-cell office:value-type="float" office:value="0.6767334" calcext:value-type="float">
            <text:p>6,77E-01</text:p>
          </table:table-cell>
          <table:table-cell office:value-type="float" office:value="0.3067762" calcext:value-type="float">
            <text:p>3,07E-01</text:p>
          </table:table-cell>
          <table:table-cell/>
          <table:table-cell office:value-type="float" office:value="0.9690726" calcext:value-type="float">
            <text:p>9,69E-01</text:p>
          </table:table-cell>
          <table:table-cell office:value-type="float" office:value="0.0144709" calcext:value-type="float">
            <text:p>1,45E-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+INT(([.A99]-1)/2)*20" office:value-type="float" office:value="1920" calcext:value-type="float">
            <text:p>1920</text:p>
          </table:table-cell>
          <table:table-cell/>
          <table:table-cell office:value-type="float" office:value="0.606679" calcext:value-type="float">
            <text:p>6,07E-01</text:p>
          </table:table-cell>
          <table:table-cell office:value-type="float" office:value="0.3769209" calcext:value-type="float">
            <text:p>3,77E-01</text:p>
          </table:table-cell>
          <table:table-cell/>
          <table:table-cell office:value-type="float" office:value="0.983047" calcext:value-type="float">
            <text:p>9,83E-01</text:p>
          </table:table-cell>
          <table:table-cell office:value-type="float" office:value="0.0007214498" calcext:value-type="float">
            <text:p>7,21E-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+INT(([.A100]-1)/2)*20" office:value-type="float" office:value="1940" calcext:value-type="float">
            <text:p>1940</text:p>
          </table:table-cell>
          <table:table-cell/>
          <table:table-cell office:value-type="float" office:value="0.5338079" calcext:value-type="float">
            <text:p>5,34E-01</text:p>
          </table:table-cell>
          <table:table-cell office:value-type="float" office:value="0.4499497" calcext:value-type="float">
            <text:p>4,50E-01</text:p>
          </table:table-cell>
          <table:table-cell/>
          <table:table-cell office:value-type="float" office:value="0.9793971" calcext:value-type="float">
            <text:p>9,79E-01</text:p>
          </table:table-cell>
          <table:table-cell office:value-type="float" office:value="0.004522072" calcext:value-type="float">
            <text:p>4,52E-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+INT(([.A101]-1)/2)*20" office:value-type="float" office:value="1960" calcext:value-type="float">
            <text:p>1960</text:p>
          </table:table-cell>
          <table:table-cell/>
          <table:table-cell office:value-type="float" office:value="0.4606423" calcext:value-type="float">
            <text:p>4,61E-01</text:p>
          </table:table-cell>
          <table:table-cell office:value-type="float" office:value="0.5233304" calcext:value-type="float">
            <text:p>5,23E-01</text:p>
          </table:table-cell>
          <table:table-cell/>
          <table:table-cell office:value-type="float" office:value="0.9583593" calcext:value-type="float">
            <text:p>9,58E-01</text:p>
          </table:table-cell>
          <table:table-cell office:value-type="float" office:value="0.02558337" calcext:value-type="float">
            <text:p>2,56E-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+INT(([.A102]-1)/2)*20" office:value-type="float" office:value="1980" calcext:value-type="float">
            <text:p>1980</text:p>
          </table:table-cell>
          <table:table-cell/>
          <table:table-cell office:value-type="float" office:value="0.3886965" calcext:value-type="float">
            <text:p>3,89E-01</text:p>
          </table:table-cell>
          <table:table-cell office:value-type="float" office:value="0.5953746" calcext:value-type="float">
            <text:p>5,95E-01</text:p>
          </table:table-cell>
          <table:table-cell/>
          <table:table-cell office:value-type="float" office:value="0.9211622" calcext:value-type="float">
            <text:p>9,21E-01</text:p>
          </table:table-cell>
          <table:table-cell office:value-type="float" office:value="0.06268546" calcext:value-type="float">
            <text:p>6,27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03]-1)/2)*20" office:value-type="float" office:value="2000" calcext:value-type="float">
            <text:p>2000</text:p>
          </table:table-cell>
          <table:table-cell/>
          <table:table-cell office:value-type="float" office:value="0.4071093" calcext:value-type="float">
            <text:p>4,07E-01</text:p>
          </table:table-cell>
          <table:table-cell office:value-type="float" office:value="0.547182" calcext:value-type="float">
            <text:p>5,47E-01</text:p>
          </table:table-cell>
          <table:table-cell/>
          <table:table-cell office:value-type="float" office:value="0.9162582" calcext:value-type="float">
            <text:p>9,16E-01</text:p>
          </table:table-cell>
          <table:table-cell office:value-type="float" office:value="0.03165496" calcext:value-type="float">
            <text:p>3,17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04]-1)/2)*20" office:value-type="float" office:value="2020" calcext:value-type="float">
            <text:p>2020</text:p>
          </table:table-cell>
          <table:table-cell/>
          <table:table-cell office:value-type="float" office:value="0.33648" calcext:value-type="float">
            <text:p>3,36E-01</text:p>
          </table:table-cell>
          <table:table-cell office:value-type="float" office:value="0.6174994" calcext:value-type="float">
            <text:p>6,17E-01</text:p>
          </table:table-cell>
          <table:table-cell/>
          <table:table-cell office:value-type="float" office:value="0.8685466" calcext:value-type="float">
            <text:p>8,69E-01</text:p>
          </table:table-cell>
          <table:table-cell office:value-type="float" office:value="0.07177493" calcext:value-type="float">
            <text:p>7,18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05]-1)/2)*20" office:value-type="float" office:value="2040" calcext:value-type="float">
            <text:p>2040</text:p>
          </table:table-cell>
          <table:table-cell/>
          <table:table-cell office:value-type="float" office:value="0.2691528" calcext:value-type="float">
            <text:p>2,69E-01</text:p>
          </table:table-cell>
          <table:table-cell office:value-type="float" office:value="0.6868054" calcext:value-type="float">
            <text:p>6,87E-01</text:p>
          </table:table-cell>
          <table:table-cell/>
          <table:table-cell office:value-type="float" office:value="0.8115687" calcext:value-type="float">
            <text:p>8,12E-01</text:p>
          </table:table-cell>
          <table:table-cell office:value-type="float" office:value="0.1268609" calcext:value-type="float">
            <text:p>1,2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06]-1)/2)*20" office:value-type="float" office:value="2060" calcext:value-type="float">
            <text:p>2060</text:p>
          </table:table-cell>
          <table:table-cell/>
          <table:table-cell office:value-type="float" office:value="0.2065489" calcext:value-type="float">
            <text:p>2,07E-01</text:p>
          </table:table-cell>
          <table:table-cell office:value-type="float" office:value="0.749159" calcext:value-type="float">
            <text:p>7,49E-01</text:p>
          </table:table-cell>
          <table:table-cell/>
          <table:table-cell office:value-type="float" office:value="0.7438947" calcext:value-type="float">
            <text:p>7,44E-01</text:p>
          </table:table-cell>
          <table:table-cell office:value-type="float" office:value="0.1947951" calcext:value-type="float">
            <text:p>1,95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07]-1)/2)*20" office:value-type="float" office:value="2080" calcext:value-type="float">
            <text:p>2080</text:p>
          </table:table-cell>
          <table:table-cell/>
          <table:table-cell office:value-type="float" office:value="0.1503168" calcext:value-type="float">
            <text:p>1,50E-01</text:p>
          </table:table-cell>
          <table:table-cell office:value-type="float" office:value="0.8048659" calcext:value-type="float">
            <text:p>8,05E-01</text:p>
          </table:table-cell>
          <table:table-cell/>
          <table:table-cell office:value-type="float" office:value="0.6651856" calcext:value-type="float">
            <text:p>6,65E-01</text:p>
          </table:table-cell>
          <table:table-cell office:value-type="float" office:value="0.2724626" calcext:value-type="float">
            <text:p>2,72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08]-1)/2)*20" office:value-type="float" office:value="2100" calcext:value-type="float">
            <text:p>2100</text:p>
          </table:table-cell>
          <table:table-cell/>
          <table:table-cell office:value-type="float" office:value="0.1019085" calcext:value-type="float">
            <text:p>1,02E-01</text:p>
          </table:table-cell>
          <table:table-cell office:value-type="float" office:value="0.8549153" calcext:value-type="float">
            <text:p>8,55E-01</text:p>
          </table:table-cell>
          <table:table-cell/>
          <table:table-cell office:value-type="float" office:value="0.5789819" calcext:value-type="float">
            <text:p>5,79E-01</text:p>
          </table:table-cell>
          <table:table-cell office:value-type="float" office:value="0.3563698" calcext:value-type="float">
            <text:p>3,56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09]-1)/2)*20" office:value-type="float" office:value="2120" calcext:value-type="float">
            <text:p>2120</text:p>
          </table:table-cell>
          <table:table-cell/>
          <table:table-cell office:value-type="float" office:value="0.06193639" calcext:value-type="float">
            <text:p>6,19E-02</text:p>
          </table:table-cell>
          <table:table-cell office:value-type="float" office:value="0.8979065" calcext:value-type="float">
            <text:p>8,98E-01</text:p>
          </table:table-cell>
          <table:table-cell/>
          <table:table-cell office:value-type="float" office:value="0.4905603" calcext:value-type="float">
            <text:p>4,91E-01</text:p>
          </table:table-cell>
          <table:table-cell office:value-type="float" office:value="0.4467681" calcext:value-type="float">
            <text:p>4,47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10]-1)/2)*20" office:value-type="float" office:value="2140" calcext:value-type="float">
            <text:p>2140</text:p>
          </table:table-cell>
          <table:table-cell/>
          <table:table-cell office:value-type="float" office:value="0.03107577" calcext:value-type="float">
            <text:p>3,11E-02</text:p>
          </table:table-cell>
          <table:table-cell office:value-type="float" office:value="0.9294101" calcext:value-type="float">
            <text:p>9,29E-01</text:p>
          </table:table-cell>
          <table:table-cell/>
          <table:table-cell office:value-type="float" office:value="0.3989861" calcext:value-type="float">
            <text:p>3,99E-01</text:p>
          </table:table-cell>
          <table:table-cell office:value-type="float" office:value="0.5369855" calcext:value-type="float">
            <text:p>5,37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11]-1)/2)*20" office:value-type="float" office:value="2160" calcext:value-type="float">
            <text:p>2160</text:p>
          </table:table-cell>
          <table:table-cell/>
          <table:table-cell office:value-type="float" office:value="0.01107218" calcext:value-type="float">
            <text:p>1,11E-02</text:p>
          </table:table-cell>
          <table:table-cell office:value-type="float" office:value="0.9518281" calcext:value-type="float">
            <text:p>9,52E-01</text:p>
          </table:table-cell>
          <table:table-cell/>
          <table:table-cell office:value-type="float" office:value="0.312105" calcext:value-type="float">
            <text:p>3,12E-01</text:p>
          </table:table-cell>
          <table:table-cell office:value-type="float" office:value="0.6254361" calcext:value-type="float">
            <text:p>6,2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12]-1)/2)*20" office:value-type="float" office:value="2180" calcext:value-type="float">
            <text:p>2180</text:p>
          </table:table-cell>
          <table:table-cell/>
          <table:table-cell office:value-type="float" office:value="0.001411078" calcext:value-type="float">
            <text:p>1,41E-03</text:p>
          </table:table-cell>
          <table:table-cell office:value-type="float" office:value="0.9645283" calcext:value-type="float">
            <text:p>9,65E-01</text:p>
          </table:table-cell>
          <table:table-cell/>
          <table:table-cell office:value-type="float" office:value="0.2311127" calcext:value-type="float">
            <text:p>2,31E-01</text:p>
          </table:table-cell>
          <table:table-cell office:value-type="float" office:value="0.7087981" calcext:value-type="float">
            <text:p>7,09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13]-1)/2)*20" office:value-type="float" office:value="2200" calcext:value-type="float">
            <text:p>2200</text:p>
          </table:table-cell>
          <table:table-cell/>
          <table:table-cell office:value-type="float" office:value="0.001113066" calcext:value-type="float">
            <text:p>1,11E-03</text:p>
          </table:table-cell>
          <table:table-cell office:value-type="float" office:value="0.9650388" calcext:value-type="float">
            <text:p>9,65E-01</text:p>
          </table:table-cell>
          <table:table-cell/>
          <table:table-cell office:value-type="float" office:value="0.1577453" calcext:value-type="float">
            <text:p>1,58E-01</text:p>
          </table:table-cell>
          <table:table-cell office:value-type="float" office:value="0.7831171" calcext:value-type="float">
            <text:p>7,83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14]-1)/2)*20" office:value-type="float" office:value="2220" calcext:value-type="float">
            <text:p>2220</text:p>
          </table:table-cell>
          <table:table-cell/>
          <table:table-cell office:value-type="float" office:value="0.01018217" calcext:value-type="float">
            <text:p>1,02E-02</text:p>
          </table:table-cell>
          <table:table-cell office:value-type="float" office:value="0.951558" calcext:value-type="float">
            <text:p>9,52E-01</text:p>
          </table:table-cell>
          <table:table-cell/>
          <table:table-cell office:value-type="float" office:value="0.09594935" calcext:value-type="float">
            <text:p>9,59E-02</text:p>
          </table:table-cell>
          <table:table-cell office:value-type="float" office:value="0.8454825" calcext:value-type="float">
            <text:p>8,45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15]-1)/2)*20" office:value-type="float" office:value="2240" calcext:value-type="float">
            <text:p>2240</text:p>
          </table:table-cell>
          <table:table-cell/>
          <table:table-cell office:value-type="float" office:value="0.03014336" calcext:value-type="float">
            <text:p>3,01E-02</text:p>
          </table:table-cell>
          <table:table-cell office:value-type="float" office:value="0.9305759" calcext:value-type="float">
            <text:p>9,31E-01</text:p>
          </table:table-cell>
          <table:table-cell/>
          <table:table-cell office:value-type="float" office:value="0.04847972" calcext:value-type="float">
            <text:p>4,85E-02</text:p>
          </table:table-cell>
          <table:table-cell office:value-type="float" office:value="0.8955392" calcext:value-type="float">
            <text:p>8,96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16]-1)/2)*20" office:value-type="float" office:value="2260" calcext:value-type="float">
            <text:p>2260</text:p>
          </table:table-cell>
          <table:table-cell/>
          <table:table-cell office:value-type="float" office:value="0.06027444" calcext:value-type="float">
            <text:p>6,03E-02</text:p>
          </table:table-cell>
          <table:table-cell office:value-type="float" office:value="0.9002733" calcext:value-type="float">
            <text:p>9,00E-01</text:p>
          </table:table-cell>
          <table:table-cell/>
          <table:table-cell office:value-type="float" office:value="0.01670957" calcext:value-type="float">
            <text:p>1,67E-02</text:p>
          </table:table-cell>
          <table:table-cell office:value-type="float" office:value="0.9317804" calcext:value-type="float">
            <text:p>9,3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17]-1)/2)*20" office:value-type="float" office:value="2280" calcext:value-type="float">
            <text:p>2280</text:p>
          </table:table-cell>
          <table:table-cell/>
          <table:table-cell office:value-type="float" office:value="0.1000287" calcext:value-type="float">
            <text:p>1,00E-01</text:p>
          </table:table-cell>
          <table:table-cell office:value-type="float" office:value="0.8587807" calcext:value-type="float">
            <text:p>8,59E-01</text:p>
          </table:table-cell>
          <table:table-cell/>
          <table:table-cell office:value-type="float" office:value="0.001598424" calcext:value-type="float">
            <text:p>1,60E-03</text:p>
          </table:table-cell>
          <table:table-cell office:value-type="float" office:value="0.9512346" calcext:value-type="float">
            <text:p>9,51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18]-1)/2)*20" office:value-type="float" office:value="2300" calcext:value-type="float">
            <text:p>2300</text:p>
          </table:table-cell>
          <table:table-cell/>
          <table:table-cell office:value-type="float" office:value="0.1483558" calcext:value-type="float">
            <text:p>1,48E-01</text:p>
          </table:table-cell>
          <table:table-cell office:value-type="float" office:value="0.8095734" calcext:value-type="float">
            <text:p>8,10E-01</text:p>
          </table:table-cell>
          <table:table-cell/>
          <table:table-cell office:value-type="float" office:value="0.001148683" calcext:value-type="float">
            <text:p>1,15E-03</text:p>
          </table:table-cell>
          <table:table-cell office:value-type="float" office:value="0.952884" calcext:value-type="float">
            <text:p>9,53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19]-1)/2)*20" office:value-type="float" office:value="2320" calcext:value-type="float">
            <text:p>2320</text:p>
          </table:table-cell>
          <table:table-cell/>
          <table:table-cell office:value-type="float" office:value="0.2044788" calcext:value-type="float">
            <text:p>2,04E-01</text:p>
          </table:table-cell>
          <table:table-cell office:value-type="float" office:value="0.7537163" calcext:value-type="float">
            <text:p>7,54E-01</text:p>
          </table:table-cell>
          <table:table-cell/>
          <table:table-cell office:value-type="float" office:value="0.01450966" calcext:value-type="float">
            <text:p>1,45E-02</text:p>
          </table:table-cell>
          <table:table-cell office:value-type="float" office:value="0.9351431" calcext:value-type="float">
            <text:p>9,35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20]-1)/2)*20" office:value-type="float" office:value="2340" calcext:value-type="float">
            <text:p>2340</text:p>
          </table:table-cell>
          <table:table-cell/>
          <table:table-cell office:value-type="float" office:value="0.2664865" calcext:value-type="float">
            <text:p>2,66E-01</text:p>
          </table:table-cell>
          <table:table-cell office:value-type="float" office:value="0.6899926" calcext:value-type="float">
            <text:p>6,90E-01</text:p>
          </table:table-cell>
          <table:table-cell/>
          <table:table-cell office:value-type="float" office:value="0.04525886" calcext:value-type="float">
            <text:p>4,53E-02</text:p>
          </table:table-cell>
          <table:table-cell office:value-type="float" office:value="0.9017257" calcext:value-type="float">
            <text:p>9,02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21]-1)/2)*20" office:value-type="float" office:value="2360" calcext:value-type="float">
            <text:p>2360</text:p>
          </table:table-cell>
          <table:table-cell/>
          <table:table-cell office:value-type="float" office:value="0.333411" calcext:value-type="float">
            <text:p>3,33E-01</text:p>
          </table:table-cell>
          <table:table-cell office:value-type="float" office:value="0.6226339" calcext:value-type="float">
            <text:p>6,23E-01</text:p>
          </table:table-cell>
          <table:table-cell/>
          <table:table-cell office:value-type="float" office:value="0.09140434" calcext:value-type="float">
            <text:p>9,14E-02</text:p>
          </table:table-cell>
          <table:table-cell office:value-type="float" office:value="0.853052" calcext:value-type="float">
            <text:p>8,53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22]-1)/2)*20" office:value-type="float" office:value="2380" calcext:value-type="float">
            <text:p>2380</text:p>
          </table:table-cell>
          <table:table-cell/>
          <table:table-cell office:value-type="float" office:value="0.4038965" calcext:value-type="float">
            <text:p>4,04E-01</text:p>
          </table:table-cell>
          <table:table-cell office:value-type="float" office:value="0.552063" calcext:value-type="float">
            <text:p>5,52E-01</text:p>
          </table:table-cell>
          <table:table-cell/>
          <table:table-cell office:value-type="float" office:value="0.1522468" calcext:value-type="float">
            <text:p>1,52E-01</text:p>
          </table:table-cell>
          <table:table-cell office:value-type="float" office:value="0.7923946" calcext:value-type="float">
            <text:p>7,9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000+INT(([.A123]-1)/2)*20" office:value-type="float" office:value="2400" calcext:value-type="float">
            <text:p>2400</text:p>
          </table:table-cell>
          <table:table-cell/>
          <table:table-cell office:value-type="float" office:value="0.4755274" calcext:value-type="float">
            <text:p>4,76E-01</text:p>
          </table:table-cell>
          <table:table-cell office:value-type="float" office:value="0.4787766" calcext:value-type="float">
            <text:p>4,79E-01</text:p>
          </table:table-cell>
          <table:table-cell/>
          <table:table-cell office:value-type="float" office:value="0.224463" calcext:value-type="float">
            <text:p>2,24E-01</text:p>
          </table:table-cell>
          <table:table-cell office:value-type="float" office:value="0.7174017" calcext:value-type="float">
            <text:p>7,1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000+INT(([.A124]-1)/2)*20" office:value-type="float" office:value="2420" calcext:value-type="float">
            <text:p>2420</text:p>
          </table:table-cell>
          <table:table-cell/>
          <table:table-cell office:value-type="float" office:value="0.5496472" calcext:value-type="float">
            <text:p>5,50E-01</text:p>
          </table:table-cell>
          <table:table-cell office:value-type="float" office:value="0.4067633" calcext:value-type="float">
            <text:p>4,07E-01</text:p>
          </table:table-cell>
          <table:table-cell/>
          <table:table-cell office:value-type="float" office:value="0.3057181" calcext:value-type="float">
            <text:p>3,06E-01</text:p>
          </table:table-cell>
          <table:table-cell office:value-type="float" office:value="0.6356671" calcext:value-type="float">
            <text:p>6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000+INT(([.A125]-1)/2)*20" office:value-type="float" office:value="2440" calcext:value-type="float">
            <text:p>2440</text:p>
          </table:table-cell>
          <table:table-cell/>
          <table:table-cell office:value-type="float" office:value="0.6199112" calcext:value-type="float">
            <text:p>6,20E-01</text:p>
          </table:table-cell>
          <table:table-cell office:value-type="float" office:value="0.3358636" calcext:value-type="float">
            <text:p>3,36E-01</text:p>
          </table:table-cell>
          <table:table-cell/>
          <table:table-cell office:value-type="float" office:value="0.3923774" calcext:value-type="float">
            <text:p>3,92E-01</text:p>
          </table:table-cell>
          <table:table-cell office:value-type="float" office:value="0.5457861" calcext:value-type="float">
            <text:p>5,46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000+INT(([.A126]-1)/2)*20" office:value-type="float" office:value="2460" calcext:value-type="float">
            <text:p>2460</text:p>
          </table:table-cell>
          <table:table-cell/>
          <table:table-cell office:value-type="float" office:value="0.6879862" calcext:value-type="float">
            <text:p>6,88E-01</text:p>
          </table:table-cell>
          <table:table-cell office:value-type="float" office:value="0.2688793" calcext:value-type="float">
            <text:p>2,69E-01</text:p>
          </table:table-cell>
          <table:table-cell/>
          <table:table-cell office:value-type="float" office:value="0.4825097" calcext:value-type="float">
            <text:p>4,83E-01</text:p>
          </table:table-cell>
          <table:table-cell office:value-type="float" office:value="0.4553102" calcext:value-type="float">
            <text:p>4,55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00+INT(([.A127]-1)/2)*20" office:value-type="float" office:value="2480" calcext:value-type="float">
            <text:p>2480</text:p>
          </table:table-cell>
          <table:table-cell/>
          <table:table-cell office:value-type="float" office:value="0.7513426" calcext:value-type="float">
            <text:p>7,51E-01</text:p>
          </table:table-cell>
          <table:table-cell office:value-type="float" office:value="0.2065895" calcext:value-type="float">
            <text:p>2,07E-01</text:p>
          </table:table-cell>
          <table:table-cell/>
          <table:table-cell office:value-type="float" office:value="0.5722242" calcext:value-type="float">
            <text:p>5,72E-01</text:p>
          </table:table-cell>
          <table:table-cell office:value-type="float" office:value="0.3661318" calcext:value-type="float">
            <text:p>3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000+INT(([.A128]-1)/2)*20" office:value-type="float" office:value="2500" calcext:value-type="float">
            <text:p>2500</text:p>
          </table:table-cell>
          <table:table-cell/>
          <table:table-cell office:value-type="float" office:value="0.808061" calcext:value-type="float">
            <text:p>8,08E-01</text:p>
          </table:table-cell>
          <table:table-cell office:value-type="float" office:value="0.1505506" calcext:value-type="float">
            <text:p>1,51E-01</text:p>
          </table:table-cell>
          <table:table-cell/>
          <table:table-cell office:value-type="float" office:value="0.6589642" calcext:value-type="float">
            <text:p>6,59E-01</text:p>
          </table:table-cell>
          <table:table-cell office:value-type="float" office:value="0.2803202" calcext:value-type="float">
            <text:p>2,80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000+INT(([.A129]-1)/2)*20" office:value-type="float" office:value="2520" calcext:value-type="float">
            <text:p>2520</text:p>
          </table:table-cell>
          <table:table-cell/>
          <table:table-cell office:value-type="float" office:value="0.8569869" calcext:value-type="float">
            <text:p>8,57E-01</text:p>
          </table:table-cell>
          <table:table-cell office:value-type="float" office:value="0.1016536" calcext:value-type="float">
            <text:p>1,02E-01</text:p>
          </table:table-cell>
          <table:table-cell/>
          <table:table-cell office:value-type="float" office:value="0.7379593" calcext:value-type="float">
            <text:p>7,38E-01</text:p>
          </table:table-cell>
          <table:table-cell office:value-type="float" office:value="0.2015604" calcext:value-type="float">
            <text:p>2,02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000+INT(([.A130]-1)/2)*20" office:value-type="float" office:value="2540" calcext:value-type="float">
            <text:p>2540</text:p>
          </table:table-cell>
          <table:table-cell/>
          <table:table-cell office:value-type="float" office:value="0.8992446" calcext:value-type="float">
            <text:p>8,99E-01</text:p>
          </table:table-cell>
          <table:table-cell office:value-type="float" office:value="0.06184308" calcext:value-type="float">
            <text:p>6,18E-02</text:p>
          </table:table-cell>
          <table:table-cell/>
          <table:table-cell office:value-type="float" office:value="0.8082612" calcext:value-type="float">
            <text:p>8,08E-01</text:p>
          </table:table-cell>
          <table:table-cell office:value-type="float" office:value="0.1333031" calcext:value-type="float">
            <text:p>1,33E-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000+INT(([.A131]-1)/2)*20" office:value-type="float" office:value="2560" calcext:value-type="float">
            <text:p>2560</text:p>
          </table:table-cell>
          <table:table-cell/>
          <table:table-cell office:value-type="float" office:value="0.9299075" calcext:value-type="float">
            <text:p>9,30E-01</text:p>
          </table:table-cell>
          <table:table-cell office:value-type="float" office:value="0.03068192" calcext:value-type="float">
            <text:p>3,07E-02</text:p>
          </table:table-cell>
          <table:table-cell/>
          <table:table-cell office:value-type="float" office:value="0.8674953" calcext:value-type="float">
            <text:p>8,67E-01</text:p>
          </table:table-cell>
          <table:table-cell office:value-type="float" office:value="0.0767202" calcext:value-type="float">
            <text:p>7,67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00+INT(([.A132]-1)/2)*20" office:value-type="float" office:value="2580" calcext:value-type="float">
            <text:p>2580</text:p>
          </table:table-cell>
          <table:table-cell/>
          <table:table-cell office:value-type="float" office:value="0.9533292" calcext:value-type="float">
            <text:p>9,53E-01</text:p>
          </table:table-cell>
          <table:table-cell office:value-type="float" office:value="0.0110541" calcext:value-type="float">
            <text:p>1,11E-02</text:p>
          </table:table-cell>
          <table:table-cell/>
          <table:table-cell office:value-type="float" office:value="0.9146228" calcext:value-type="float">
            <text:p>9,15E-01</text:p>
          </table:table-cell>
          <table:table-cell office:value-type="float" office:value="0.03528894" calcext:value-type="float">
            <text:p>3,53E-0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35]-1)/2)*20" office:value-type="float" office:value="2000" calcext:value-type="float">
            <text:p>2000</text:p>
          </table:table-cell>
          <table:table-cell/>
          <table:table-cell office:value-type="float" office:value="0.4113964" calcext:value-type="float">
            <text:p>4,11E-01</text:p>
          </table:table-cell>
          <table:table-cell office:value-type="float" office:value="0.5649766" calcext:value-type="float">
            <text:p>5,65E-01</text:p>
          </table:table-cell>
          <table:table-cell/>
          <table:table-cell office:value-type="float" office:value="0.9414685" calcext:value-type="float">
            <text:p>9,41E-01</text:p>
          </table:table-cell>
          <table:table-cell office:value-type="float" office:value="0.03989676" calcext:value-type="float">
            <text:p>3,99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36]-1)/2)*20" office:value-type="float" office:value="2020" calcext:value-type="float">
            <text:p>2020</text:p>
          </table:table-cell>
          <table:table-cell/>
          <table:table-cell office:value-type="float" office:value="0.3400223" calcext:value-type="float">
            <text:p>3,40E-01</text:p>
          </table:table-cell>
          <table:table-cell office:value-type="float" office:value="0.6362715" calcext:value-type="float">
            <text:p>6,36E-01</text:p>
          </table:table-cell>
          <table:table-cell/>
          <table:table-cell office:value-type="float" office:value="0.896597" calcext:value-type="float">
            <text:p>8,97E-01</text:p>
          </table:table-cell>
          <table:table-cell office:value-type="float" office:value="0.08454829" calcext:value-type="float">
            <text:p>8,45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37]-1)/2)*20" office:value-type="float" office:value="2040" calcext:value-type="float">
            <text:p>2040</text:p>
          </table:table-cell>
          <table:table-cell/>
          <table:table-cell office:value-type="float" office:value="0.272135" calcext:value-type="float">
            <text:p>2,72E-01</text:p>
          </table:table-cell>
          <table:table-cell office:value-type="float" office:value="0.7041412" calcext:value-type="float">
            <text:p>7,04E-01</text:p>
          </table:table-cell>
          <table:table-cell/>
          <table:table-cell office:value-type="float" office:value="0.8374987" calcext:value-type="float">
            <text:p>8,37E-01</text:p>
          </table:table-cell>
          <table:table-cell office:value-type="float" office:value="0.1434931" calcext:value-type="float">
            <text:p>1,4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38]-1)/2)*20" office:value-type="float" office:value="2060" calcext:value-type="float">
            <text:p>2060</text:p>
          </table:table-cell>
          <table:table-cell/>
          <table:table-cell office:value-type="float" office:value="0.2093713" calcext:value-type="float">
            <text:p>2,09E-01</text:p>
          </table:table-cell>
          <table:table-cell office:value-type="float" office:value="0.7672713" calcext:value-type="float">
            <text:p>7,67E-01</text:p>
          </table:table-cell>
          <table:table-cell/>
          <table:table-cell office:value-type="float" office:value="0.7664347" calcext:value-type="float">
            <text:p>7,66E-01</text:p>
          </table:table-cell>
          <table:table-cell office:value-type="float" office:value="0.2144784" calcext:value-type="float">
            <text:p>2,14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39]-1)/2)*20" office:value-type="float" office:value="2080" calcext:value-type="float">
            <text:p>2080</text:p>
          </table:table-cell>
          <table:table-cell/>
          <table:table-cell office:value-type="float" office:value="0.1525235" calcext:value-type="float">
            <text:p>1,53E-01</text:p>
          </table:table-cell>
          <table:table-cell office:value-type="float" office:value="0.8245632" calcext:value-type="float">
            <text:p>8,25E-01</text:p>
          </table:table-cell>
          <table:table-cell/>
          <table:table-cell office:value-type="float" office:value="0.6851117" calcext:value-type="float">
            <text:p>6,85E-01</text:p>
          </table:table-cell>
          <table:table-cell office:value-type="float" office:value="0.2957737" calcext:value-type="float">
            <text:p>2,9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40]-1)/2)*20" office:value-type="float" office:value="2100" calcext:value-type="float">
            <text:p>2100</text:p>
          </table:table-cell>
          <table:table-cell/>
          <table:table-cell office:value-type="float" office:value="0.1039009" calcext:value-type="float">
            <text:p>1,04E-01</text:p>
          </table:table-cell>
          <table:table-cell office:value-type="float" office:value="0.8732558" calcext:value-type="float">
            <text:p>8,73E-01</text:p>
          </table:table-cell>
          <table:table-cell/>
          <table:table-cell office:value-type="float" office:value="0.5981559" calcext:value-type="float">
            <text:p>5,98E-01</text:p>
          </table:table-cell>
          <table:table-cell office:value-type="float" office:value="0.38272" calcext:value-type="float">
            <text:p>3,83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41]-1)/2)*20" office:value-type="float" office:value="2120" calcext:value-type="float">
            <text:p>2120</text:p>
          </table:table-cell>
          <table:table-cell/>
          <table:table-cell office:value-type="float" office:value="0.06342333" calcext:value-type="float">
            <text:p>6,34E-02</text:p>
          </table:table-cell>
          <table:table-cell office:value-type="float" office:value="0.9136519" calcext:value-type="float">
            <text:p>9,14E-01</text:p>
          </table:table-cell>
          <table:table-cell/>
          <table:table-cell office:value-type="float" office:value="0.5069292" calcext:value-type="float">
            <text:p>5,07E-01</text:p>
          </table:table-cell>
          <table:table-cell office:value-type="float" office:value="0.4738326" calcext:value-type="float">
            <text:p>4,74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42]-1)/2)*20" office:value-type="float" office:value="2140" calcext:value-type="float">
            <text:p>2140</text:p>
          </table:table-cell>
          <table:table-cell/>
          <table:table-cell office:value-type="float" office:value="0.03249356" calcext:value-type="float">
            <text:p>3,25E-02</text:p>
          </table:table-cell>
          <table:table-cell office:value-type="float" office:value="0.9447502" calcext:value-type="float">
            <text:p>9,45E-01</text:p>
          </table:table-cell>
          <table:table-cell/>
          <table:table-cell office:value-type="float" office:value="0.4152151" calcext:value-type="float">
            <text:p>4,15E-01</text:p>
          </table:table-cell>
          <table:table-cell office:value-type="float" office:value="0.5655983" calcext:value-type="float">
            <text:p>5,66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43]-1)/2)*20" office:value-type="float" office:value="2160" calcext:value-type="float">
            <text:p>2160</text:p>
          </table:table-cell>
          <table:table-cell/>
          <table:table-cell office:value-type="float" office:value="0.01139781" calcext:value-type="float">
            <text:p>1,14E-02</text:p>
          </table:table-cell>
          <table:table-cell office:value-type="float" office:value="0.9655833" calcext:value-type="float">
            <text:p>9,66E-01</text:p>
          </table:table-cell>
          <table:table-cell/>
          <table:table-cell office:value-type="float" office:value="0.325173" calcext:value-type="float">
            <text:p>3,25E-01</text:p>
          </table:table-cell>
          <table:table-cell office:value-type="float" office:value="0.6554159" calcext:value-type="float">
            <text:p>6,5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44]-1)/2)*20" office:value-type="float" office:value="2180" calcext:value-type="float">
            <text:p>2180</text:p>
          </table:table-cell>
          <table:table-cell/>
          <table:table-cell office:value-type="float" office:value="0.001061215" calcext:value-type="float">
            <text:p>1,06E-03</text:p>
          </table:table-cell>
          <table:table-cell office:value-type="float" office:value="0.9757848" calcext:value-type="float">
            <text:p>9,76E-01</text:p>
          </table:table-cell>
          <table:table-cell/>
          <table:table-cell office:value-type="float" office:value="0.240871" calcext:value-type="float">
            <text:p>2,41E-01</text:p>
          </table:table-cell>
          <table:table-cell office:value-type="float" office:value="0.7398623" calcext:value-type="float">
            <text:p>7,40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45]-1)/2)*20" office:value-type="float" office:value="2200" calcext:value-type="float">
            <text:p>2200</text:p>
          </table:table-cell>
          <table:table-cell/>
          <table:table-cell office:value-type="float" office:value="0.001684691" calcext:value-type="float">
            <text:p>1,68E-03</text:p>
          </table:table-cell>
          <table:table-cell office:value-type="float" office:value="0.9746932" calcext:value-type="float">
            <text:p>9,75E-01</text:p>
          </table:table-cell>
          <table:table-cell/>
          <table:table-cell office:value-type="float" office:value="0.1661688" calcext:value-type="float">
            <text:p>1,66E-01</text:p>
          </table:table-cell>
          <table:table-cell office:value-type="float" office:value="0.8144895" calcext:value-type="float">
            <text:p>8,14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46]-1)/2)*20" office:value-type="float" office:value="2220" calcext:value-type="float">
            <text:p>2220</text:p>
          </table:table-cell>
          <table:table-cell/>
          <table:table-cell office:value-type="float" office:value="0.01323361" calcext:value-type="float">
            <text:p>1,32E-02</text:p>
          </table:table-cell>
          <table:table-cell office:value-type="float" office:value="0.9628923" calcext:value-type="float">
            <text:p>9,63E-01</text:p>
          </table:table-cell>
          <table:table-cell/>
          <table:table-cell office:value-type="float" office:value="0.1024902" calcext:value-type="float">
            <text:p>1,02E-01</text:p>
          </table:table-cell>
          <table:table-cell office:value-type="float" office:value="0.8784244" calcext:value-type="float">
            <text:p>8,7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47]-1)/2)*20" office:value-type="float" office:value="2240" calcext:value-type="float">
            <text:p>2240</text:p>
          </table:table-cell>
          <table:table-cell/>
          <table:table-cell office:value-type="float" office:value="0.03547201" calcext:value-type="float">
            <text:p>3,55E-02</text:p>
          </table:table-cell>
          <table:table-cell office:value-type="float" office:value="0.94023" calcext:value-type="float">
            <text:p>9,40E-01</text:p>
          </table:table-cell>
          <table:table-cell/>
          <table:table-cell office:value-type="float" office:value="0.0528427" calcext:value-type="float">
            <text:p>5,28E-02</text:p>
          </table:table-cell>
          <table:table-cell office:value-type="float" office:value="0.9281602" calcext:value-type="float">
            <text:p>9,28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48]-1)/2)*20" office:value-type="float" office:value="2260" calcext:value-type="float">
            <text:p>2260</text:p>
          </table:table-cell>
          <table:table-cell/>
          <table:table-cell office:value-type="float" office:value="0.06779283" calcext:value-type="float">
            <text:p>6,78E-02</text:p>
          </table:table-cell>
          <table:table-cell office:value-type="float" office:value="0.9080411" calcext:value-type="float">
            <text:p>9,08E-01</text:p>
          </table:table-cell>
          <table:table-cell/>
          <table:table-cell office:value-type="float" office:value="0.01900549" calcext:value-type="float">
            <text:p>1,90E-02</text:p>
          </table:table-cell>
          <table:table-cell office:value-type="float" office:value="0.9624267" calcext:value-type="float">
            <text:p>9,6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49]-1)/2)*20" office:value-type="float" office:value="2280" calcext:value-type="float">
            <text:p>2280</text:p>
          </table:table-cell>
          <table:table-cell/>
          <table:table-cell office:value-type="float" office:value="0.1094805" calcext:value-type="float">
            <text:p>1,09E-01</text:p>
          </table:table-cell>
          <table:table-cell office:value-type="float" office:value="0.8668859" calcext:value-type="float">
            <text:p>8,67E-01</text:p>
          </table:table-cell>
          <table:table-cell/>
          <table:table-cell office:value-type="float" office:value="0.002009784" calcext:value-type="float">
            <text:p>2,01E-03</text:p>
          </table:table-cell>
          <table:table-cell office:value-type="float" office:value="0.9798597" calcext:value-type="float">
            <text:p>9,80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50]-1)/2)*20" office:value-type="float" office:value="2300" calcext:value-type="float">
            <text:p>2300</text:p>
          </table:table-cell>
          <table:table-cell/>
          <table:table-cell office:value-type="float" office:value="0.1593805" calcext:value-type="float">
            <text:p>1,59E-01</text:p>
          </table:table-cell>
          <table:table-cell office:value-type="float" office:value="0.8177038" calcext:value-type="float">
            <text:p>8,18E-01</text:p>
          </table:table-cell>
          <table:table-cell/>
          <table:table-cell office:value-type="float" office:value="0.002338353" calcext:value-type="float">
            <text:p>2,34E-03</text:p>
          </table:table-cell>
          <table:table-cell office:value-type="float" office:value="0.9799787" calcext:value-type="float">
            <text:p>9,80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51]-1)/2)*20" office:value-type="float" office:value="2320" calcext:value-type="float">
            <text:p>2320</text:p>
          </table:table-cell>
          <table:table-cell/>
          <table:table-cell office:value-type="float" office:value="0.2171398" calcext:value-type="float">
            <text:p>2,17E-01</text:p>
          </table:table-cell>
          <table:table-cell office:value-type="float" office:value="0.7602767" calcext:value-type="float">
            <text:p>7,60E-01</text:p>
          </table:table-cell>
          <table:table-cell/>
          <table:table-cell office:value-type="float" office:value="0.02006527" calcext:value-type="float">
            <text:p>2,01E-02</text:p>
          </table:table-cell>
          <table:table-cell office:value-type="float" office:value="0.9623693" calcext:value-type="float">
            <text:p>9,6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52]-1)/2)*20" office:value-type="float" office:value="2340" calcext:value-type="float">
            <text:p>2340</text:p>
          </table:table-cell>
          <table:table-cell/>
          <table:table-cell office:value-type="float" office:value="0.2798532" calcext:value-type="float">
            <text:p>2,80E-01</text:p>
          </table:table-cell>
          <table:table-cell office:value-type="float" office:value="0.6978401" calcext:value-type="float">
            <text:p>6,98E-01</text:p>
          </table:table-cell>
          <table:table-cell/>
          <table:table-cell office:value-type="float" office:value="0.05405066" calcext:value-type="float">
            <text:p>5,41E-02</text:p>
          </table:table-cell>
          <table:table-cell office:value-type="float" office:value="0.9283463" calcext:value-type="float">
            <text:p>9,28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53]-1)/2)*20" office:value-type="float" office:value="2360" calcext:value-type="float">
            <text:p>2360</text:p>
          </table:table-cell>
          <table:table-cell/>
          <table:table-cell office:value-type="float" office:value="0.3481291" calcext:value-type="float">
            <text:p>3,48E-01</text:p>
          </table:table-cell>
          <table:table-cell office:value-type="float" office:value="0.6295741" calcext:value-type="float">
            <text:p>6,30E-01</text:p>
          </table:table-cell>
          <table:table-cell/>
          <table:table-cell office:value-type="float" office:value="0.104036" calcext:value-type="float">
            <text:p>1,04E-01</text:p>
          </table:table-cell>
          <table:table-cell office:value-type="float" office:value="0.8783584" calcext:value-type="float">
            <text:p>8,78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54]-1)/2)*20" office:value-type="float" office:value="2380" calcext:value-type="float">
            <text:p>2380</text:p>
          </table:table-cell>
          <table:table-cell/>
          <table:table-cell office:value-type="float" office:value="0.4197052" calcext:value-type="float">
            <text:p>4,20E-01</text:p>
          </table:table-cell>
          <table:table-cell office:value-type="float" office:value="0.557455" calcext:value-type="float">
            <text:p>5,57E-01</text:p>
          </table:table-cell>
          <table:table-cell/>
          <table:table-cell office:value-type="float" office:value="0.1679834" calcext:value-type="float">
            <text:p>1,68E-01</text:p>
          </table:table-cell>
          <table:table-cell office:value-type="float" office:value="0.8139605" calcext:value-type="float">
            <text:p>8,14E-01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190.01mm" svg:y="39.21mm">
            <loext:p draw:notify-on-update-of-ranges="Feuille2.B5:Feuille2.B5 Feuille2.B6:Feuille2.B61 Feuille2.D5:Feuille2.D5 Feuille2.D6:Feuille2.D61 Feuille2.B5:Feuille2.B5 Feuille2.B6:Feuille2.B61 Feuille2.H5:Feuille2.H5 Feuille2.H6:Feuille2.H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900 + 1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60+INT(([.A6]-1)/2)*1" office:value-type="float" office:value="860" calcext:value-type="float">
            <text:p>860</text:p>
          </table:table-cell>
          <table:table-cell/>
          <table:table-cell office:value-type="float" office:value="0.9575055" calcext:value-type="float">
            <text:p>9,58E-01</text:p>
          </table:table-cell>
          <table:table-cell office:value-type="float" office:value="0.01291563" calcext:value-type="float">
            <text:p>1,29E-02</text:p>
          </table:table-cell>
          <table:table-cell/>
          <table:table-cell office:value-type="float" office:value="0.07650242" calcext:value-type="float">
            <text:p>7,65E-02</text:p>
          </table:table-cell>
          <table:table-cell office:value-type="float" office:value="0.8837404" calcext:value-type="float">
            <text:p>8,84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60+INT(([.A7]-1)/2)*1" office:value-type="float" office:value="861" calcext:value-type="float">
            <text:p>861</text:p>
          </table:table-cell>
          <table:table-cell/>
          <table:table-cell office:value-type="float" office:value="0.959196" calcext:value-type="float">
            <text:p>9,59E-01</text:p>
          </table:table-cell>
          <table:table-cell office:value-type="float" office:value="0.01211566" calcext:value-type="float">
            <text:p>1,21E-02</text:p>
          </table:table-cell>
          <table:table-cell/>
          <table:table-cell office:value-type="float" office:value="0.07419827" calcext:value-type="float">
            <text:p>7,42E-02</text:p>
          </table:table-cell>
          <table:table-cell office:value-type="float" office:value="0.8873589" calcext:value-type="float">
            <text:p>8,87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60+INT(([.A8]-1)/2)*1" office:value-type="float" office:value="862" calcext:value-type="float">
            <text:p>862</text:p>
          </table:table-cell>
          <table:table-cell/>
          <table:table-cell office:value-type="float" office:value="0.9590404" calcext:value-type="float">
            <text:p>9,59E-01</text:p>
          </table:table-cell>
          <table:table-cell office:value-type="float" office:value="0.01141368" calcext:value-type="float">
            <text:p>1,14E-02</text:p>
          </table:table-cell>
          <table:table-cell/>
          <table:table-cell office:value-type="float" office:value="0.07158425" calcext:value-type="float">
            <text:p>7,16E-02</text:p>
          </table:table-cell>
          <table:table-cell office:value-type="float" office:value="0.8892372" calcext:value-type="float">
            <text:p>8,89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60+INT(([.A9]-1)/2)*1" office:value-type="float" office:value="863" calcext:value-type="float">
            <text:p>863</text:p>
          </table:table-cell>
          <table:table-cell/>
          <table:table-cell office:value-type="float" office:value="0.9602351" calcext:value-type="float">
            <text:p>9,60E-01</text:p>
          </table:table-cell>
          <table:table-cell office:value-type="float" office:value="0.01065088" calcext:value-type="float">
            <text:p>1,07E-02</text:p>
          </table:table-cell>
          <table:table-cell/>
          <table:table-cell office:value-type="float" office:value="0.06916648" calcext:value-type="float">
            <text:p>6,92E-02</text:p>
          </table:table-cell>
          <table:table-cell office:value-type="float" office:value="0.8907523" calcext:value-type="float">
            <text:p>8,91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60+INT(([.A10]-1)/2)*1" office:value-type="float" office:value="864" calcext:value-type="float">
            <text:p>864</text:p>
          </table:table-cell>
          <table:table-cell/>
          <table:table-cell office:value-type="float" office:value="0.9609252" calcext:value-type="float">
            <text:p>9,61E-01</text:p>
          </table:table-cell>
          <table:table-cell office:value-type="float" office:value="0.00983089" calcext:value-type="float">
            <text:p>9,83E-03</text:p>
          </table:table-cell>
          <table:table-cell/>
          <table:table-cell office:value-type="float" office:value="0.06680767" calcext:value-type="float">
            <text:p>6,68E-02</text:p>
          </table:table-cell>
          <table:table-cell office:value-type="float" office:value="0.8940757" calcext:value-type="float">
            <text:p>8,94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60+INT(([.A11]-1)/2)*1" office:value-type="float" office:value="865" calcext:value-type="float">
            <text:p>865</text:p>
          </table:table-cell>
          <table:table-cell/>
          <table:table-cell office:value-type="float" office:value="0.9614874" calcext:value-type="float">
            <text:p>9,61E-01</text:p>
          </table:table-cell>
          <table:table-cell office:value-type="float" office:value="0.009285803" calcext:value-type="float">
            <text:p>9,29E-03</text:p>
          </table:table-cell>
          <table:table-cell/>
          <table:table-cell office:value-type="float" office:value="0.06459163" calcext:value-type="float">
            <text:p>6,46E-02</text:p>
          </table:table-cell>
          <table:table-cell office:value-type="float" office:value="0.8957798" calcext:value-type="float">
            <text:p>8,96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60+INT(([.A12]-1)/2)*1" office:value-type="float" office:value="866" calcext:value-type="float">
            <text:p>866</text:p>
          </table:table-cell>
          <table:table-cell/>
          <table:table-cell office:value-type="float" office:value="0.9631993" calcext:value-type="float">
            <text:p>9,63E-01</text:p>
          </table:table-cell>
          <table:table-cell office:value-type="float" office:value="0.008628532" calcext:value-type="float">
            <text:p>8,63E-03</text:p>
          </table:table-cell>
          <table:table-cell/>
          <table:table-cell office:value-type="float" office:value="0.06272855" calcext:value-type="float">
            <text:p>6,27E-02</text:p>
          </table:table-cell>
          <table:table-cell office:value-type="float" office:value="0.898081" calcext:value-type="float">
            <text:p>8,98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60+INT(([.A13]-1)/2)*1" office:value-type="float" office:value="867" calcext:value-type="float">
            <text:p>867</text:p>
          </table:table-cell>
          <table:table-cell/>
          <table:table-cell office:value-type="float" office:value="0.963779" calcext:value-type="float">
            <text:p>9,64E-01</text:p>
          </table:table-cell>
          <table:table-cell office:value-type="float" office:value="0.007848432" calcext:value-type="float">
            <text:p>7,85E-03</text:p>
          </table:table-cell>
          <table:table-cell/>
          <table:table-cell office:value-type="float" office:value="0.06006224" calcext:value-type="float">
            <text:p>6,01E-02</text:p>
          </table:table-cell>
          <table:table-cell office:value-type="float" office:value="0.9004159" calcext:value-type="float">
            <text:p>9,00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60+INT(([.A14]-1)/2)*1" office:value-type="float" office:value="868" calcext:value-type="float">
            <text:p>868</text:p>
          </table:table-cell>
          <table:table-cell/>
          <table:table-cell office:value-type="float" office:value="0.9626456" calcext:value-type="float">
            <text:p>9,63E-01</text:p>
          </table:table-cell>
          <table:table-cell office:value-type="float" office:value="0.007348701" calcext:value-type="float">
            <text:p>7,35E-03</text:p>
          </table:table-cell>
          <table:table-cell/>
          <table:table-cell office:value-type="float" office:value="0.0579791" calcext:value-type="float">
            <text:p>5,80E-02</text:p>
          </table:table-cell>
          <table:table-cell office:value-type="float" office:value="0.9028683" calcext:value-type="float">
            <text:p>9,03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60+INT(([.A15]-1)/2)*1" office:value-type="float" office:value="869" calcext:value-type="float">
            <text:p>869</text:p>
          </table:table-cell>
          <table:table-cell/>
          <table:table-cell office:value-type="float" office:value="0.9656495" calcext:value-type="float">
            <text:p>9,66E-01</text:p>
          </table:table-cell>
          <table:table-cell office:value-type="float" office:value="0.006738806" calcext:value-type="float">
            <text:p>6,74E-03</text:p>
          </table:table-cell>
          <table:table-cell/>
          <table:table-cell office:value-type="float" office:value="0.05598239" calcext:value-type="float">
            <text:p>5,60E-02</text:p>
          </table:table-cell>
          <table:table-cell office:value-type="float" office:value="0.9060524" calcext:value-type="float">
            <text:p>9,06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60+INT(([.A16]-1)/2)*1" office:value-type="float" office:value="870" calcext:value-type="float">
            <text:p>870</text:p>
          </table:table-cell>
          <table:table-cell/>
          <table:table-cell office:value-type="float" office:value="0.9672964" calcext:value-type="float">
            <text:p>9,67E-01</text:p>
          </table:table-cell>
          <table:table-cell office:value-type="float" office:value="0.006023012" calcext:value-type="float">
            <text:p>6,02E-03</text:p>
          </table:table-cell>
          <table:table-cell/>
          <table:table-cell office:value-type="float" office:value="0.05346878" calcext:value-type="float">
            <text:p>5,35E-02</text:p>
          </table:table-cell>
          <table:table-cell office:value-type="float" office:value="0.9062963" calcext:value-type="float">
            <text:p>9,06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60+INT(([.A17]-1)/2)*1" office:value-type="float" office:value="871" calcext:value-type="float">
            <text:p>871</text:p>
          </table:table-cell>
          <table:table-cell/>
          <table:table-cell office:value-type="float" office:value="0.9658001" calcext:value-type="float">
            <text:p>9,66E-01</text:p>
          </table:table-cell>
          <table:table-cell office:value-type="float" office:value="0.005590007" calcext:value-type="float">
            <text:p>5,59E-03</text:p>
          </table:table-cell>
          <table:table-cell/>
          <table:table-cell office:value-type="float" office:value="0.05179946" calcext:value-type="float">
            <text:p>5,18E-02</text:p>
          </table:table-cell>
          <table:table-cell office:value-type="float" office:value="0.9097277" calcext:value-type="float">
            <text:p>9,10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60+INT(([.A18]-1)/2)*1" office:value-type="float" office:value="872" calcext:value-type="float">
            <text:p>872</text:p>
          </table:table-cell>
          <table:table-cell/>
          <table:table-cell office:value-type="float" office:value="0.9669761" calcext:value-type="float">
            <text:p>9,67E-01</text:p>
          </table:table-cell>
          <table:table-cell office:value-type="float" office:value="0.005075885" calcext:value-type="float">
            <text:p>5,08E-03</text:p>
          </table:table-cell>
          <table:table-cell/>
          <table:table-cell office:value-type="float" office:value="0.04978169" calcext:value-type="float">
            <text:p>4,98E-02</text:p>
          </table:table-cell>
          <table:table-cell office:value-type="float" office:value="0.9122088" calcext:value-type="float">
            <text:p>9,12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60+INT(([.A19]-1)/2)*1" office:value-type="float" office:value="873" calcext:value-type="float">
            <text:p>873</text:p>
          </table:table-cell>
          <table:table-cell/>
          <table:table-cell office:value-type="float" office:value="0.9680266" calcext:value-type="float">
            <text:p>9,68E-01</text:p>
          </table:table-cell>
          <table:table-cell office:value-type="float" office:value="0.004510559" calcext:value-type="float">
            <text:p>4,51E-03</text:p>
          </table:table-cell>
          <table:table-cell/>
          <table:table-cell office:value-type="float" office:value="0.04741243" calcext:value-type="float">
            <text:p>4,74E-02</text:p>
          </table:table-cell>
          <table:table-cell office:value-type="float" office:value="0.9136835" calcext:value-type="float">
            <text:p>9,14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60+INT(([.A20]-1)/2)*1" office:value-type="float" office:value="874" calcext:value-type="float">
            <text:p>874</text:p>
          </table:table-cell>
          <table:table-cell/>
          <table:table-cell office:value-type="float" office:value="0.9678013" calcext:value-type="float">
            <text:p>9,68E-01</text:p>
          </table:table-cell>
          <table:table-cell office:value-type="float" office:value="0.004141149" calcext:value-type="float">
            <text:p>4,14E-03</text:p>
          </table:table-cell>
          <table:table-cell/>
          <table:table-cell office:value-type="float" office:value="0.0456222" calcext:value-type="float">
            <text:p>4,56E-02</text:p>
          </table:table-cell>
          <table:table-cell office:value-type="float" office:value="0.9160244" calcext:value-type="float">
            <text:p>9,16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860+INT(([.A21]-1)/2)*1" office:value-type="float" office:value="875" calcext:value-type="float">
            <text:p>875</text:p>
          </table:table-cell>
          <table:table-cell/>
          <table:table-cell office:value-type="float" office:value="0.9689981" calcext:value-type="float">
            <text:p>9,69E-01</text:p>
          </table:table-cell>
          <table:table-cell office:value-type="float" office:value="0.003666067" calcext:value-type="float">
            <text:p>3,67E-03</text:p>
          </table:table-cell>
          <table:table-cell/>
          <table:table-cell office:value-type="float" office:value="0.04374463" calcext:value-type="float">
            <text:p>4,37E-02</text:p>
          </table:table-cell>
          <table:table-cell office:value-type="float" office:value="0.9184348" calcext:value-type="float">
            <text:p>9,18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860+INT(([.A22]-1)/2)*1" office:value-type="float" office:value="876" calcext:value-type="float">
            <text:p>876</text:p>
          </table:table-cell>
          <table:table-cell/>
          <table:table-cell office:value-type="float" office:value="0.969151" calcext:value-type="float">
            <text:p>9,69E-01</text:p>
          </table:table-cell>
          <table:table-cell office:value-type="float" office:value="0.003189717" calcext:value-type="float">
            <text:p>3,19E-03</text:p>
          </table:table-cell>
          <table:table-cell/>
          <table:table-cell office:value-type="float" office:value="0.04159276" calcext:value-type="float">
            <text:p>4,16E-02</text:p>
          </table:table-cell>
          <table:table-cell office:value-type="float" office:value="0.919804" calcext:value-type="float">
            <text:p>9,20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860+INT(([.A23]-1)/2)*1" office:value-type="float" office:value="877" calcext:value-type="float">
            <text:p>877</text:p>
          </table:table-cell>
          <table:table-cell/>
          <table:table-cell office:value-type="float" office:value="0.96839" calcext:value-type="float">
            <text:p>9,68E-01</text:p>
          </table:table-cell>
          <table:table-cell office:value-type="float" office:value="0.002822571" calcext:value-type="float">
            <text:p>2,82E-03</text:p>
          </table:table-cell>
          <table:table-cell/>
          <table:table-cell office:value-type="float" office:value="0.03986682" calcext:value-type="float">
            <text:p>3,99E-02</text:p>
          </table:table-cell>
          <table:table-cell office:value-type="float" office:value="0.9222901" calcext:value-type="float">
            <text:p>9,22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60+INT(([.A24]-1)/2)*1" office:value-type="float" office:value="878" calcext:value-type="float">
            <text:p>878</text:p>
          </table:table-cell>
          <table:table-cell/>
          <table:table-cell office:value-type="float" office:value="0.9694733" calcext:value-type="float">
            <text:p>9,69E-01</text:p>
          </table:table-cell>
          <table:table-cell office:value-type="float" office:value="0.002459144" calcext:value-type="float">
            <text:p>2,46E-03</text:p>
          </table:table-cell>
          <table:table-cell/>
          <table:table-cell office:value-type="float" office:value="0.03818423" calcext:value-type="float">
            <text:p>3,82E-02</text:p>
          </table:table-cell>
          <table:table-cell office:value-type="float" office:value="0.9236077" calcext:value-type="float">
            <text:p>9,24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860+INT(([.A25]-1)/2)*1" office:value-type="float" office:value="879" calcext:value-type="float">
            <text:p>879</text:p>
          </table:table-cell>
          <table:table-cell/>
          <table:table-cell office:value-type="float" office:value="0.9692534" calcext:value-type="float">
            <text:p>9,69E-01</text:p>
          </table:table-cell>
          <table:table-cell office:value-type="float" office:value="0.0021002" calcext:value-type="float">
            <text:p>2,10E-03</text:p>
          </table:table-cell>
          <table:table-cell/>
          <table:table-cell office:value-type="float" office:value="0.03646626" calcext:value-type="float">
            <text:p>3,65E-02</text:p>
          </table:table-cell>
          <table:table-cell office:value-type="float" office:value="0.9249117" calcext:value-type="float">
            <text:p>9,25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860+INT(([.A26]-1)/2)*1" office:value-type="float" office:value="880" calcext:value-type="float">
            <text:p>880</text:p>
          </table:table-cell>
          <table:table-cell/>
          <table:table-cell office:value-type="float" office:value="0.9704276" calcext:value-type="float">
            <text:p>9,70E-01</text:p>
          </table:table-cell>
          <table:table-cell office:value-type="float" office:value="0.001757085" calcext:value-type="float">
            <text:p>1,76E-03</text:p>
          </table:table-cell>
          <table:table-cell/>
          <table:table-cell office:value-type="float" office:value="0.03467092" calcext:value-type="float">
            <text:p>3,47E-02</text:p>
          </table:table-cell>
          <table:table-cell office:value-type="float" office:value="0.9272592" calcext:value-type="float">
            <text:p>9,2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860+INT(([.A27]-1)/2)*1" office:value-type="float" office:value="881" calcext:value-type="float">
            <text:p>881</text:p>
          </table:table-cell>
          <table:table-cell/>
          <table:table-cell office:value-type="float" office:value="0.9709421" calcext:value-type="float">
            <text:p>9,71E-01</text:p>
          </table:table-cell>
          <table:table-cell office:value-type="float" office:value="0.001478608" calcext:value-type="float">
            <text:p>1,48E-03</text:p>
          </table:table-cell>
          <table:table-cell/>
          <table:table-cell office:value-type="float" office:value="0.03296972" calcext:value-type="float">
            <text:p>3,30E-02</text:p>
          </table:table-cell>
          <table:table-cell office:value-type="float" office:value="0.928398" calcext:value-type="float">
            <text:p>9,28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860+INT(([.A28]-1)/2)*1" office:value-type="float" office:value="882" calcext:value-type="float">
            <text:p>882</text:p>
          </table:table-cell>
          <table:table-cell/>
          <table:table-cell office:value-type="float" office:value="0.9703019" calcext:value-type="float">
            <text:p>9,70E-01</text:p>
          </table:table-cell>
          <table:table-cell office:value-type="float" office:value="0.001260479" calcext:value-type="float">
            <text:p>1,26E-03</text:p>
          </table:table-cell>
          <table:table-cell/>
          <table:table-cell office:value-type="float" office:value="0.03150568" calcext:value-type="float">
            <text:p>3,15E-02</text:p>
          </table:table-cell>
          <table:table-cell office:value-type="float" office:value="0.9305254" calcext:value-type="float">
            <text:p>9,31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860+INT(([.A29]-1)/2)*1" office:value-type="float" office:value="883" calcext:value-type="float">
            <text:p>883</text:p>
          </table:table-cell>
          <table:table-cell/>
          <table:table-cell office:value-type="float" office:value="0.9714378" calcext:value-type="float">
            <text:p>9,71E-01</text:p>
          </table:table-cell>
          <table:table-cell office:value-type="float" office:value="0.001009824" calcext:value-type="float">
            <text:p>1,01E-03</text:p>
          </table:table-cell>
          <table:table-cell/>
          <table:table-cell office:value-type="float" office:value="0.02996734" calcext:value-type="float">
            <text:p>3,00E-02</text:p>
          </table:table-cell>
          <table:table-cell office:value-type="float" office:value="0.9334958" calcext:value-type="float">
            <text:p>9,33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60+INT(([.A30]-1)/2)*1" office:value-type="float" office:value="884" calcext:value-type="float">
            <text:p>884</text:p>
          </table:table-cell>
          <table:table-cell/>
          <table:table-cell office:value-type="float" office:value="0.9724451" calcext:value-type="float">
            <text:p>9,72E-01</text:p>
          </table:table-cell>
          <table:table-cell office:value-type="float" office:value="0.0007493831" calcext:value-type="float">
            <text:p>7,49E-04</text:p>
          </table:table-cell>
          <table:table-cell/>
          <table:table-cell office:value-type="float" office:value="0.02800408" calcext:value-type="float">
            <text:p>2,80E-02</text:p>
          </table:table-cell>
          <table:table-cell office:value-type="float" office:value="0.9337515" calcext:value-type="float">
            <text:p>9,34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860+INT(([.A31]-1)/2)*1" office:value-type="float" office:value="885" calcext:value-type="float">
            <text:p>885</text:p>
          </table:table-cell>
          <table:table-cell/>
          <table:table-cell office:value-type="float" office:value="0.9716004" calcext:value-type="float">
            <text:p>9,72E-01</text:p>
          </table:table-cell>
          <table:table-cell office:value-type="float" office:value="0.0006004834" calcext:value-type="float">
            <text:p>6,00E-04</text:p>
          </table:table-cell>
          <table:table-cell/>
          <table:table-cell office:value-type="float" office:value="0.0268191" calcext:value-type="float">
            <text:p>2,68E-02</text:p>
          </table:table-cell>
          <table:table-cell office:value-type="float" office:value="0.935632" calcext:value-type="float">
            <text:p>9,36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860+INT(([.A32]-1)/2)*1" office:value-type="float" office:value="886" calcext:value-type="float">
            <text:p>886</text:p>
          </table:table-cell>
          <table:table-cell/>
          <table:table-cell office:value-type="float" office:value="0.9721987" calcext:value-type="float">
            <text:p>9,72E-01</text:p>
          </table:table-cell>
          <table:table-cell office:value-type="float" office:value="0.0004134862" calcext:value-type="float">
            <text:p>4,13E-04</text:p>
          </table:table-cell>
          <table:table-cell/>
          <table:table-cell office:value-type="float" office:value="0.02532476" calcext:value-type="float">
            <text:p>2,53E-02</text:p>
          </table:table-cell>
          <table:table-cell office:value-type="float" office:value="0.9377961" calcext:value-type="float">
            <text:p>9,38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860+INT(([.A33]-1)/2)*1" office:value-type="float" office:value="887" calcext:value-type="float">
            <text:p>887</text:p>
          </table:table-cell>
          <table:table-cell/>
          <table:table-cell office:value-type="float" office:value="0.9732712" calcext:value-type="float">
            <text:p>9,73E-01</text:p>
          </table:table-cell>
          <table:table-cell office:value-type="float" office:value="0.0002729917" calcext:value-type="float">
            <text:p>2,73E-04</text:p>
          </table:table-cell>
          <table:table-cell/>
          <table:table-cell office:value-type="float" office:value="0.02381409" calcext:value-type="float">
            <text:p>2,38E-02</text:p>
          </table:table-cell>
          <table:table-cell office:value-type="float" office:value="0.93894" calcext:value-type="float">
            <text:p>9,39E-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860+INT(([.A34]-1)/2)*1" office:value-type="float" office:value="888" calcext:value-type="float">
            <text:p>888</text:p>
          </table:table-cell>
          <table:table-cell/>
          <table:table-cell office:value-type="float" office:value="0.9721342" calcext:value-type="float">
            <text:p>9,72E-01</text:p>
          </table:table-cell>
          <table:table-cell office:value-type="float" office:value="0.0001818152" calcext:value-type="float">
            <text:p>1,82E-04</text:p>
          </table:table-cell>
          <table:table-cell/>
          <table:table-cell office:value-type="float" office:value="0.0224119" calcext:value-type="float">
            <text:p>2,24E-02</text:p>
          </table:table-cell>
          <table:table-cell office:value-type="float" office:value="0.9405887" calcext:value-type="float">
            <text:p>9,41E-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860+INT(([.A35]-1)/2)*1" office:value-type="float" office:value="889" calcext:value-type="float">
            <text:p>889</text:p>
          </table:table-cell>
          <table:table-cell/>
          <table:table-cell office:value-type="float" office:value="0.9726357" calcext:value-type="float">
            <text:p>9,73E-01</text:p>
          </table:table-cell>
          <table:table-cell office:value-type="float" office:value="0.00008815317" calcext:value-type="float">
            <text:p>8,82E-05</text:p>
          </table:table-cell>
          <table:table-cell/>
          <table:table-cell office:value-type="float" office:value="0.02110876" calcext:value-type="float">
            <text:p>2,11E-02</text:p>
          </table:table-cell>
          <table:table-cell office:value-type="float" office:value="0.9420893" calcext:value-type="float">
            <text:p>9,42E-0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Iteration</text:p>
          </table:table-cell>
          <table:table-cell table:number-columns-repeated="2"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20+INT(([.A42]-1)/2)*2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/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20+INT(([.A43]-1)/2)*2" office:value-type="float" office:value="922" calcext:value-type="float">
            <text:p>922</text:p>
          </table:table-cell>
          <table:table-cell/>
          <table:table-cell office:value-type="float" office:value="0.977119" calcext:value-type="float">
            <text:p>9,77E-01</text:p>
          </table:table-cell>
          <table:table-cell office:value-type="float" office:value="0.005256386" calcext:value-type="float">
            <text:p>5,26E-03</text:p>
          </table:table-cell>
          <table:table-cell/>
          <table:table-cell office:value-type="float" office:value="0.0009905279" calcext:value-type="float">
            <text:p>9,91E-04</text:p>
          </table:table-cell>
          <table:table-cell office:value-type="float" office:value="0.9801338" calcext:value-type="float">
            <text:p>9,80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20+INT(([.A44]-1)/2)*2" office:value-type="float" office:value="924" calcext:value-type="float">
            <text:p>924</text:p>
          </table:table-cell>
          <table:table-cell/>
          <table:table-cell office:value-type="float" office:value="0.9762589" calcext:value-type="float">
            <text:p>9,76E-01</text:p>
          </table:table-cell>
          <table:table-cell office:value-type="float" office:value="0.006473764" calcext:value-type="float">
            <text:p>6,47E-03</text:p>
          </table:table-cell>
          <table:table-cell/>
          <table:table-cell office:value-type="float" office:value="0.0004692503" calcext:value-type="float">
            <text:p>4,69E-04</text:p>
          </table:table-cell>
          <table:table-cell office:value-type="float" office:value="0.9805092" calcext:value-type="float">
            <text:p>9,81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20+INT(([.A45]-1)/2)*2" office:value-type="float" office:value="926" calcext:value-type="float">
            <text:p>926</text:p>
          </table:table-cell>
          <table:table-cell/>
          <table:table-cell office:value-type="float" office:value="0.9752059" calcext:value-type="float">
            <text:p>9,75E-01</text:p>
          </table:table-cell>
          <table:table-cell office:value-type="float" office:value="0.007559541" calcext:value-type="float">
            <text:p>7,56E-03</text:p>
          </table:table-cell>
          <table:table-cell/>
          <table:table-cell office:value-type="float" office:value="0.0001792065" calcext:value-type="float">
            <text:p>1,79E-04</text:p>
          </table:table-cell>
          <table:table-cell office:value-type="float" office:value="0.9808238" calcext:value-type="float">
            <text:p>9,81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20+INT(([.A46]-1)/2)*2" office:value-type="float" office:value="928" calcext:value-type="float">
            <text:p>928</text:p>
          </table:table-cell>
          <table:table-cell/>
          <table:table-cell office:value-type="float" office:value="0.9733017" calcext:value-type="float">
            <text:p>9,73E-01</text:p>
          </table:table-cell>
          <table:table-cell office:value-type="float" office:value="0.009014774" calcext:value-type="float">
            <text:p>9,01E-03</text:p>
          </table:table-cell>
          <table:table-cell/>
          <table:table-cell office:value-type="float" office:value="0.00001082144" calcext:value-type="float">
            <text:p>1,08E-05</text:p>
          </table:table-cell>
          <table:table-cell office:value-type="float" office:value="0.9810979" calcext:value-type="float">
            <text:p>9,81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20+INT(([.A47]-1)/2)*2" office:value-type="float" office:value="930" calcext:value-type="float">
            <text:p>930</text:p>
          </table:table-cell>
          <table:table-cell/>
          <table:table-cell office:value-type="float" office:value="0.9721674" calcext:value-type="float">
            <text:p>9,72E-01</text:p>
          </table:table-cell>
          <table:table-cell office:value-type="float" office:value="0.01053986" calcext:value-type="float">
            <text:p>1,05E-02</text:p>
          </table:table-cell>
          <table:table-cell/>
          <table:table-cell office:value-type="float" office:value="0.00003930039" calcext:value-type="float">
            <text:p>3,93E-05</text:p>
          </table:table-cell>
          <table:table-cell office:value-type="float" office:value="0.981266" calcext:value-type="float">
            <text:p>9,81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20+INT(([.A48]-1)/2)*2" office:value-type="float" office:value="932" calcext:value-type="float">
            <text:p>932</text:p>
          </table:table-cell>
          <table:table-cell/>
          <table:table-cell office:value-type="float" office:value="0.9705866" calcext:value-type="float">
            <text:p>9,71E-01</text:p>
          </table:table-cell>
          <table:table-cell office:value-type="float" office:value="0.01198715" calcext:value-type="float">
            <text:p>1,20E-02</text:p>
          </table:table-cell>
          <table:table-cell/>
          <table:table-cell office:value-type="float" office:value="0.0002272624" calcext:value-type="float">
            <text:p>2,27E-04</text:p>
          </table:table-cell>
          <table:table-cell office:value-type="float" office:value="0.9811392" calcext:value-type="float">
            <text:p>9,81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20+INT(([.A49]-1)/2)*2" office:value-type="float" office:value="934" calcext:value-type="float">
            <text:p>934</text:p>
          </table:table-cell>
          <table:table-cell/>
          <table:table-cell office:value-type="float" office:value="0.9687892" calcext:value-type="float">
            <text:p>9,69E-01</text:p>
          </table:table-cell>
          <table:table-cell office:value-type="float" office:value="0.01379453" calcext:value-type="float">
            <text:p>1,38E-02</text:p>
          </table:table-cell>
          <table:table-cell/>
          <table:table-cell office:value-type="float" office:value="0.0006254838" calcext:value-type="float">
            <text:p>6,25E-04</text:p>
          </table:table-cell>
          <table:table-cell office:value-type="float" office:value="0.9804137" calcext:value-type="float">
            <text:p>9,80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20+INT(([.A50]-1)/2)*2" office:value-type="float" office:value="936" calcext:value-type="float">
            <text:p>936</text:p>
          </table:table-cell>
          <table:table-cell/>
          <table:table-cell office:value-type="float" office:value="0.9670048" calcext:value-type="float">
            <text:p>9,67E-01</text:p>
          </table:table-cell>
          <table:table-cell office:value-type="float" office:value="0.01550561" calcext:value-type="float">
            <text:p>1,55E-02</text:p>
          </table:table-cell>
          <table:table-cell/>
          <table:table-cell office:value-type="float" office:value="0.001168291" calcext:value-type="float">
            <text:p>1,17E-03</text:p>
          </table:table-cell>
          <table:table-cell office:value-type="float" office:value="0.9802088" calcext:value-type="float">
            <text:p>9,80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20+INT(([.A51]-1)/2)*2" office:value-type="float" office:value="938" calcext:value-type="float">
            <text:p>938</text:p>
          </table:table-cell>
          <table:table-cell/>
          <table:table-cell office:value-type="float" office:value="0.9654773" calcext:value-type="float">
            <text:p>9,65E-01</text:p>
          </table:table-cell>
          <table:table-cell office:value-type="float" office:value="0.01745112" calcext:value-type="float">
            <text:p>1,75E-02</text:p>
          </table:table-cell>
          <table:table-cell/>
          <table:table-cell office:value-type="float" office:value="0.001907014" calcext:value-type="float">
            <text:p>1,91E-03</text:p>
          </table:table-cell>
          <table:table-cell office:value-type="float" office:value="0.9795086" calcext:value-type="float">
            <text:p>9,80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20+INT(([.A52]-1)/2)*2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/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20+INT(([.A53]-1)/2)*2" office:value-type="float" office:value="942" calcext:value-type="float">
            <text:p>942</text:p>
          </table:table-cell>
          <table:table-cell/>
          <table:table-cell office:value-type="float" office:value="0.9611679" calcext:value-type="float">
            <text:p>9,61E-01</text:p>
          </table:table-cell>
          <table:table-cell office:value-type="float" office:value="0.02144934" calcext:value-type="float">
            <text:p>2,14E-02</text:p>
          </table:table-cell>
          <table:table-cell/>
          <table:table-cell office:value-type="float" office:value="0.003817842" calcext:value-type="float">
            <text:p>3,82E-03</text:p>
          </table:table-cell>
          <table:table-cell office:value-type="float" office:value="0.9772813" calcext:value-type="float">
            <text:p>9,77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20+INT(([.A54]-1)/2)*2" office:value-type="float" office:value="944" calcext:value-type="float">
            <text:p>944</text:p>
          </table:table-cell>
          <table:table-cell/>
          <table:table-cell office:value-type="float" office:value="0.9588909" calcext:value-type="float">
            <text:p>9,59E-01</text:p>
          </table:table-cell>
          <table:table-cell office:value-type="float" office:value="0.0237284" calcext:value-type="float">
            <text:p>2,37E-02</text:p>
          </table:table-cell>
          <table:table-cell/>
          <table:table-cell office:value-type="float" office:value="0.005089816" calcext:value-type="float">
            <text:p>5,09E-03</text:p>
          </table:table-cell>
          <table:table-cell office:value-type="float" office:value="0.9765357" calcext:value-type="float">
            <text:p>9,77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20+INT(([.A55]-1)/2)*2" office:value-type="float" office:value="946" calcext:value-type="float">
            <text:p>946</text:p>
          </table:table-cell>
          <table:table-cell/>
          <table:table-cell office:value-type="float" office:value="0.9570016" calcext:value-type="float">
            <text:p>9,57E-01</text:p>
          </table:table-cell>
          <table:table-cell office:value-type="float" office:value="0.0258093" calcext:value-type="float">
            <text:p>2,58E-02</text:p>
          </table:table-cell>
          <table:table-cell/>
          <table:table-cell office:value-type="float" office:value="0.006374946" calcext:value-type="float">
            <text:p>6,37E-03</text:p>
          </table:table-cell>
          <table:table-cell office:value-type="float" office:value="0.9751799" calcext:value-type="float">
            <text:p>9,75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20+INT(([.A56]-1)/2)*2" office:value-type="float" office:value="948" calcext:value-type="float">
            <text:p>948</text:p>
          </table:table-cell>
          <table:table-cell/>
          <table:table-cell office:value-type="float" office:value="0.9540634" calcext:value-type="float">
            <text:p>9,54E-01</text:p>
          </table:table-cell>
          <table:table-cell office:value-type="float" office:value="0.02849485" calcext:value-type="float">
            <text:p>2,85E-02</text:p>
          </table:table-cell>
          <table:table-cell/>
          <table:table-cell office:value-type="float" office:value="0.00810837" calcext:value-type="float">
            <text:p>8,11E-03</text:p>
          </table:table-cell>
          <table:table-cell office:value-type="float" office:value="0.9729122" calcext:value-type="float">
            <text:p>9,73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20+INT(([.A57]-1)/2)*2" office:value-type="float" office:value="950" calcext:value-type="float">
            <text:p>950</text:p>
          </table:table-cell>
          <table:table-cell/>
          <table:table-cell office:value-type="float" office:value="0.9515617" calcext:value-type="float">
            <text:p>9,52E-01</text:p>
          </table:table-cell>
          <table:table-cell office:value-type="float" office:value="0.03088501" calcext:value-type="float">
            <text:p>3,09E-02</text:p>
          </table:table-cell>
          <table:table-cell/>
          <table:table-cell office:value-type="float" office:value="0.009765858" calcext:value-type="float">
            <text:p>9,77E-03</text:p>
          </table:table-cell>
          <table:table-cell office:value-type="float" office:value="0.9712889" calcext:value-type="float">
            <text:p>9,71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20+INT(([.A58]-1)/2)*2" office:value-type="float" office:value="952" calcext:value-type="float">
            <text:p>952</text:p>
          </table:table-cell>
          <table:table-cell/>
          <table:table-cell office:value-type="float" office:value="0.9493289" calcext:value-type="float">
            <text:p>9,49E-01</text:p>
          </table:table-cell>
          <table:table-cell office:value-type="float" office:value="0.0335026" calcext:value-type="float">
            <text:p>3,35E-02</text:p>
          </table:table-cell>
          <table:table-cell/>
          <table:table-cell office:value-type="float" office:value="0.0116333" calcext:value-type="float">
            <text:p>1,16E-02</text:p>
          </table:table-cell>
          <table:table-cell office:value-type="float" office:value="0.9692196" calcext:value-type="float">
            <text:p>9,69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20+INT(([.A59]-1)/2)*2" office:value-type="float" office:value="954" calcext:value-type="float">
            <text:p>954</text:p>
          </table:table-cell>
          <table:table-cell/>
          <table:table-cell office:value-type="float" office:value="0.9466621" calcext:value-type="float">
            <text:p>9,47E-01</text:p>
          </table:table-cell>
          <table:table-cell office:value-type="float" office:value="0.0359629" calcext:value-type="float">
            <text:p>3,60E-02</text:p>
          </table:table-cell>
          <table:table-cell/>
          <table:table-cell office:value-type="float" office:value="0.01359355" calcext:value-type="float">
            <text:p>1,36E-02</text:p>
          </table:table-cell>
          <table:table-cell office:value-type="float" office:value="0.9675983" calcext:value-type="float">
            <text:p>9,68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20+INT(([.A60]-1)/2)*2" office:value-type="float" office:value="956" calcext:value-type="float">
            <text:p>956</text:p>
          </table:table-cell>
          <table:table-cell/>
          <table:table-cell office:value-type="float" office:value="0.9437008" calcext:value-type="float">
            <text:p>9,44E-01</text:p>
          </table:table-cell>
          <table:table-cell office:value-type="float" office:value="0.0389789" calcext:value-type="float">
            <text:p>3,90E-02</text:p>
          </table:table-cell>
          <table:table-cell/>
          <table:table-cell office:value-type="float" office:value="0.01594139" calcext:value-type="float">
            <text:p>1,59E-02</text:p>
          </table:table-cell>
          <table:table-cell office:value-type="float" office:value="0.9647617" calcext:value-type="float">
            <text:p>9,65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20+INT(([.A61]-1)/2)*2" office:value-type="float" office:value="958" calcext:value-type="float">
            <text:p>958</text:p>
          </table:table-cell>
          <table:table-cell/>
          <table:table-cell office:value-type="float" office:value="0.9407163" calcext:value-type="float">
            <text:p>9,41E-01</text:p>
          </table:table-cell>
          <table:table-cell office:value-type="float" office:value="0.04199878" calcext:value-type="float">
            <text:p>4,20E-02</text:p>
          </table:table-cell>
          <table:table-cell/>
          <table:table-cell office:value-type="float" office:value="0.01843333" calcext:value-type="float">
            <text:p>1,84E-02</text:p>
          </table:table-cell>
          <table:table-cell office:value-type="float" office:value="0.9626878" calcext:value-type="float">
            <text:p>9,63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5:00:22.031058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3:47:53.571514460</meta:creation-date>
    <dc:date>2015-12-07T15:06:57.770529016</dc:date>
    <meta:editing-duration>PT51M34S</meta:editing-duration>
    <meta:editing-cycles>17</meta:editing-cycles>
    <meta:generator>LibreOffice/5.0.3.2$Linux_X86_64 LibreOffice_project/00m0$Build-2</meta:generator>
    <meta:document-statistic meta:table-count="2" meta:cell-count="12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43cm" svg:height="15.567cm" xlink:href=".." xlink:type="simple" chart:class="chart:scatter" chart:style-name="ch1">
        <chart:legend chart:legend-position="end" svg:x="15.719cm" svg:y="7.218cm" style:legend-expansion="high" chart:style-name="ch2"/>
        <chart:plot-area chart:style-name="ch3" table:cell-range-address="Feuille1.B3:Feuille1.B132 Feuille1.D1:Feuille1.D132 Feuille1.H1:Feuille1.H132" chart:data-source-has-labels="row" svg:x="0.416cm" svg:y="0.311cm" svg:width="14.887cm" svg:height="14.945cm">
          <chartooo:coordinate-region svg:x="2.232cm" svg:y="0.52cm" svg:width="12.656cm" svg:height="14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132" chart:label-cell-address="Feuille1.D1:Feuille1.D2" chart:class="chart:scatter">
            <chart:domain table:cell-range-address="Feuille1.B3:Feuille1.B132"/>
            <chart:data-point chart:repeated="130"/>
          </chart:series>
          <chart:series chart:style-name="ch8" chart:values-cell-range-address="Feuille1.H3:Feuille1.H132" chart:label-cell-address="Feuille1.H1:Feuille1.H2" chart:class="chart:scatter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Bot</text:p>
                <text:list>
                  <text:list-item>
                    <text:p>Lambda1</text:p>
                  </text:list-item>
                  <text:list-item>
                    <text:p>LinearOutBot</text:p>
                  </text:list-item>
                </text:list>
                <draw:g>
                  <svg:desc>Feuille1.D1:Feuille1.D2</svg:desc>
                </draw:g>
              </table:table-cell>
              <table:table-cell office:value-type="string">
                <text:p>Lambda2 LinearOutTop</text:p>
                <text:list>
                  <text:list-item>
                    <text:p>Lambda2</text:p>
                  </text:list-item>
                  <text:list-item>
                    <text:p>LinearOutTop</text:p>
                  </text:list-item>
                </text:list>
                <draw:g>
                  <svg:desc>Feuille1.H1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32</svg:desc>
                </draw:g>
              </table:table-cell>
              <table:table-cell office:value-type="float" office:value="0.9286863">
                <text:p>0.9286863</text:p>
                <draw:g>
                  <svg:desc>Feuille1.D3:Feuille1.D132</svg:desc>
                </draw:g>
              </table:table-cell>
              <table:table-cell office:value-type="float" office:value="0.09714156">
                <text:p>0.09714156</text:p>
                <draw:g>
                  <svg:desc>Feuille1.H3:Feuille1.H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567789">
                <text:p>0.9567789</text:p>
              </table:table-cell>
              <table:table-cell office:value-type="float" office:value="0.1589715">
                <text:p>0.158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9747385">
                <text:p>0.9747385</text:p>
              </table:table-cell>
              <table:table-cell office:value-type="float" office:value="0.2326317">
                <text:p>0.2326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9817571">
                <text:p>0.9817571</text:p>
              </table:table-cell>
              <table:table-cell office:value-type="float" office:value="0.3158946">
                <text:p>0.3158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978016">
                <text:p>0.978016</text:p>
              </table:table-cell>
              <table:table-cell office:value-type="float" office:value="0.4055204">
                <text:p>0.4055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963531">
                <text:p>0.963531</text:p>
              </table:table-cell>
              <table:table-cell office:value-type="float" office:value="0.4970455">
                <text:p>0.4970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9384849">
                <text:p>0.9384849</text:p>
              </table:table-cell>
              <table:table-cell office:value-type="float" office:value="0.5882834">
                <text:p>0.588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9031403">
                <text:p>0.9031403</text:p>
              </table:table-cell>
              <table:table-cell office:value-type="float" office:value="0.6775042">
                <text:p>0.6775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8581942">
                <text:p>0.8581942</text:p>
              </table:table-cell>
              <table:table-cell office:value-type="float" office:value="0.7593641">
                <text:p>0.7593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8051481">
                <text:p>0.8051481</text:p>
              </table:table-cell>
              <table:table-cell office:value-type="float" office:value="0.8319592">
                <text:p>0.8319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7454539">
                <text:p>0.7454539</text:p>
              </table:table-cell>
              <table:table-cell office:value-type="float" office:value="0.8923949">
                <text:p>0.8923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6800169">
                <text:p>0.6800169</text:p>
              </table:table-cell>
              <table:table-cell office:value-type="float" office:value="0.9379266">
                <text:p>0.9379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6108567">
                <text:p>0.6108567</text:p>
              </table:table-cell>
              <table:table-cell office:value-type="float" office:value="0.9672647">
                <text:p>0.9672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5383903">
                <text:p>0.5383903</text:p>
              </table:table-cell>
              <table:table-cell office:value-type="float" office:value="0.9799576">
                <text:p>0.9799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646205">
                <text:p>0.4646205</text:p>
              </table:table-cell>
              <table:table-cell office:value-type="float" office:value="0.9743346">
                <text:p>0.974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3914895">
                <text:p>0.3914895</text:p>
              </table:table-cell>
              <table:table-cell office:value-type="float" office:value="0.9512827">
                <text:p>0.9512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3215401">
                <text:p>0.3215401</text:p>
              </table:table-cell>
              <table:table-cell office:value-type="float" office:value="0.9121831">
                <text:p>0.912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2544515">
                <text:p>0.2544515</text:p>
              </table:table-cell>
              <table:table-cell office:value-type="float" office:value="0.85869">
                <text:p>0.85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1927642">
                <text:p>0.1927642</text:p>
              </table:table-cell>
              <table:table-cell office:value-type="float" office:value="0.7916099">
                <text:p>0.791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1376544">
                <text:p>0.1376544</text:p>
              </table:table-cell>
              <table:table-cell office:value-type="float" office:value="0.7124792">
                <text:p>0.7124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09092901">
                <text:p>0.09092901</text:p>
              </table:table-cell>
              <table:table-cell office:value-type="float" office:value="0.6266658">
                <text:p>0.6266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05307001">
                <text:p>0.05307001</text:p>
              </table:table-cell>
              <table:table-cell office:value-type="float" office:value="0.5357216">
                <text:p>0.5357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02492775">
                <text:p>0.02492775</text:p>
              </table:table-cell>
              <table:table-cell office:value-type="float" office:value="0.4433521">
                <text:p>0.443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00714671">
                <text:p>0.00714671</text:p>
              </table:table-cell>
              <table:table-cell office:value-type="float" office:value="0.3524652">
                <text:p>0.3524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0001061723">
                <text:p>0.0001061723</text:p>
              </table:table-cell>
              <table:table-cell office:value-type="float" office:value="0.2663973">
                <text:p>0.2663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004112468">
                <text:p>0.004112468</text:p>
              </table:table-cell>
              <table:table-cell office:value-type="float" office:value="0.1880096">
                <text:p>0.188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01876194">
                <text:p>0.01876194</text:p>
              </table:table-cell>
              <table:table-cell office:value-type="float" office:value="0.1214415">
                <text:p>0.1214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04411402">
                <text:p>0.04411402</text:p>
              </table:table-cell>
              <table:table-cell office:value-type="float" office:value="0.06749789">
                <text:p>0.06749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0795389">
                <text:p>0.0795389</text:p>
              </table:table-cell>
              <table:table-cell office:value-type="float" office:value="0.02839774">
                <text:p>0.02839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1243096">
                <text:p>0.1243096</text:p>
              </table:table-cell>
              <table:table-cell office:value-type="float" office:value="0.005784477">
                <text:p>0.005784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1773852">
                <text:p>0.1773852</text:p>
              </table:table-cell>
              <table:table-cell office:value-type="float" office:value="0.0002841853">
                <text:p>0.000284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2372291">
                <text:p>0.2372291</text:p>
              </table:table-cell>
              <table:table-cell office:value-type="float" office:value="0.01185087">
                <text:p>0.01185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3024544">
                <text:p>0.3024544</text:p>
              </table:table-cell>
              <table:table-cell office:value-type="float" office:value="0.04036193">
                <text:p>0.04036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3718702">
                <text:p>0.3718702</text:p>
              </table:table-cell>
              <table:table-cell office:value-type="float" office:value="0.08466148">
                <text:p>0.08466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444345">
                <text:p>0.444345</text:p>
              </table:table-cell>
              <table:table-cell office:value-type="float" office:value="0.1438525">
                <text:p>0.1438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5181844">
                <text:p>0.5181844</text:p>
              </table:table-cell>
              <table:table-cell office:value-type="float" office:value="0.2159585">
                <text:p>0.2159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910319">
                <text:p>0.5910319</text:p>
              </table:table-cell>
              <table:table-cell office:value-type="float" office:value="0.2969556">
                <text:p>0.2969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6609515">
                <text:p>0.6609515</text:p>
              </table:table-cell>
              <table:table-cell office:value-type="float" office:value="0.3841748">
                <text:p>0.3841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7281966">
                <text:p>0.7281966</text:p>
              </table:table-cell>
              <table:table-cell office:value-type="float" office:value="0.4765681">
                <text:p>0.4765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7904944">
                <text:p>0.7904944</text:p>
              </table:table-cell>
              <table:table-cell office:value-type="float" office:value="0.5694581">
                <text:p>0.5694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8459044">
                <text:p>0.8459044</text:p>
              </table:table-cell>
              <table:table-cell office:value-type="float" office:value="0.659178">
                <text:p>0.659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8927117">
                <text:p>0.8927117</text:p>
              </table:table-cell>
              <table:table-cell office:value-type="float" office:value="0.7430058">
                <text:p>0.7430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9302374">
                <text:p>0.9302374</text:p>
              </table:table-cell>
              <table:table-cell office:value-type="float" office:value="0.8173973">
                <text:p>0.8173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95807">
                <text:p>0.95807</text:p>
              </table:table-cell>
              <table:table-cell office:value-type="float" office:value="0.8801638">
                <text:p>0.8801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9756621">
                <text:p>0.9756621</text:p>
              </table:table-cell>
              <table:table-cell office:value-type="float" office:value="0.9292295">
                <text:p>0.929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9822246">
                <text:p>0.9822246</text:p>
              </table:table-cell>
              <table:table-cell office:value-type="float" office:value="0.962619">
                <text:p>0.962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9381359">
                <text:p>0.9381359</text:p>
              </table:table-cell>
              <table:table-cell office:value-type="float" office:value="0.9602517">
                <text:p>0.9602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9024475">
                <text:p>0.9024475</text:p>
              </table:table-cell>
              <table:table-cell office:value-type="float" office:value="0.9251237">
                <text:p>0.9251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8577016">
                <text:p>0.8577016</text:p>
              </table:table-cell>
              <table:table-cell office:value-type="float" office:value="0.8736101">
                <text:p>0.8736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8045738">
                <text:p>0.8045738</text:p>
              </table:table-cell>
              <table:table-cell office:value-type="float" office:value="0.8095607">
                <text:p>0.8095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7444923">
                <text:p>0.7444923</text:p>
              </table:table-cell>
              <table:table-cell office:value-type="float" office:value="0.7336195">
                <text:p>0.7336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6785569">
                <text:p>0.6785569</text:p>
              </table:table-cell>
              <table:table-cell office:value-type="float" office:value="0.6490568">
                <text:p>0.649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6086306">
                <text:p>0.6086306</text:p>
              </table:table-cell>
              <table:table-cell office:value-type="float" office:value="0.558541">
                <text:p>0.558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5358078">
                <text:p>0.5358078</text:p>
              </table:table-cell>
              <table:table-cell office:value-type="float" office:value="0.4657787">
                <text:p>0.4657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4620184">
                <text:p>0.4620184</text:p>
              </table:table-cell>
              <table:table-cell office:value-type="float" office:value="0.3736731">
                <text:p>0.3736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3899317">
                <text:p>0.3899317</text:p>
              </table:table-cell>
              <table:table-cell office:value-type="float" office:value="0.2869407">
                <text:p>0.2869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3194128">
                <text:p>0.3194128</text:p>
              </table:table-cell>
              <table:table-cell office:value-type="float" office:value="0.2067499">
                <text:p>0.2067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2525937">
                <text:p>0.2525937</text:p>
              </table:table-cell>
              <table:table-cell office:value-type="float" office:value="0.1364951">
                <text:p>0.1364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1911353">
                <text:p>0.1911353</text:p>
              </table:table-cell>
              <table:table-cell office:value-type="float" office:value="0.07883541">
                <text:p>0.07883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1363719">
                <text:p>0.1363719</text:p>
              </table:table-cell>
              <table:table-cell office:value-type="float" office:value="0.03606596">
                <text:p>0.03606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08973967">
                <text:p>0.08973967</text:p>
              </table:table-cell>
              <table:table-cell office:value-type="float" office:value="0.009579451">
                <text:p>0.009579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0520412">
                <text:p>0.0520412</text:p>
              </table:table-cell>
              <table:table-cell office:value-type="float" office:value="0.00002659725">
                <text:p>0.00002659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02417616">
                <text:p>0.02417616</text:p>
              </table:table-cell>
              <table:table-cell office:value-type="float" office:value="0.007660349">
                <text:p>0.0076603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006672396">
                <text:p>0.006672396</text:p>
              </table:table-cell>
              <table:table-cell office:value-type="float" office:value="0.03236129">
                <text:p>0.03236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00004873075">
                <text:p>0.00004873075</text:p>
              </table:table-cell>
              <table:table-cell office:value-type="float" office:value="0.07362315">
                <text:p>0.0736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004461603">
                <text:p>0.004461603</text:p>
              </table:table-cell>
              <table:table-cell office:value-type="float" office:value="0.1295498">
                <text:p>0.1295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01953225">
                <text:p>0.01953225</text:p>
              </table:table-cell>
              <table:table-cell office:value-type="float" office:value="0.1977188">
                <text:p>0.1977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04530884">
                <text:p>0.04530884</text:p>
              </table:table-cell>
              <table:table-cell office:value-type="float" office:value="0.2773553">
                <text:p>0.2773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08123356">
                <text:p>0.08123356</text:p>
              </table:table-cell>
              <table:table-cell office:value-type="float" office:value="0.3647239">
                <text:p>0.3647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1263972">
                <text:p>0.1263972</text:p>
              </table:table-cell>
              <table:table-cell office:value-type="float" office:value="0.4568112">
                <text:p>0.4568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1794733">
                <text:p>0.1794733</text:p>
              </table:table-cell>
              <table:table-cell office:value-type="float" office:value="0.5495117">
                <text:p>0.5495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2394001">
                <text:p>0.2394001</text:p>
              </table:table-cell>
              <table:table-cell office:value-type="float" office:value="0.6401601">
                <text:p>0.640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304844">
                <text:p>0.304844</text:p>
              </table:table-cell>
              <table:table-cell office:value-type="float" office:value="0.725498">
                <text:p>0.725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3750451">
                <text:p>0.3750451</text:p>
              </table:table-cell>
              <table:table-cell office:value-type="float" office:value="0.8026755">
                <text:p>0.8026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4479798">
                <text:p>0.4479798</text:p>
              </table:table-cell>
              <table:table-cell office:value-type="float" office:value="0.8685831">
                <text:p>0.868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5217386">
                <text:p>0.5217386</text:p>
              </table:table-cell>
              <table:table-cell office:value-type="float" office:value="0.9208987">
                <text:p>0.9208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5940752">
                <text:p>0.5940752</text:p>
              </table:table-cell>
              <table:table-cell office:value-type="float" office:value="0.9579277">
                <text:p>0.95792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6649026">
                <text:p>0.6649026</text:p>
              </table:table-cell>
              <table:table-cell office:value-type="float" office:value="0.9787362">
                <text:p>0.978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7316643">
                <text:p>0.7316643</text:p>
              </table:table-cell>
              <table:table-cell office:value-type="float" office:value="0.9817998">
                <text:p>0.9817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7935584">
                <text:p>0.7935584</text:p>
              </table:table-cell>
              <table:table-cell office:value-type="float" office:value="0.9670693">
                <text:p>0.96706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8479096">
                <text:p>0.8479096</text:p>
              </table:table-cell>
              <table:table-cell office:value-type="float" office:value="0.9357112">
                <text:p>0.9357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8945412">
                <text:p>0.8945412</text:p>
              </table:table-cell>
              <table:table-cell office:value-type="float" office:value="0.8882692">
                <text:p>0.8882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9315626">
                <text:p>0.9315626</text:p>
              </table:table-cell>
              <table:table-cell office:value-type="float" office:value="0.8268824">
                <text:p>0.8268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9594694">
                <text:p>0.9594694</text:p>
              </table:table-cell>
              <table:table-cell office:value-type="float" office:value="0.753362">
                <text:p>0.753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9768791">
                <text:p>0.9768791</text:p>
              </table:table-cell>
              <table:table-cell office:value-type="float" office:value="0.6704898">
                <text:p>0.670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9836237">
                <text:p>0.9836237</text:p>
              </table:table-cell>
              <table:table-cell office:value-type="float" office:value="0.5809551">
                <text:p>0.5809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9793692">
                <text:p>0.9793692</text:p>
              </table:table-cell>
              <table:table-cell office:value-type="float" office:value="0.4895915">
                <text:p>0.48959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9642457">
                <text:p>0.9642457</text:p>
              </table:table-cell>
              <table:table-cell office:value-type="float" office:value="0.3972583">
                <text:p>0.3972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9382019">
                <text:p>0.9382019</text:p>
              </table:table-cell>
              <table:table-cell office:value-type="float" office:value="0.3079959">
                <text:p>0.3079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9020959">
                <text:p>0.9020959</text:p>
              </table:table-cell>
              <table:table-cell office:value-type="float" office:value="0.2252154">
                <text:p>0.2252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8567377">
                <text:p>0.8567377</text:p>
              </table:table-cell>
              <table:table-cell office:value-type="float" office:value="0.1522256">
                <text:p>0.1522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8031741">
                <text:p>0.8031741</text:p>
              </table:table-cell>
              <table:table-cell office:value-type="float" office:value="0.09144311">
                <text:p>0.09144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7426622">
                <text:p>0.7426622</text:p>
              </table:table-cell>
              <table:table-cell office:value-type="float" office:value="0.04501378">
                <text:p>0.04501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6767334">
                <text:p>0.6767334</text:p>
              </table:table-cell>
              <table:table-cell office:value-type="float" office:value="0.0144709">
                <text:p>0.0144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7214498">
                <text:p>0.0007214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5338079">
                <text:p>0.5338079</text:p>
              </table:table-cell>
              <table:table-cell office:value-type="float" office:value="0.004522072">
                <text:p>0.004522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4606423">
                <text:p>0.4606423</text:p>
              </table:table-cell>
              <table:table-cell office:value-type="float" office:value="0.02558337">
                <text:p>0.02558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3886965">
                <text:p>0.3886965</text:p>
              </table:table-cell>
              <table:table-cell office:value-type="float" office:value="0.06268546">
                <text:p>0.06268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4071093">
                <text:p>0.4071093</text:p>
              </table:table-cell>
              <table:table-cell office:value-type="float" office:value="0.03165496">
                <text:p>0.03165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33648">
                <text:p>0.33648</text:p>
              </table:table-cell>
              <table:table-cell office:value-type="float" office:value="0.07177493">
                <text:p>0.07177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2691528">
                <text:p>0.2691528</text:p>
              </table:table-cell>
              <table:table-cell office:value-type="float" office:value="0.1268609">
                <text:p>0.1268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2065489">
                <text:p>0.2065489</text:p>
              </table:table-cell>
              <table:table-cell office:value-type="float" office:value="0.1947951">
                <text:p>0.1947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1503168">
                <text:p>0.1503168</text:p>
              </table:table-cell>
              <table:table-cell office:value-type="float" office:value="0.2724626">
                <text:p>0.27246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1019085">
                <text:p>0.1019085</text:p>
              </table:table-cell>
              <table:table-cell office:value-type="float" office:value="0.3563698">
                <text:p>0.3563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06193639">
                <text:p>0.06193639</text:p>
              </table:table-cell>
              <table:table-cell office:value-type="float" office:value="0.4467681">
                <text:p>0.4467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5369855">
                <text:p>0.5369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01107218">
                <text:p>0.01107218</text:p>
              </table:table-cell>
              <table:table-cell office:value-type="float" office:value="0.6254361">
                <text:p>0.6254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001411078">
                <text:p>0.001411078</text:p>
              </table:table-cell>
              <table:table-cell office:value-type="float" office:value="0.7087981">
                <text:p>0.70879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001113066">
                <text:p>0.001113066</text:p>
              </table:table-cell>
              <table:table-cell office:value-type="float" office:value="0.7831171">
                <text:p>0.7831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01018217">
                <text:p>0.01018217</text:p>
              </table:table-cell>
              <table:table-cell office:value-type="float" office:value="0.8454825">
                <text:p>0.8454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03014336">
                <text:p>0.03014336</text:p>
              </table:table-cell>
              <table:table-cell office:value-type="float" office:value="0.8955392">
                <text:p>0.8955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06027444">
                <text:p>0.06027444</text:p>
              </table:table-cell>
              <table:table-cell office:value-type="float" office:value="0.9317804">
                <text:p>0.9317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1000287">
                <text:p>0.1000287</text:p>
              </table:table-cell>
              <table:table-cell office:value-type="float" office:value="0.9512346">
                <text:p>0.9512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1483558">
                <text:p>0.1483558</text:p>
              </table:table-cell>
              <table:table-cell office:value-type="float" office:value="0.952884">
                <text:p>0.952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2044788">
                <text:p>0.2044788</text:p>
              </table:table-cell>
              <table:table-cell office:value-type="float" office:value="0.9351431">
                <text:p>0.9351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2664865">
                <text:p>0.2664865</text:p>
              </table:table-cell>
              <table:table-cell office:value-type="float" office:value="0.9017257">
                <text:p>0.9017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333411">
                <text:p>0.333411</text:p>
              </table:table-cell>
              <table:table-cell office:value-type="float" office:value="0.853052">
                <text:p>0.853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4038965">
                <text:p>0.4038965</text:p>
              </table:table-cell>
              <table:table-cell office:value-type="float" office:value="0.7923946">
                <text:p>0.79239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55274">
                <text:p>0.4755274</text:p>
              </table:table-cell>
              <table:table-cell office:value-type="float" office:value="0.7174017">
                <text:p>0.7174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5496472">
                <text:p>0.5496472</text:p>
              </table:table-cell>
              <table:table-cell office:value-type="float" office:value="0.6356671">
                <text:p>0.6356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6199112">
                <text:p>0.6199112</text:p>
              </table:table-cell>
              <table:table-cell office:value-type="float" office:value="0.5457861">
                <text:p>0.54578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6879862">
                <text:p>0.6879862</text:p>
              </table:table-cell>
              <table:table-cell office:value-type="float" office:value="0.4553102">
                <text:p>0.4553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7513426">
                <text:p>0.7513426</text:p>
              </table:table-cell>
              <table:table-cell office:value-type="float" office:value="0.3661318">
                <text:p>0.3661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808061">
                <text:p>0.808061</text:p>
              </table:table-cell>
              <table:table-cell office:value-type="float" office:value="0.2803202">
                <text:p>0.2803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8569869">
                <text:p>0.8569869</text:p>
              </table:table-cell>
              <table:table-cell office:value-type="float" office:value="0.2015604">
                <text:p>0.2015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8992446">
                <text:p>0.8992446</text:p>
              </table:table-cell>
              <table:table-cell office:value-type="float" office:value="0.1333031">
                <text:p>0.13330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9299075">
                <text:p>0.9299075</text:p>
              </table:table-cell>
              <table:table-cell office:value-type="float" office:value="0.0767202">
                <text:p>0.0767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9533292">
                <text:p>0.9533292</text:p>
              </table:table-cell>
              <table:table-cell office:value-type="float" office:value="0.03528894">
                <text:p>0.03528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35cm" style:legend-expansion="high" chart:style-name="ch2"/>
        <chart:plot-area chart:style-name="ch3" table:cell-range-address="Feuille2.B5:Feuille2.B61 Feuille2.D5:Feuille2.D61 Feuille2.H5:Feuille2.H61" chart:data-source-has-labels="row" svg:x="0.32cm" svg:y="0.18cm" svg:width="12.449cm" svg:height="8.64cm">
          <chartooo:coordinate-region svg:x="2.048cm" svg:y="0.388cm" svg:width="10.321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D6:Feuille2.D61" chart:label-cell-address="Feuille2.D5:Feuille2.D5" chart:class="chart:scatter">
            <chart:domain table:cell-range-address="Feuille2.B6:Feuille2.B61"/>
            <chart:data-point chart:repeated="56"/>
          </chart:series>
          <chart:series chart:style-name="ch8" chart:values-cell-range-address="Feuille2.H6:Feuille2.H61" chart:label-cell-address="Feuille2.H5:Feuille2.H5" chart:class="chart:scatter">
            <chart:data-point chart:repeated="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inearOutBot</text:p>
                <draw:g>
                  <svg:desc>Feuille2.D5:Feuille2.D5</svg:desc>
                </draw:g>
              </table:table-cell>
              <table:table-cell office:value-type="string">
                <text:p>LinearOutTop</text:p>
                <draw:g>
                  <svg:desc>Feuille2.H5:Feuille2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6:Feuille2.B61</svg:desc>
                </draw:g>
              </table:table-cell>
              <table:table-cell office:value-type="float" office:value="0.9575055">
                <text:p>0.9575055</text:p>
                <draw:g>
                  <svg:desc>Feuille2.D6:Feuille2.D61</svg:desc>
                </draw:g>
              </table:table-cell>
              <table:table-cell office:value-type="float" office:value="0.8837404">
                <text:p>0.8837404</text:p>
                <draw:g>
                  <svg:desc>Feuille2.H6:Feuille2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0.959196">
                <text:p>0.959196</text:p>
              </table:table-cell>
              <table:table-cell office:value-type="float" office:value="0.8873589">
                <text:p>0.8873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0.9590404">
                <text:p>0.9590404</text:p>
              </table:table-cell>
              <table:table-cell office:value-type="float" office:value="0.8892372">
                <text:p>0.889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0.9602351">
                <text:p>0.9602351</text:p>
              </table:table-cell>
              <table:table-cell office:value-type="float" office:value="0.8907523">
                <text:p>0.8907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0.9609252">
                <text:p>0.9609252</text:p>
              </table:table-cell>
              <table:table-cell office:value-type="float" office:value="0.8940757">
                <text:p>0.894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0.9614874">
                <text:p>0.9614874</text:p>
              </table:table-cell>
              <table:table-cell office:value-type="float" office:value="0.8957798">
                <text:p>0.8957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0.9631993">
                <text:p>0.9631993</text:p>
              </table:table-cell>
              <table:table-cell office:value-type="float" office:value="0.898081">
                <text:p>0.89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0.963779">
                <text:p>0.963779</text:p>
              </table:table-cell>
              <table:table-cell office:value-type="float" office:value="0.9004159">
                <text:p>0.9004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0.9626456">
                <text:p>0.9626456</text:p>
              </table:table-cell>
              <table:table-cell office:value-type="float" office:value="0.9028683">
                <text:p>0.9028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0.9656495">
                <text:p>0.9656495</text:p>
              </table:table-cell>
              <table:table-cell office:value-type="float" office:value="0.9060524">
                <text:p>0.9060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0.9672964">
                <text:p>0.9672964</text:p>
              </table:table-cell>
              <table:table-cell office:value-type="float" office:value="0.9062963">
                <text:p>0.90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0.9658001">
                <text:p>0.9658001</text:p>
              </table:table-cell>
              <table:table-cell office:value-type="float" office:value="0.9097277">
                <text:p>0.9097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0.9669761">
                <text:p>0.9669761</text:p>
              </table:table-cell>
              <table:table-cell office:value-type="float" office:value="0.9122088">
                <text:p>0.9122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0.9680266">
                <text:p>0.9680266</text:p>
              </table:table-cell>
              <table:table-cell office:value-type="float" office:value="0.9136835">
                <text:p>0.9136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0.9678013">
                <text:p>0.9678013</text:p>
              </table:table-cell>
              <table:table-cell office:value-type="float" office:value="0.9160244">
                <text:p>0.916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0.9689981">
                <text:p>0.9689981</text:p>
              </table:table-cell>
              <table:table-cell office:value-type="float" office:value="0.9184348">
                <text:p>0.9184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0.969151">
                <text:p>0.969151</text:p>
              </table:table-cell>
              <table:table-cell office:value-type="float" office:value="0.919804">
                <text:p>0.91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0.96839">
                <text:p>0.96839</text:p>
              </table:table-cell>
              <table:table-cell office:value-type="float" office:value="0.9222901">
                <text:p>0.9222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0.9694733">
                <text:p>0.9694733</text:p>
              </table:table-cell>
              <table:table-cell office:value-type="float" office:value="0.9236077">
                <text:p>0.9236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0.9692534">
                <text:p>0.9692534</text:p>
              </table:table-cell>
              <table:table-cell office:value-type="float" office:value="0.9249117">
                <text:p>0.9249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0.9704276">
                <text:p>0.9704276</text:p>
              </table:table-cell>
              <table:table-cell office:value-type="float" office:value="0.9272592">
                <text:p>0.9272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0.9709421">
                <text:p>0.9709421</text:p>
              </table:table-cell>
              <table:table-cell office:value-type="float" office:value="0.928398">
                <text:p>0.928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0.9703019">
                <text:p>0.9703019</text:p>
              </table:table-cell>
              <table:table-cell office:value-type="float" office:value="0.9305254">
                <text:p>0.9305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0.9714378">
                <text:p>0.9714378</text:p>
              </table:table-cell>
              <table:table-cell office:value-type="float" office:value="0.9334958">
                <text:p>0.9334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0.9724451">
                <text:p>0.9724451</text:p>
              </table:table-cell>
              <table:table-cell office:value-type="float" office:value="0.9337515">
                <text:p>0.9337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0.9716004">
                <text:p>0.9716004</text:p>
              </table:table-cell>
              <table:table-cell office:value-type="float" office:value="0.935632">
                <text:p>0.93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0.9721987">
                <text:p>0.9721987</text:p>
              </table:table-cell>
              <table:table-cell office:value-type="float" office:value="0.9377961">
                <text:p>0.9377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0.9732712">
                <text:p>0.9732712</text:p>
              </table:table-cell>
              <table:table-cell office:value-type="float" office:value="0.93894">
                <text:p>0.93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0.9721342">
                <text:p>0.9721342</text:p>
              </table:table-cell>
              <table:table-cell office:value-type="float" office:value="0.9405887">
                <text:p>0.940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0.9726357">
                <text:p>0.9726357</text:p>
              </table:table-cell>
              <table:table-cell office:value-type="float" office:value="0.9420893">
                <text:p>0.9420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2">
                <text:p>922</text:p>
              </table:table-cell>
              <table:table-cell office:value-type="float" office:value="0.977119">
                <text:p>0.977119</text:p>
              </table:table-cell>
              <table:table-cell office:value-type="float" office:value="0.9801338">
                <text:p>0.9801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4">
                <text:p>924</text:p>
              </table:table-cell>
              <table:table-cell office:value-type="float" office:value="0.9762589">
                <text:p>0.9762589</text:p>
              </table:table-cell>
              <table:table-cell office:value-type="float" office:value="0.9805092">
                <text:p>0.98050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6">
                <text:p>926</text:p>
              </table:table-cell>
              <table:table-cell office:value-type="float" office:value="0.9752059">
                <text:p>0.9752059</text:p>
              </table:table-cell>
              <table:table-cell office:value-type="float" office:value="0.9808238">
                <text:p>0.9808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8">
                <text:p>928</text:p>
              </table:table-cell>
              <table:table-cell office:value-type="float" office:value="0.9733017">
                <text:p>0.9733017</text:p>
              </table:table-cell>
              <table:table-cell office:value-type="float" office:value="0.9810979">
                <text:p>0.9810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0">
                <text:p>930</text:p>
              </table:table-cell>
              <table:table-cell office:value-type="float" office:value="0.9721674">
                <text:p>0.9721674</text:p>
              </table:table-cell>
              <table:table-cell office:value-type="float" office:value="0.981266">
                <text:p>0.981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2">
                <text:p>932</text:p>
              </table:table-cell>
              <table:table-cell office:value-type="float" office:value="0.9705866">
                <text:p>0.9705866</text:p>
              </table:table-cell>
              <table:table-cell office:value-type="float" office:value="0.9811392">
                <text:p>0.9811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4">
                <text:p>934</text:p>
              </table:table-cell>
              <table:table-cell office:value-type="float" office:value="0.9687892">
                <text:p>0.9687892</text:p>
              </table:table-cell>
              <table:table-cell office:value-type="float" office:value="0.9804137">
                <text:p>0.9804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6">
                <text:p>936</text:p>
              </table:table-cell>
              <table:table-cell office:value-type="float" office:value="0.9670048">
                <text:p>0.9670048</text:p>
              </table:table-cell>
              <table:table-cell office:value-type="float" office:value="0.9802088">
                <text:p>0.9802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8">
                <text:p>938</text:p>
              </table:table-cell>
              <table:table-cell office:value-type="float" office:value="0.9654773">
                <text:p>0.9654773</text:p>
              </table:table-cell>
              <table:table-cell office:value-type="float" office:value="0.9795086">
                <text:p>0.9795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2">
                <text:p>942</text:p>
              </table:table-cell>
              <table:table-cell office:value-type="float" office:value="0.9611679">
                <text:p>0.9611679</text:p>
              </table:table-cell>
              <table:table-cell office:value-type="float" office:value="0.9772813">
                <text:p>0.9772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4">
                <text:p>944</text:p>
              </table:table-cell>
              <table:table-cell office:value-type="float" office:value="0.9588909">
                <text:p>0.9588909</text:p>
              </table:table-cell>
              <table:table-cell office:value-type="float" office:value="0.9765357">
                <text:p>0.9765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">
                <text:p>946</text:p>
              </table:table-cell>
              <table:table-cell office:value-type="float" office:value="0.9570016">
                <text:p>0.9570016</text:p>
              </table:table-cell>
              <table:table-cell office:value-type="float" office:value="0.9751799">
                <text:p>0.97517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8">
                <text:p>948</text:p>
              </table:table-cell>
              <table:table-cell office:value-type="float" office:value="0.9540634">
                <text:p>0.9540634</text:p>
              </table:table-cell>
              <table:table-cell office:value-type="float" office:value="0.9729122">
                <text:p>0.9729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0">
                <text:p>950</text:p>
              </table:table-cell>
              <table:table-cell office:value-type="float" office:value="0.9515617">
                <text:p>0.9515617</text:p>
              </table:table-cell>
              <table:table-cell office:value-type="float" office:value="0.9712889">
                <text:p>0.9712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2">
                <text:p>952</text:p>
              </table:table-cell>
              <table:table-cell office:value-type="float" office:value="0.9493289">
                <text:p>0.9493289</text:p>
              </table:table-cell>
              <table:table-cell office:value-type="float" office:value="0.9692196">
                <text:p>0.9692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4">
                <text:p>954</text:p>
              </table:table-cell>
              <table:table-cell office:value-type="float" office:value="0.9466621">
                <text:p>0.9466621</text:p>
              </table:table-cell>
              <table:table-cell office:value-type="float" office:value="0.9675983">
                <text:p>0.96759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6">
                <text:p>956</text:p>
              </table:table-cell>
              <table:table-cell office:value-type="float" office:value="0.9437008">
                <text:p>0.9437008</text:p>
              </table:table-cell>
              <table:table-cell office:value-type="float" office:value="0.9647617">
                <text:p>0.9647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8">
                <text:p>958</text:p>
              </table:table-cell>
              <table:table-cell office:value-type="float" office:value="0.9407163">
                <text:p>0.9407163</text:p>
              </table:table-cell>
              <table:table-cell office:value-type="float" office:value="0.9626878">
                <text:p>0.9626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45cm" svg:height="16.748cm" xlink:href=".." xlink:type="simple" chart:class="chart:scatter" chart:style-name="ch1">
        <chart:legend chart:legend-position="end" svg:x="29.31cm" svg:y="7.809cm" style:legend-expansion="high" chart:style-name="ch2"/>
        <chart:plot-area chart:style-name="ch3" table:cell-range-address="Feuille1.B3:Feuille1.B154 Feuille1.E1:Feuille1.E154 Feuille1.G1:Feuille1.G154" chart:data-source-has-labels="row" svg:x="0.676cm" svg:y="0.334cm" svg:width="27.958cm" svg:height="16.08cm">
          <chartooo:coordinate-region svg:x="2.492cm" svg:y="0.543cm" svg:width="25.727cm" svg:height="15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154" chart:label-cell-address="Feuille1.E1:Feuille1.E2" chart:class="chart:scatter">
            <chart:domain table:cell-range-address="Feuille1.B3:Feuille1.B154"/>
            <chart:data-point chart:repeated="152"/>
          </chart:series>
          <chart:series chart:style-name="ch8" chart:values-cell-range-address="Feuille1.G3:Feuille1.G154" chart:label-cell-address="Feuille1.G1:Feuille1.G2" chart:class="chart:scatter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Top</text:p>
                <text:list>
                  <text:list-item>
                    <text:p>Lambda1</text:p>
                  </text:list-item>
                  <text:list-item>
                    <text:p>LinearOutTop</text:p>
                  </text:list-item>
                </text:list>
                <draw:g>
                  <svg:desc>Feuille1.E1:Feuille1.E2</svg:desc>
                </draw:g>
              </table:table-cell>
              <table:table-cell office:value-type="string">
                <text:p>Lambda2 LinearOutBot</text:p>
                <text:list>
                  <text:list-item>
                    <text:p>Lambda2</text:p>
                  </text:list-item>
                  <text:list-item>
                    <text:p>LinearOutBot</text:p>
                  </text:list-item>
                </text:list>
                <draw:g>
                  <svg:desc>Feuille1.G1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54</svg:desc>
                </draw:g>
              </table:table-cell>
              <table:table-cell office:value-type="float" office:value="0.05361655">
                <text:p>0.05361655</text:p>
                <draw:g>
                  <svg:desc>Feuille1.E3:Feuille1.E154</svg:desc>
                </draw:g>
              </table:table-cell>
              <table:table-cell office:value-type="float" office:value="0.879466">
                <text:p>0.879466</text:p>
                <draw:g>
                  <svg:desc>Feuille1.G3:Feuille1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534188">
                <text:p>0.02534188</text:p>
              </table:table-cell>
              <table:table-cell office:value-type="float" office:value="0.8169155">
                <text:p>0.8169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7366942">
                <text:p>0.007366942</text:p>
              </table:table-cell>
              <table:table-cell office:value-type="float" office:value="0.7434855">
                <text:p>0.743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00132952">
                <text:p>0.000132952</text:p>
              </table:table-cell>
              <table:table-cell office:value-type="float" office:value="0.6598155">
                <text:p>0.6598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04003347">
                <text:p>0.004003347</text:p>
              </table:table-cell>
              <table:table-cell office:value-type="float" office:value="0.5702956">
                <text:p>0.570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1870547">
                <text:p>0.01870547</text:p>
              </table:table-cell>
              <table:table-cell office:value-type="float" office:value="0.4779452">
                <text:p>0.4779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435894">
                <text:p>0.0435894</text:p>
              </table:table-cell>
              <table:table-cell office:value-type="float" office:value="0.3872292">
                <text:p>0.387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7862365">
                <text:p>0.07862365</text:p>
              </table:table-cell>
              <table:table-cell office:value-type="float" office:value="0.2984851">
                <text:p>0.2984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123118">
                <text:p>0.123118</text:p>
              </table:table-cell>
              <table:table-cell office:value-type="float" office:value="0.2166557">
                <text:p>0.2166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1761256">
                <text:p>0.1761256</text:p>
              </table:table-cell>
              <table:table-cell office:value-type="float" office:value="0.1448635">
                <text:p>0.1448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2357457">
                <text:p>0.2357457</text:p>
              </table:table-cell>
              <table:table-cell office:value-type="float" office:value="0.08575541">
                <text:p>0.08575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3006423">
                <text:p>0.3006423</text:p>
              </table:table-cell>
              <table:table-cell office:value-type="float" office:value="0.04085228">
                <text:p>0.0408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3699491">
                <text:p>0.3699491</text:p>
              </table:table-cell>
              <table:table-cell office:value-type="float" office:value="0.01220213">
                <text:p>0.01220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426105">
                <text:p>0.4426105</text:p>
              </table:table-cell>
              <table:table-cell office:value-type="float" office:value="0.0003450887">
                <text:p>0.0003450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5167513">
                <text:p>0.5167513</text:p>
              </table:table-cell>
              <table:table-cell office:value-type="float" office:value="0.005442082">
                <text:p>0.005442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5898491">
                <text:p>0.5898491</text:p>
              </table:table-cell>
              <table:table-cell office:value-type="float" office:value="0.02737925">
                <text:p>0.02737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6598792">
                <text:p>0.6598792</text:p>
              </table:table-cell>
              <table:table-cell office:value-type="float" office:value="0.0652693">
                <text:p>0.0652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7271773">
                <text:p>0.7271773</text:p>
              </table:table-cell>
              <table:table-cell office:value-type="float" office:value="0.1189822">
                <text:p>0.1189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7886475">
                <text:p>0.7886475</text:p>
              </table:table-cell>
              <table:table-cell office:value-type="float" office:value="0.185805">
                <text:p>0.185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8444828">
                <text:p>0.8444828</text:p>
              </table:table-cell>
              <table:table-cell office:value-type="float" office:value="0.2640022">
                <text:p>0.2640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891241">
                <text:p>0.891241</text:p>
              </table:table-cell>
              <table:table-cell office:value-type="float" office:value="0.349826">
                <text:p>0.349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9289912">
                <text:p>0.9289912</text:p>
              </table:table-cell>
              <table:table-cell office:value-type="float" office:value="0.4407726">
                <text:p>0.4407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9568265">
                <text:p>0.9568265</text:p>
              </table:table-cell>
              <table:table-cell office:value-type="float" office:value="0.5334179">
                <text:p>0.5334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9748243">
                <text:p>0.9748243</text:p>
              </table:table-cell>
              <table:table-cell office:value-type="float" office:value="0.6246821">
                <text:p>0.6246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9819558">
                <text:p>0.9819558</text:p>
              </table:table-cell>
              <table:table-cell office:value-type="float" office:value="0.7114747">
                <text:p>0.7114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9782311">
                <text:p>0.9782311</text:p>
              </table:table-cell>
              <table:table-cell office:value-type="float" office:value="0.7901921">
                <text:p>0.790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9637687">
                <text:p>0.9637687</text:p>
              </table:table-cell>
              <table:table-cell office:value-type="float" office:value="0.8570238">
                <text:p>0.8570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9384343">
                <text:p>0.9384343</text:p>
              </table:table-cell>
              <table:table-cell office:value-type="float" office:value="0.9118454">
                <text:p>0.9118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9028883">
                <text:p>0.9028883</text:p>
              </table:table-cell>
              <table:table-cell office:value-type="float" office:value="0.9513037">
                <text:p>0.9513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8581167">
                <text:p>0.8581167</text:p>
              </table:table-cell>
              <table:table-cell office:value-type="float" office:value="0.9741115">
                <text:p>0.974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8049983">
                <text:p>0.8049983</text:p>
              </table:table-cell>
              <table:table-cell office:value-type="float" office:value="0.9804546">
                <text:p>0.9804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745036">
                <text:p>0.745036</text:p>
              </table:table-cell>
              <table:table-cell office:value-type="float" office:value="0.9685949">
                <text:p>0.9685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6791034">
                <text:p>0.6791034</text:p>
              </table:table-cell>
              <table:table-cell office:value-type="float" office:value="0.9391058">
                <text:p>0.9391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6095455">
                <text:p>0.6095455</text:p>
              </table:table-cell>
              <table:table-cell office:value-type="float" office:value="0.8938378">
                <text:p>0.8938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5369336">
                <text:p>0.5369336</text:p>
              </table:table-cell>
              <table:table-cell office:value-type="float" office:value="0.8342824">
                <text:p>0.8342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4629607">
                <text:p>0.4629607</text:p>
              </table:table-cell>
              <table:table-cell office:value-type="float" office:value="0.7622615">
                <text:p>0.7622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3903305">
                <text:p>0.3903305</text:p>
              </table:table-cell>
              <table:table-cell office:value-type="float" office:value="0.6810139">
                <text:p>0.6810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3206269">
                <text:p>0.3206269</text:p>
              </table:table-cell>
              <table:table-cell office:value-type="float" office:value="0.5933128">
                <text:p>0.5933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2536637">
                <text:p>0.2536637</text:p>
              </table:table-cell>
              <table:table-cell office:value-type="float" office:value="0.5014813">
                <text:p>0.5014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1920985">
                <text:p>0.1920985</text:p>
              </table:table-cell>
              <table:table-cell office:value-type="float" office:value="0.4089857">
                <text:p>0.4089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1371592">
                <text:p>0.1371592</text:p>
              </table:table-cell>
              <table:table-cell office:value-type="float" office:value="0.3191202">
                <text:p>0.3191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09031292">
                <text:p>0.09031292</text:p>
              </table:table-cell>
              <table:table-cell office:value-type="float" office:value="0.2361042">
                <text:p>0.2361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05256195">
                <text:p>0.05256195</text:p>
              </table:table-cell>
              <table:table-cell office:value-type="float" office:value="0.1616433">
                <text:p>0.1616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02462429">
                <text:p>0.02462429</text:p>
              </table:table-cell>
              <table:table-cell office:value-type="float" office:value="0.09914836">
                <text:p>0.09914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006871549">
                <text:p>0.006871549</text:p>
              </table:table-cell>
              <table:table-cell office:value-type="float" office:value="0.05050347">
                <text:p>0.05050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00007306662">
                <text:p>0.00007306662</text:p>
              </table:table-cell>
              <table:table-cell office:value-type="float" office:value="0.01761161">
                <text:p>0.01761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004322835">
                <text:p>0.004322835</text:p>
              </table:table-cell>
              <table:table-cell office:value-type="float" office:value="0.001605753">
                <text:p>0.001605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0192059">
                <text:p>0.0192059</text:p>
              </table:table-cell>
              <table:table-cell office:value-type="float" office:value="0.002706137">
                <text:p>0.002706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04479307">
                <text:p>0.04479307</text:p>
              </table:table-cell>
              <table:table-cell office:value-type="float" office:value="0.02082357">
                <text:p>0.02082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08028757">
                <text:p>0.08028757</text:p>
              </table:table-cell>
              <table:table-cell office:value-type="float" office:value="0.05554921">
                <text:p>0.055549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1252705">
                <text:p>0.1252705</text:p>
              </table:table-cell>
              <table:table-cell office:value-type="float" office:value="0.106309">
                <text:p>0.106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1782601">
                <text:p>0.1782601</text:p>
              </table:table-cell>
              <table:table-cell office:value-type="float" office:value="0.1703665">
                <text:p>0.1703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2382277">
                <text:p>0.2382277</text:p>
              </table:table-cell>
              <table:table-cell office:value-type="float" office:value="0.2458825">
                <text:p>0.2458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3037554">
                <text:p>0.3037554</text:p>
              </table:table-cell>
              <table:table-cell office:value-type="float" office:value="0.3300153">
                <text:p>0.3300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3736242">
                <text:p>0.3736242</text:p>
              </table:table-cell>
              <table:table-cell office:value-type="float" office:value="0.4201755">
                <text:p>0.4201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4464092">
                <text:p>0.4464092</text:p>
              </table:table-cell>
              <table:table-cell office:value-type="float" office:value="0.5128224">
                <text:p>0.5128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5204017">
                <text:p>0.5204017</text:p>
              </table:table-cell>
              <table:table-cell office:value-type="float" office:value="0.6051415">
                <text:p>0.6051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5923901">
                <text:p>0.5923901</text:p>
              </table:table-cell>
              <table:table-cell office:value-type="float" office:value="0.6921035">
                <text:p>0.6921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6629532">
                <text:p>0.6629532</text:p>
              </table:table-cell>
              <table:table-cell office:value-type="float" office:value="0.77255">
                <text:p>0.77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729724">
                <text:p>0.729724</text:p>
              </table:table-cell>
              <table:table-cell office:value-type="float" office:value="0.8438616">
                <text:p>0.8438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7915918">
                <text:p>0.7915918</text:p>
              </table:table-cell>
              <table:table-cell office:value-type="float" office:value="0.9019819">
                <text:p>0.9019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8466164">
                <text:p>0.8466164</text:p>
              </table:table-cell>
              <table:table-cell office:value-type="float" office:value="0.9461035">
                <text:p>0.9461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8931677">
                <text:p>0.8931677</text:p>
              </table:table-cell>
              <table:table-cell office:value-type="float" office:value="0.9729461">
                <text:p>0.972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9307588">
                <text:p>0.9307588</text:p>
              </table:table-cell>
              <table:table-cell office:value-type="float" office:value="0.9825146">
                <text:p>0.9825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9588078">
                <text:p>0.9588078</text:p>
              </table:table-cell>
              <table:table-cell office:value-type="float" office:value="0.9744854">
                <text:p>0.9744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9764549">
                <text:p>0.9764549</text:p>
              </table:table-cell>
              <table:table-cell office:value-type="float" office:value="0.9489218">
                <text:p>0.9489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9833351">
                <text:p>0.9833351</text:p>
              </table:table-cell>
              <table:table-cell office:value-type="float" office:value="0.9070286">
                <text:p>0.9070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9793159">
                <text:p>0.9793159</text:p>
              </table:table-cell>
              <table:table-cell office:value-type="float" office:value="0.8508975">
                <text:p>0.8508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9642858">
                <text:p>0.9642858</text:p>
              </table:table-cell>
              <table:table-cell office:value-type="float" office:value="0.7821415">
                <text:p>0.7821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9381449">
                <text:p>0.9381449</text:p>
              </table:table-cell>
              <table:table-cell office:value-type="float" office:value="0.7026108">
                <text:p>0.7026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9020573">
                <text:p>0.9020573</text:p>
              </table:table-cell>
              <table:table-cell office:value-type="float" office:value="0.6151175">
                <text:p>0.6151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8566591">
                <text:p>0.8566591</text:p>
              </table:table-cell>
              <table:table-cell office:value-type="float" office:value="0.5232671">
                <text:p>0.5232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8032603">
                <text:p>0.8032603</text:p>
              </table:table-cell>
              <table:table-cell office:value-type="float" office:value="0.4309266">
                <text:p>0.4309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7432772">
                <text:p>0.7432772</text:p>
              </table:table-cell>
              <table:table-cell office:value-type="float" office:value="0.3404489">
                <text:p>0.3404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6778345">
                <text:p>0.6778345</text:p>
              </table:table-cell>
              <table:table-cell office:value-type="float" office:value="0.2556807">
                <text:p>0.2556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6078304">
                <text:p>0.6078304</text:p>
              </table:table-cell>
              <table:table-cell office:value-type="float" office:value="0.1787037">
                <text:p>0.178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5350608">
                <text:p>0.5350608</text:p>
              </table:table-cell>
              <table:table-cell office:value-type="float" office:value="0.1128717">
                <text:p>0.1128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4614562">
                <text:p>0.4614562</text:p>
              </table:table-cell>
              <table:table-cell office:value-type="float" office:value="0.060798">
                <text:p>0.060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3894341">
                <text:p>0.3894341</text:p>
              </table:table-cell>
              <table:table-cell office:value-type="float" office:value="0.02442166">
                <text:p>0.02442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3186261">
                <text:p>0.3186261</text:p>
              </table:table-cell>
              <table:table-cell office:value-type="float" office:value="0.004004434">
                <text:p>0.00400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2518079">
                <text:p>0.2518079</text:p>
              </table:table-cell>
              <table:table-cell office:value-type="float" office:value="0.0009251063">
                <text:p>0.0009251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1900867">
                <text:p>0.1900867</text:p>
              </table:table-cell>
              <table:table-cell office:value-type="float" office:value="0.01541368">
                <text:p>0.0154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1355623">
                <text:p>0.1355623</text:p>
              </table:table-cell>
              <table:table-cell office:value-type="float" office:value="0.04663982">
                <text:p>0.04663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08900917">
                <text:p>0.08900917</text:p>
              </table:table-cell>
              <table:table-cell office:value-type="float" office:value="0.09373214">
                <text:p>0.09373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05148361">
                <text:p>0.05148361</text:p>
              </table:table-cell>
              <table:table-cell office:value-type="float" office:value="0.1549596">
                <text:p>0.15495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02379732">
                <text:p>0.02379732</text:p>
              </table:table-cell>
              <table:table-cell office:value-type="float" office:value="0.2284122">
                <text:p>0.2284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006471365">
                <text:p>0.006471365</text:p>
              </table:table-cell>
              <table:table-cell office:value-type="float" office:value="0.3111363">
                <text:p>0.3111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00003615051">
                <text:p>0.00003615051</text:p>
              </table:table-cell>
              <table:table-cell office:value-type="float" office:value="0.4004648">
                <text:p>0.40046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004513303">
                <text:p>0.004513303</text:p>
              </table:table-cell>
              <table:table-cell office:value-type="float" office:value="0.4918731">
                <text:p>0.4918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01989163">
                <text:p>0.01989163</text:p>
              </table:table-cell>
              <table:table-cell office:value-type="float" office:value="0.5842918">
                <text:p>0.5842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04594992">
                <text:p>0.04594992</text:p>
              </table:table-cell>
              <table:table-cell office:value-type="float" office:value="0.6736682">
                <text:p>0.6736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08213345">
                <text:p>0.08213345</text:p>
              </table:table-cell>
              <table:table-cell office:value-type="float" office:value="0.7565139">
                <text:p>0.7565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1274727">
                <text:p>0.1274727</text:p>
              </table:table-cell>
              <table:table-cell office:value-type="float" office:value="0.8299273">
                <text:p>0.8299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180904">
                <text:p>0.180904</text:p>
              </table:table-cell>
              <table:table-cell office:value-type="float" office:value="0.8910062">
                <text:p>0.89100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2410931">
                <text:p>0.2410931</text:p>
              </table:table-cell>
              <table:table-cell office:value-type="float" office:value="0.9377551">
                <text:p>0.9377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3067762">
                <text:p>0.3067762</text:p>
              </table:table-cell>
              <table:table-cell office:value-type="float" office:value="0.9690726">
                <text:p>0.9690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3769209">
                <text:p>0.3769209</text:p>
              </table:table-cell>
              <table:table-cell office:value-type="float" office:value="0.983047">
                <text:p>0.9830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4499497">
                <text:p>0.4499497</text:p>
              </table:table-cell>
              <table:table-cell office:value-type="float" office:value="0.9793971">
                <text:p>0.9793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5233304">
                <text:p>0.5233304</text:p>
              </table:table-cell>
              <table:table-cell office:value-type="float" office:value="0.9583593">
                <text:p>0.958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5953746">
                <text:p>0.5953746</text:p>
              </table:table-cell>
              <table:table-cell office:value-type="float" office:value="0.9211622">
                <text:p>0.9211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547182">
                <text:p>0.547182</text:p>
              </table:table-cell>
              <table:table-cell office:value-type="float" office:value="0.9162582">
                <text:p>0.9162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6174994">
                <text:p>0.6174994</text:p>
              </table:table-cell>
              <table:table-cell office:value-type="float" office:value="0.8685466">
                <text:p>0.8685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6868054">
                <text:p>0.6868054</text:p>
              </table:table-cell>
              <table:table-cell office:value-type="float" office:value="0.8115687">
                <text:p>0.8115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749159">
                <text:p>0.749159</text:p>
              </table:table-cell>
              <table:table-cell office:value-type="float" office:value="0.7438947">
                <text:p>0.7438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8048659">
                <text:p>0.8048659</text:p>
              </table:table-cell>
              <table:table-cell office:value-type="float" office:value="0.6651856">
                <text:p>0.6651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8549153">
                <text:p>0.8549153</text:p>
              </table:table-cell>
              <table:table-cell office:value-type="float" office:value="0.5789819">
                <text:p>0.578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8979065">
                <text:p>0.8979065</text:p>
              </table:table-cell>
              <table:table-cell office:value-type="float" office:value="0.4905603">
                <text:p>0.4905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9294101">
                <text:p>0.9294101</text:p>
              </table:table-cell>
              <table:table-cell office:value-type="float" office:value="0.3989861">
                <text:p>0.39898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9518281">
                <text:p>0.9518281</text:p>
              </table:table-cell>
              <table:table-cell office:value-type="float" office:value="0.312105">
                <text:p>0.312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9645283">
                <text:p>0.9645283</text:p>
              </table:table-cell>
              <table:table-cell office:value-type="float" office:value="0.2311127">
                <text:p>0.2311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9650388">
                <text:p>0.9650388</text:p>
              </table:table-cell>
              <table:table-cell office:value-type="float" office:value="0.1577453">
                <text:p>0.1577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951558">
                <text:p>0.951558</text:p>
              </table:table-cell>
              <table:table-cell office:value-type="float" office:value="0.09594935">
                <text:p>0.09594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9305759">
                <text:p>0.9305759</text:p>
              </table:table-cell>
              <table:table-cell office:value-type="float" office:value="0.04847972">
                <text:p>0.04847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9002733">
                <text:p>0.9002733</text:p>
              </table:table-cell>
              <table:table-cell office:value-type="float" office:value="0.01670957">
                <text:p>0.01670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8587807">
                <text:p>0.8587807</text:p>
              </table:table-cell>
              <table:table-cell office:value-type="float" office:value="0.001598424">
                <text:p>0.001598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8095734">
                <text:p>0.8095734</text:p>
              </table:table-cell>
              <table:table-cell office:value-type="float" office:value="0.001148683">
                <text:p>0.00114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7537163">
                <text:p>0.7537163</text:p>
              </table:table-cell>
              <table:table-cell office:value-type="float" office:value="0.01450966">
                <text:p>0.014509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6899926">
                <text:p>0.6899926</text:p>
              </table:table-cell>
              <table:table-cell office:value-type="float" office:value="0.04525886">
                <text:p>0.045258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6226339">
                <text:p>0.6226339</text:p>
              </table:table-cell>
              <table:table-cell office:value-type="float" office:value="0.09140434">
                <text:p>0.09140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552063">
                <text:p>0.552063</text:p>
              </table:table-cell>
              <table:table-cell office:value-type="float" office:value="0.1522468">
                <text:p>0.1522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87766">
                <text:p>0.4787766</text:p>
              </table:table-cell>
              <table:table-cell office:value-type="float" office:value="0.224463">
                <text:p>0.2244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4067633">
                <text:p>0.4067633</text:p>
              </table:table-cell>
              <table:table-cell office:value-type="float" office:value="0.3057181">
                <text:p>0.3057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3358636">
                <text:p>0.3358636</text:p>
              </table:table-cell>
              <table:table-cell office:value-type="float" office:value="0.3923774">
                <text:p>0.3923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2688793">
                <text:p>0.2688793</text:p>
              </table:table-cell>
              <table:table-cell office:value-type="float" office:value="0.4825097">
                <text:p>0.4825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2065895">
                <text:p>0.2065895</text:p>
              </table:table-cell>
              <table:table-cell office:value-type="float" office:value="0.5722242">
                <text:p>0.57222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1505506">
                <text:p>0.1505506</text:p>
              </table:table-cell>
              <table:table-cell office:value-type="float" office:value="0.6589642">
                <text:p>0.6589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1016536">
                <text:p>0.1016536</text:p>
              </table:table-cell>
              <table:table-cell office:value-type="float" office:value="0.7379593">
                <text:p>0.73795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06184308">
                <text:p>0.06184308</text:p>
              </table:table-cell>
              <table:table-cell office:value-type="float" office:value="0.8082612">
                <text:p>0.8082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03068192">
                <text:p>0.03068192</text:p>
              </table:table-cell>
              <table:table-cell office:value-type="float" office:value="0.8674953">
                <text:p>0.8674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0110541">
                <text:p>0.0110541</text:p>
              </table:table-cell>
              <table:table-cell office:value-type="float" office:value="0.9146228">
                <text:p>0.91462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">
                <text:p>2000</text:p>
              </table:table-cell>
              <table:table-cell office:value-type="float" office:value="0.5649766">
                <text:p>0.5649766</text:p>
              </table:table-cell>
              <table:table-cell office:value-type="float" office:value="0.9414685">
                <text:p>0.94146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0">
                <text:p>2020</text:p>
              </table:table-cell>
              <table:table-cell office:value-type="float" office:value="0.6362715">
                <text:p>0.6362715</text:p>
              </table:table-cell>
              <table:table-cell office:value-type="float" office:value="0.896597">
                <text:p>0.896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0">
                <text:p>2040</text:p>
              </table:table-cell>
              <table:table-cell office:value-type="float" office:value="0.7041412">
                <text:p>0.7041412</text:p>
              </table:table-cell>
              <table:table-cell office:value-type="float" office:value="0.8374987">
                <text:p>0.83749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0">
                <text:p>2060</text:p>
              </table:table-cell>
              <table:table-cell office:value-type="float" office:value="0.7672713">
                <text:p>0.7672713</text:p>
              </table:table-cell>
              <table:table-cell office:value-type="float" office:value="0.7664347">
                <text:p>0.76643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0">
                <text:p>2080</text:p>
              </table:table-cell>
              <table:table-cell office:value-type="float" office:value="0.8245632">
                <text:p>0.8245632</text:p>
              </table:table-cell>
              <table:table-cell office:value-type="float" office:value="0.6851117">
                <text:p>0.685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0">
                <text:p>2100</text:p>
              </table:table-cell>
              <table:table-cell office:value-type="float" office:value="0.8732558">
                <text:p>0.8732558</text:p>
              </table:table-cell>
              <table:table-cell office:value-type="float" office:value="0.5981559">
                <text:p>0.5981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0">
                <text:p>2120</text:p>
              </table:table-cell>
              <table:table-cell office:value-type="float" office:value="0.9136519">
                <text:p>0.9136519</text:p>
              </table:table-cell>
              <table:table-cell office:value-type="float" office:value="0.5069292">
                <text:p>0.5069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0">
                <text:p>2140</text:p>
              </table:table-cell>
              <table:table-cell office:value-type="float" office:value="0.9447502">
                <text:p>0.9447502</text:p>
              </table:table-cell>
              <table:table-cell office:value-type="float" office:value="0.4152151">
                <text:p>0.4152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0">
                <text:p>2160</text:p>
              </table:table-cell>
              <table:table-cell office:value-type="float" office:value="0.9655833">
                <text:p>0.9655833</text:p>
              </table:table-cell>
              <table:table-cell office:value-type="float" office:value="0.325173">
                <text:p>0.325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0">
                <text:p>2180</text:p>
              </table:table-cell>
              <table:table-cell office:value-type="float" office:value="0.9757848">
                <text:p>0.9757848</text:p>
              </table:table-cell>
              <table:table-cell office:value-type="float" office:value="0.240871">
                <text:p>0.240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0">
                <text:p>2200</text:p>
              </table:table-cell>
              <table:table-cell office:value-type="float" office:value="0.9746932">
                <text:p>0.9746932</text:p>
              </table:table-cell>
              <table:table-cell office:value-type="float" office:value="0.1661688">
                <text:p>0.1661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0">
                <text:p>2220</text:p>
              </table:table-cell>
              <table:table-cell office:value-type="float" office:value="0.9628923">
                <text:p>0.9628923</text:p>
              </table:table-cell>
              <table:table-cell office:value-type="float" office:value="0.1024902">
                <text:p>0.1024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40">
                <text:p>2240</text:p>
              </table:table-cell>
              <table:table-cell office:value-type="float" office:value="0.94023">
                <text:p>0.94023</text:p>
              </table:table-cell>
              <table:table-cell office:value-type="float" office:value="0.0528427">
                <text:p>0.0528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0">
                <text:p>2260</text:p>
              </table:table-cell>
              <table:table-cell office:value-type="float" office:value="0.9080411">
                <text:p>0.9080411</text:p>
              </table:table-cell>
              <table:table-cell office:value-type="float" office:value="0.01900549">
                <text:p>0.01900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0">
                <text:p>2280</text:p>
              </table:table-cell>
              <table:table-cell office:value-type="float" office:value="0.8668859">
                <text:p>0.8668859</text:p>
              </table:table-cell>
              <table:table-cell office:value-type="float" office:value="0.002009784">
                <text:p>0.0020097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0">
                <text:p>2300</text:p>
              </table:table-cell>
              <table:table-cell office:value-type="float" office:value="0.8177038">
                <text:p>0.8177038</text:p>
              </table:table-cell>
              <table:table-cell office:value-type="float" office:value="0.002338353">
                <text:p>0.002338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0">
                <text:p>2320</text:p>
              </table:table-cell>
              <table:table-cell office:value-type="float" office:value="0.7602767">
                <text:p>0.7602767</text:p>
              </table:table-cell>
              <table:table-cell office:value-type="float" office:value="0.02006527">
                <text:p>0.020065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0">
                <text:p>2340</text:p>
              </table:table-cell>
              <table:table-cell office:value-type="float" office:value="0.6978401">
                <text:p>0.6978401</text:p>
              </table:table-cell>
              <table:table-cell office:value-type="float" office:value="0.05405066">
                <text:p>0.054050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0">
                <text:p>2360</text:p>
              </table:table-cell>
              <table:table-cell office:value-type="float" office:value="0.6295741">
                <text:p>0.6295741</text:p>
              </table:table-cell>
              <table:table-cell office:value-type="float" office:value="0.104036">
                <text:p>0.104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0">
                <text:p>2380</text:p>
              </table:table-cell>
              <table:table-cell office:value-type="float" office:value="0.557455">
                <text:p>0.557455</text:p>
              </table:table-cell>
              <table:table-cell office:value-type="float" office:value="0.1679834">
                <text:p>0.1679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